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076.66pt" svg:height="254.92pt" svg:x="133.17pt" svg:y="8.53pt">
            <loext:p draw:notify-on-update-of-ranges="Sheet1.A1:Sheet1.A5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076.66pt" svg:height="254.92pt" svg:x="131.1pt" svg:y="267.73pt">
            <loext:p draw:notify-on-update-of-ranges="Sheet1.B1:Sheet1.B50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80212" calcext:value-type="float">
            <text:p>180212</text:p>
          </table:table-cell>
          <table:table-cell office:value-type="float" office:value="181708" calcext:value-type="float">
            <text:p>181708</text:p>
          </table:table-cell>
        </table:table-row>
        <table:table-row table:style-name="ro1">
          <table:table-cell office:value-type="float" office:value="159599" calcext:value-type="float">
            <text:p>159599</text:p>
          </table:table-cell>
          <table:table-cell office:value-type="float" office:value="159003" calcext:value-type="float">
            <text:p>159003</text:p>
          </table:table-cell>
        </table:table-row>
        <table:table-row table:style-name="ro1">
          <table:table-cell office:value-type="float" office:value="146450" calcext:value-type="float">
            <text:p>146450</text:p>
          </table:table-cell>
          <table:table-cell office:value-type="float" office:value="140923" calcext:value-type="float">
            <text:p>140923</text:p>
          </table:table-cell>
        </table:table-row>
        <table:table-row table:style-name="ro1">
          <table:table-cell office:value-type="float" office:value="139659" calcext:value-type="float">
            <text:p>139659</text:p>
          </table:table-cell>
          <table:table-cell office:value-type="float" office:value="155230" calcext:value-type="float">
            <text:p>155230</text:p>
          </table:table-cell>
        </table:table-row>
        <table:table-row table:style-name="ro1">
          <table:table-cell office:value-type="float" office:value="146489" calcext:value-type="float">
            <text:p>146489</text:p>
          </table:table-cell>
          <table:table-cell office:value-type="float" office:value="154363" calcext:value-type="float">
            <text:p>154363</text:p>
          </table:table-cell>
        </table:table-row>
        <table:table-row table:style-name="ro1">
          <table:table-cell office:value-type="float" office:value="139943" calcext:value-type="float">
            <text:p>139943</text:p>
          </table:table-cell>
          <table:table-cell office:value-type="float" office:value="147126" calcext:value-type="float">
            <text:p>147126</text:p>
          </table:table-cell>
        </table:table-row>
        <table:table-row table:style-name="ro1">
          <table:table-cell office:value-type="float" office:value="138207" calcext:value-type="float">
            <text:p>138207</text:p>
          </table:table-cell>
          <table:table-cell office:value-type="float" office:value="153779" calcext:value-type="float">
            <text:p>153779</text:p>
          </table:table-cell>
        </table:table-row>
        <table:table-row table:style-name="ro1">
          <table:table-cell office:value-type="float" office:value="137651" calcext:value-type="float">
            <text:p>137651</text:p>
          </table:table-cell>
          <table:table-cell office:value-type="float" office:value="147383" calcext:value-type="float">
            <text:p>147383</text:p>
          </table:table-cell>
        </table:table-row>
        <table:table-row table:style-name="ro1">
          <table:table-cell office:value-type="float" office:value="138349" calcext:value-type="float">
            <text:p>138349</text:p>
          </table:table-cell>
          <table:table-cell office:value-type="float" office:value="150467" calcext:value-type="float">
            <text:p>150467</text:p>
          </table:table-cell>
        </table:table-row>
        <table:table-row table:style-name="ro1">
          <table:table-cell office:value-type="float" office:value="143090" calcext:value-type="float">
            <text:p>143090</text:p>
          </table:table-cell>
          <table:table-cell office:value-type="float" office:value="159593" calcext:value-type="float">
            <text:p>159593</text:p>
          </table:table-cell>
        </table:table-row>
        <table:table-row table:style-name="ro1">
          <table:table-cell office:value-type="float" office:value="141015" calcext:value-type="float">
            <text:p>141015</text:p>
          </table:table-cell>
          <table:table-cell office:value-type="float" office:value="145143" calcext:value-type="float">
            <text:p>145143</text:p>
          </table:table-cell>
        </table:table-row>
        <table:table-row table:style-name="ro1">
          <table:table-cell office:value-type="float" office:value="138960" calcext:value-type="float">
            <text:p>138960</text:p>
          </table:table-cell>
          <table:table-cell office:value-type="float" office:value="144067" calcext:value-type="float">
            <text:p>144067</text:p>
          </table:table-cell>
        </table:table-row>
        <table:table-row table:style-name="ro1">
          <table:table-cell office:value-type="float" office:value="137774" calcext:value-type="float">
            <text:p>137774</text:p>
          </table:table-cell>
          <table:table-cell office:value-type="float" office:value="144664" calcext:value-type="float">
            <text:p>144664</text:p>
          </table:table-cell>
        </table:table-row>
        <table:table-row table:style-name="ro1">
          <table:table-cell office:value-type="float" office:value="139842" calcext:value-type="float">
            <text:p>139842</text:p>
          </table:table-cell>
          <table:table-cell office:value-type="float" office:value="149296" calcext:value-type="float">
            <text:p>149296</text:p>
          </table:table-cell>
        </table:table-row>
        <table:table-row table:style-name="ro1">
          <table:table-cell office:value-type="float" office:value="141779" calcext:value-type="float">
            <text:p>141779</text:p>
          </table:table-cell>
          <table:table-cell office:value-type="float" office:value="149411" calcext:value-type="float">
            <text:p>149411</text:p>
          </table:table-cell>
        </table:table-row>
        <table:table-row table:style-name="ro1">
          <table:table-cell office:value-type="float" office:value="138027" calcext:value-type="float">
            <text:p>138027</text:p>
          </table:table-cell>
          <table:table-cell office:value-type="float" office:value="149740" calcext:value-type="float">
            <text:p>149740</text:p>
          </table:table-cell>
        </table:table-row>
        <table:table-row table:style-name="ro1">
          <table:table-cell office:value-type="float" office:value="156337" calcext:value-type="float">
            <text:p>156337</text:p>
          </table:table-cell>
          <table:table-cell office:value-type="float" office:value="143354" calcext:value-type="float">
            <text:p>143354</text:p>
          </table:table-cell>
        </table:table-row>
        <table:table-row table:style-name="ro1">
          <table:table-cell office:value-type="float" office:value="137088" calcext:value-type="float">
            <text:p>137088</text:p>
          </table:table-cell>
          <table:table-cell office:value-type="float" office:value="139729" calcext:value-type="float">
            <text:p>139729</text:p>
          </table:table-cell>
        </table:table-row>
        <table:table-row table:style-name="ro1">
          <table:table-cell office:value-type="float" office:value="137095" calcext:value-type="float">
            <text:p>137095</text:p>
          </table:table-cell>
          <table:table-cell office:value-type="float" office:value="143285" calcext:value-type="float">
            <text:p>143285</text:p>
          </table:table-cell>
        </table:table-row>
        <table:table-row table:style-name="ro1">
          <table:table-cell office:value-type="float" office:value="139880" calcext:value-type="float">
            <text:p>139880</text:p>
          </table:table-cell>
          <table:table-cell office:value-type="float" office:value="149592" calcext:value-type="float">
            <text:p>149592</text:p>
          </table:table-cell>
        </table:table-row>
        <table:table-row table:style-name="ro1">
          <table:table-cell office:value-type="float" office:value="139173" calcext:value-type="float">
            <text:p>139173</text:p>
          </table:table-cell>
          <table:table-cell office:value-type="float" office:value="147394" calcext:value-type="float">
            <text:p>147394</text:p>
          </table:table-cell>
        </table:table-row>
        <table:table-row table:style-name="ro1">
          <table:table-cell office:value-type="float" office:value="137186" calcext:value-type="float">
            <text:p>137186</text:p>
          </table:table-cell>
          <table:table-cell office:value-type="float" office:value="142460" calcext:value-type="float">
            <text:p>142460</text:p>
          </table:table-cell>
        </table:table-row>
        <table:table-row table:style-name="ro1">
          <table:table-cell office:value-type="float" office:value="136712" calcext:value-type="float">
            <text:p>136712</text:p>
          </table:table-cell>
          <table:table-cell office:value-type="float" office:value="145322" calcext:value-type="float">
            <text:p>145322</text:p>
          </table:table-cell>
        </table:table-row>
        <table:table-row table:style-name="ro1">
          <table:table-cell office:value-type="float" office:value="139112" calcext:value-type="float">
            <text:p>139112</text:p>
          </table:table-cell>
          <table:table-cell office:value-type="float" office:value="143751" calcext:value-type="float">
            <text:p>143751</text:p>
          </table:table-cell>
        </table:table-row>
        <table:table-row table:style-name="ro1">
          <table:table-cell office:value-type="float" office:value="139417" calcext:value-type="float">
            <text:p>139417</text:p>
          </table:table-cell>
          <table:table-cell office:value-type="float" office:value="153729" calcext:value-type="float">
            <text:p>153729</text:p>
          </table:table-cell>
        </table:table-row>
        <table:table-row table:style-name="ro1">
          <table:table-cell office:value-type="float" office:value="138362" calcext:value-type="float">
            <text:p>138362</text:p>
          </table:table-cell>
          <table:table-cell office:value-type="float" office:value="153776" calcext:value-type="float">
            <text:p>153776</text:p>
          </table:table-cell>
        </table:table-row>
        <table:table-row table:style-name="ro1">
          <table:table-cell office:value-type="float" office:value="139221" calcext:value-type="float">
            <text:p>139221</text:p>
          </table:table-cell>
          <table:table-cell office:value-type="float" office:value="157412" calcext:value-type="float">
            <text:p>157412</text:p>
          </table:table-cell>
        </table:table-row>
        <table:table-row table:style-name="ro1">
          <table:table-cell office:value-type="float" office:value="139025" calcext:value-type="float">
            <text:p>139025</text:p>
          </table:table-cell>
          <table:table-cell office:value-type="float" office:value="161710" calcext:value-type="float">
            <text:p>161710</text:p>
          </table:table-cell>
        </table:table-row>
        <table:table-row table:style-name="ro1">
          <table:table-cell office:value-type="float" office:value="138539" calcext:value-type="float">
            <text:p>138539</text:p>
          </table:table-cell>
          <table:table-cell office:value-type="float" office:value="147356" calcext:value-type="float">
            <text:p>147356</text:p>
          </table:table-cell>
        </table:table-row>
        <table:table-row table:style-name="ro1">
          <table:table-cell office:value-type="float" office:value="151944" calcext:value-type="float">
            <text:p>151944</text:p>
          </table:table-cell>
          <table:table-cell office:value-type="float" office:value="152233" calcext:value-type="float">
            <text:p>152233</text:p>
          </table:table-cell>
        </table:table-row>
        <table:table-row table:style-name="ro1">
          <table:table-cell office:value-type="float" office:value="139997" calcext:value-type="float">
            <text:p>139997</text:p>
          </table:table-cell>
          <table:table-cell office:value-type="float" office:value="145429" calcext:value-type="float">
            <text:p>145429</text:p>
          </table:table-cell>
        </table:table-row>
        <table:table-row table:style-name="ro1">
          <table:table-cell office:value-type="float" office:value="141839" calcext:value-type="float">
            <text:p>141839</text:p>
          </table:table-cell>
          <table:table-cell office:value-type="float" office:value="149053" calcext:value-type="float">
            <text:p>149053</text:p>
          </table:table-cell>
        </table:table-row>
        <table:table-row table:style-name="ro1">
          <table:table-cell office:value-type="float" office:value="139714" calcext:value-type="float">
            <text:p>139714</text:p>
          </table:table-cell>
          <table:table-cell office:value-type="float" office:value="153110" calcext:value-type="float">
            <text:p>153110</text:p>
          </table:table-cell>
        </table:table-row>
        <table:table-row table:style-name="ro1">
          <table:table-cell office:value-type="float" office:value="137640" calcext:value-type="float">
            <text:p>137640</text:p>
          </table:table-cell>
          <table:table-cell office:value-type="float" office:value="156177" calcext:value-type="float">
            <text:p>156177</text:p>
          </table:table-cell>
        </table:table-row>
        <table:table-row table:style-name="ro1">
          <table:table-cell office:value-type="float" office:value="138283" calcext:value-type="float">
            <text:p>138283</text:p>
          </table:table-cell>
          <table:table-cell office:value-type="float" office:value="145842" calcext:value-type="float">
            <text:p>145842</text:p>
          </table:table-cell>
        </table:table-row>
        <table:table-row table:style-name="ro1">
          <table:table-cell office:value-type="float" office:value="136815" calcext:value-type="float">
            <text:p>136815</text:p>
          </table:table-cell>
          <table:table-cell office:value-type="float" office:value="155542" calcext:value-type="float">
            <text:p>155542</text:p>
          </table:table-cell>
        </table:table-row>
        <table:table-row table:style-name="ro1">
          <table:table-cell office:value-type="float" office:value="139769" calcext:value-type="float">
            <text:p>139769</text:p>
          </table:table-cell>
          <table:table-cell office:value-type="float" office:value="150424" calcext:value-type="float">
            <text:p>150424</text:p>
          </table:table-cell>
        </table:table-row>
        <table:table-row table:style-name="ro1">
          <table:table-cell office:value-type="float" office:value="136091" calcext:value-type="float">
            <text:p>136091</text:p>
          </table:table-cell>
          <table:table-cell office:value-type="float" office:value="147933" calcext:value-type="float">
            <text:p>147933</text:p>
          </table:table-cell>
        </table:table-row>
        <table:table-row table:style-name="ro1">
          <table:table-cell office:value-type="float" office:value="140107" calcext:value-type="float">
            <text:p>140107</text:p>
          </table:table-cell>
          <table:table-cell office:value-type="float" office:value="148465" calcext:value-type="float">
            <text:p>148465</text:p>
          </table:table-cell>
        </table:table-row>
        <table:table-row table:style-name="ro1">
          <table:table-cell office:value-type="float" office:value="141803" calcext:value-type="float">
            <text:p>141803</text:p>
          </table:table-cell>
          <table:table-cell office:value-type="float" office:value="149796" calcext:value-type="float">
            <text:p>149796</text:p>
          </table:table-cell>
        </table:table-row>
        <table:table-row table:style-name="ro1">
          <table:table-cell office:value-type="float" office:value="149257" calcext:value-type="float">
            <text:p>149257</text:p>
          </table:table-cell>
          <table:table-cell office:value-type="float" office:value="154565" calcext:value-type="float">
            <text:p>154565</text:p>
          </table:table-cell>
        </table:table-row>
        <table:table-row table:style-name="ro1">
          <table:table-cell office:value-type="float" office:value="136723" calcext:value-type="float">
            <text:p>136723</text:p>
          </table:table-cell>
          <table:table-cell office:value-type="float" office:value="145675" calcext:value-type="float">
            <text:p>145675</text:p>
          </table:table-cell>
        </table:table-row>
        <table:table-row table:style-name="ro1">
          <table:table-cell office:value-type="float" office:value="138062" calcext:value-type="float">
            <text:p>138062</text:p>
          </table:table-cell>
          <table:table-cell office:value-type="float" office:value="147887" calcext:value-type="float">
            <text:p>147887</text:p>
          </table:table-cell>
        </table:table-row>
        <table:table-row table:style-name="ro1">
          <table:table-cell office:value-type="float" office:value="139736" calcext:value-type="float">
            <text:p>139736</text:p>
          </table:table-cell>
          <table:table-cell office:value-type="float" office:value="154691" calcext:value-type="float">
            <text:p>154691</text:p>
          </table:table-cell>
        </table:table-row>
        <table:table-row table:style-name="ro1">
          <table:table-cell office:value-type="float" office:value="139309" calcext:value-type="float">
            <text:p>139309</text:p>
          </table:table-cell>
          <table:table-cell office:value-type="float" office:value="153192" calcext:value-type="float">
            <text:p>153192</text:p>
          </table:table-cell>
        </table:table-row>
        <table:table-row table:style-name="ro1">
          <table:table-cell office:value-type="float" office:value="138397" calcext:value-type="float">
            <text:p>138397</text:p>
          </table:table-cell>
          <table:table-cell office:value-type="float" office:value="146134" calcext:value-type="float">
            <text:p>146134</text:p>
          </table:table-cell>
        </table:table-row>
        <table:table-row table:style-name="ro1">
          <table:table-cell office:value-type="float" office:value="138438" calcext:value-type="float">
            <text:p>138438</text:p>
          </table:table-cell>
          <table:table-cell office:value-type="float" office:value="156355" calcext:value-type="float">
            <text:p>156355</text:p>
          </table:table-cell>
        </table:table-row>
        <table:table-row table:style-name="ro1">
          <table:table-cell office:value-type="float" office:value="135233" calcext:value-type="float">
            <text:p>135233</text:p>
          </table:table-cell>
          <table:table-cell office:value-type="float" office:value="147829" calcext:value-type="float">
            <text:p>147829</text:p>
          </table:table-cell>
        </table:table-row>
        <table:table-row table:style-name="ro1">
          <table:table-cell office:value-type="float" office:value="135455" calcext:value-type="float">
            <text:p>135455</text:p>
          </table:table-cell>
          <table:table-cell office:value-type="float" office:value="147265" calcext:value-type="float">
            <text:p>147265</text:p>
          </table:table-cell>
        </table:table-row>
        <table:table-row table:style-name="ro1">
          <table:table-cell office:value-type="float" office:value="135523" calcext:value-type="float">
            <text:p>135523</text:p>
          </table:table-cell>
          <table:table-cell office:value-type="float" office:value="152368" calcext:value-type="float">
            <text:p>152368</text:p>
          </table:table-cell>
        </table:table-row>
        <table:table-row table:style-name="ro1">
          <table:table-cell office:value-type="float" office:value="136556" calcext:value-type="float">
            <text:p>136556</text:p>
          </table:table-cell>
          <table:table-cell office:value-type="float" office:value="155231" calcext:value-type="float">
            <text:p>155231</text:p>
          </table:table-cell>
        </table:table-row>
        <table:table-row table:style-name="ro1">
          <table:table-cell office:value-type="float" office:value="137363" calcext:value-type="float">
            <text:p>137363</text:p>
          </table:table-cell>
          <table:table-cell office:value-type="float" office:value="161894" calcext:value-type="float">
            <text:p>161894</text:p>
          </table:table-cell>
        </table:table-row>
        <table:table-row table:style-name="ro1">
          <table:table-cell office:value-type="float" office:value="138792" calcext:value-type="float">
            <text:p>138792</text:p>
          </table:table-cell>
          <table:table-cell office:value-type="float" office:value="153525" calcext:value-type="float">
            <text:p>153525</text:p>
          </table:table-cell>
        </table:table-row>
        <table:table-row table:style-name="ro1">
          <table:table-cell office:value-type="float" office:value="142166" calcext:value-type="float">
            <text:p>142166</text:p>
          </table:table-cell>
          <table:table-cell office:value-type="float" office:value="155433" calcext:value-type="float">
            <text:p>155433</text:p>
          </table:table-cell>
        </table:table-row>
        <table:table-row table:style-name="ro1">
          <table:table-cell office:value-type="float" office:value="139556" calcext:value-type="float">
            <text:p>139556</text:p>
          </table:table-cell>
          <table:table-cell office:value-type="float" office:value="150359" calcext:value-type="float">
            <text:p>150359</text:p>
          </table:table-cell>
        </table:table-row>
        <table:table-row table:style-name="ro1">
          <table:table-cell office:value-type="float" office:value="136509" calcext:value-type="float">
            <text:p>136509</text:p>
          </table:table-cell>
          <table:table-cell office:value-type="float" office:value="146380" calcext:value-type="float">
            <text:p>146380</text:p>
          </table:table-cell>
        </table:table-row>
        <table:table-row table:style-name="ro1">
          <table:table-cell office:value-type="float" office:value="138472" calcext:value-type="float">
            <text:p>138472</text:p>
          </table:table-cell>
          <table:table-cell office:value-type="float" office:value="140804" calcext:value-type="float">
            <text:p>140804</text:p>
          </table:table-cell>
        </table:table-row>
        <table:table-row table:style-name="ro1">
          <table:table-cell office:value-type="float" office:value="148463" calcext:value-type="float">
            <text:p>148463</text:p>
          </table:table-cell>
          <table:table-cell office:value-type="float" office:value="148292" calcext:value-type="float">
            <text:p>148292</text:p>
          </table:table-cell>
        </table:table-row>
        <table:table-row table:style-name="ro1">
          <table:table-cell office:value-type="float" office:value="139961" calcext:value-type="float">
            <text:p>139961</text:p>
          </table:table-cell>
          <table:table-cell office:value-type="float" office:value="144964" calcext:value-type="float">
            <text:p>144964</text:p>
          </table:table-cell>
        </table:table-row>
        <table:table-row table:style-name="ro1">
          <table:table-cell office:value-type="float" office:value="142489" calcext:value-type="float">
            <text:p>142489</text:p>
          </table:table-cell>
          <table:table-cell office:value-type="float" office:value="148928" calcext:value-type="float">
            <text:p>148928</text:p>
          </table:table-cell>
        </table:table-row>
        <table:table-row table:style-name="ro1">
          <table:table-cell office:value-type="float" office:value="140594" calcext:value-type="float">
            <text:p>140594</text:p>
          </table:table-cell>
          <table:table-cell office:value-type="float" office:value="157720" calcext:value-type="float">
            <text:p>157720</text:p>
          </table:table-cell>
        </table:table-row>
        <table:table-row table:style-name="ro1">
          <table:table-cell office:value-type="float" office:value="140194" calcext:value-type="float">
            <text:p>140194</text:p>
          </table:table-cell>
          <table:table-cell office:value-type="float" office:value="160475" calcext:value-type="float">
            <text:p>160475</text:p>
          </table:table-cell>
        </table:table-row>
        <table:table-row table:style-name="ro1">
          <table:table-cell office:value-type="float" office:value="142369" calcext:value-type="float">
            <text:p>142369</text:p>
          </table:table-cell>
          <table:table-cell office:value-type="float" office:value="142957" calcext:value-type="float">
            <text:p>142957</text:p>
          </table:table-cell>
        </table:table-row>
        <table:table-row table:style-name="ro1">
          <table:table-cell office:value-type="float" office:value="143642" calcext:value-type="float">
            <text:p>143642</text:p>
          </table:table-cell>
          <table:table-cell office:value-type="float" office:value="144812" calcext:value-type="float">
            <text:p>144812</text:p>
          </table:table-cell>
        </table:table-row>
        <table:table-row table:style-name="ro1">
          <table:table-cell office:value-type="float" office:value="147444" calcext:value-type="float">
            <text:p>147444</text:p>
          </table:table-cell>
          <table:table-cell office:value-type="float" office:value="146470" calcext:value-type="float">
            <text:p>146470</text:p>
          </table:table-cell>
        </table:table-row>
        <table:table-row table:style-name="ro1">
          <table:table-cell office:value-type="float" office:value="139471" calcext:value-type="float">
            <text:p>139471</text:p>
          </table:table-cell>
          <table:table-cell office:value-type="float" office:value="145162" calcext:value-type="float">
            <text:p>145162</text:p>
          </table:table-cell>
        </table:table-row>
        <table:table-row table:style-name="ro1">
          <table:table-cell office:value-type="float" office:value="143102" calcext:value-type="float">
            <text:p>143102</text:p>
          </table:table-cell>
          <table:table-cell office:value-type="float" office:value="155614" calcext:value-type="float">
            <text:p>155614</text:p>
          </table:table-cell>
        </table:table-row>
        <table:table-row table:style-name="ro1">
          <table:table-cell office:value-type="float" office:value="141907" calcext:value-type="float">
            <text:p>141907</text:p>
          </table:table-cell>
          <table:table-cell office:value-type="float" office:value="156249" calcext:value-type="float">
            <text:p>156249</text:p>
          </table:table-cell>
        </table:table-row>
        <table:table-row table:style-name="ro1">
          <table:table-cell office:value-type="float" office:value="139668" calcext:value-type="float">
            <text:p>139668</text:p>
          </table:table-cell>
          <table:table-cell office:value-type="float" office:value="149106" calcext:value-type="float">
            <text:p>149106</text:p>
          </table:table-cell>
        </table:table-row>
        <table:table-row table:style-name="ro1">
          <table:table-cell office:value-type="float" office:value="143279" calcext:value-type="float">
            <text:p>143279</text:p>
          </table:table-cell>
          <table:table-cell office:value-type="float" office:value="154278" calcext:value-type="float">
            <text:p>154278</text:p>
          </table:table-cell>
        </table:table-row>
        <table:table-row table:style-name="ro1">
          <table:table-cell office:value-type="float" office:value="152125" calcext:value-type="float">
            <text:p>152125</text:p>
          </table:table-cell>
          <table:table-cell office:value-type="float" office:value="149092" calcext:value-type="float">
            <text:p>149092</text:p>
          </table:table-cell>
        </table:table-row>
        <table:table-row table:style-name="ro1">
          <table:table-cell office:value-type="float" office:value="142119" calcext:value-type="float">
            <text:p>142119</text:p>
          </table:table-cell>
          <table:table-cell office:value-type="float" office:value="150240" calcext:value-type="float">
            <text:p>150240</text:p>
          </table:table-cell>
        </table:table-row>
        <table:table-row table:style-name="ro1">
          <table:table-cell office:value-type="float" office:value="144349" calcext:value-type="float">
            <text:p>144349</text:p>
          </table:table-cell>
          <table:table-cell office:value-type="float" office:value="150975" calcext:value-type="float">
            <text:p>150975</text:p>
          </table:table-cell>
        </table:table-row>
        <table:table-row table:style-name="ro1">
          <table:table-cell office:value-type="float" office:value="144297" calcext:value-type="float">
            <text:p>144297</text:p>
          </table:table-cell>
          <table:table-cell office:value-type="float" office:value="150047" calcext:value-type="float">
            <text:p>150047</text:p>
          </table:table-cell>
        </table:table-row>
        <table:table-row table:style-name="ro1">
          <table:table-cell office:value-type="float" office:value="145070" calcext:value-type="float">
            <text:p>145070</text:p>
          </table:table-cell>
          <table:table-cell office:value-type="float" office:value="144690" calcext:value-type="float">
            <text:p>144690</text:p>
          </table:table-cell>
        </table:table-row>
        <table:table-row table:style-name="ro1">
          <table:table-cell office:value-type="float" office:value="140969" calcext:value-type="float">
            <text:p>140969</text:p>
          </table:table-cell>
          <table:table-cell office:value-type="float" office:value="150099" calcext:value-type="float">
            <text:p>150099</text:p>
          </table:table-cell>
        </table:table-row>
        <table:table-row table:style-name="ro1">
          <table:table-cell office:value-type="float" office:value="143018" calcext:value-type="float">
            <text:p>143018</text:p>
          </table:table-cell>
          <table:table-cell office:value-type="float" office:value="147486" calcext:value-type="float">
            <text:p>147486</text:p>
          </table:table-cell>
        </table:table-row>
        <table:table-row table:style-name="ro1">
          <table:table-cell office:value-type="float" office:value="141943" calcext:value-type="float">
            <text:p>141943</text:p>
          </table:table-cell>
          <table:table-cell office:value-type="float" office:value="148347" calcext:value-type="float">
            <text:p>148347</text:p>
          </table:table-cell>
        </table:table-row>
        <table:table-row table:style-name="ro1">
          <table:table-cell office:value-type="float" office:value="143344" calcext:value-type="float">
            <text:p>143344</text:p>
          </table:table-cell>
          <table:table-cell office:value-type="float" office:value="146345" calcext:value-type="float">
            <text:p>146345</text:p>
          </table:table-cell>
        </table:table-row>
        <table:table-row table:style-name="ro1">
          <table:table-cell office:value-type="float" office:value="141541" calcext:value-type="float">
            <text:p>141541</text:p>
          </table:table-cell>
          <table:table-cell office:value-type="float" office:value="148762" calcext:value-type="float">
            <text:p>148762</text:p>
          </table:table-cell>
        </table:table-row>
        <table:table-row table:style-name="ro1">
          <table:table-cell office:value-type="float" office:value="140679" calcext:value-type="float">
            <text:p>140679</text:p>
          </table:table-cell>
          <table:table-cell office:value-type="float" office:value="144307" calcext:value-type="float">
            <text:p>144307</text:p>
          </table:table-cell>
        </table:table-row>
        <table:table-row table:style-name="ro1">
          <table:table-cell office:value-type="float" office:value="141865" calcext:value-type="float">
            <text:p>141865</text:p>
          </table:table-cell>
          <table:table-cell office:value-type="float" office:value="149210" calcext:value-type="float">
            <text:p>149210</text:p>
          </table:table-cell>
        </table:table-row>
        <table:table-row table:style-name="ro1">
          <table:table-cell office:value-type="float" office:value="143940" calcext:value-type="float">
            <text:p>143940</text:p>
          </table:table-cell>
          <table:table-cell office:value-type="float" office:value="148099" calcext:value-type="float">
            <text:p>148099</text:p>
          </table:table-cell>
        </table:table-row>
        <table:table-row table:style-name="ro1">
          <table:table-cell office:value-type="float" office:value="141382" calcext:value-type="float">
            <text:p>141382</text:p>
          </table:table-cell>
          <table:table-cell office:value-type="float" office:value="150119" calcext:value-type="float">
            <text:p>150119</text:p>
          </table:table-cell>
        </table:table-row>
        <table:table-row table:style-name="ro1">
          <table:table-cell office:value-type="float" office:value="144239" calcext:value-type="float">
            <text:p>144239</text:p>
          </table:table-cell>
          <table:table-cell office:value-type="float" office:value="152092" calcext:value-type="float">
            <text:p>152092</text:p>
          </table:table-cell>
        </table:table-row>
        <table:table-row table:style-name="ro1">
          <table:table-cell office:value-type="float" office:value="139835" calcext:value-type="float">
            <text:p>139835</text:p>
          </table:table-cell>
          <table:table-cell office:value-type="float" office:value="148979" calcext:value-type="float">
            <text:p>148979</text:p>
          </table:table-cell>
        </table:table-row>
        <table:table-row table:style-name="ro1">
          <table:table-cell office:value-type="float" office:value="138422" calcext:value-type="float">
            <text:p>138422</text:p>
          </table:table-cell>
          <table:table-cell office:value-type="float" office:value="157739" calcext:value-type="float">
            <text:p>157739</text:p>
          </table:table-cell>
        </table:table-row>
        <table:table-row table:style-name="ro1">
          <table:table-cell office:value-type="float" office:value="138911" calcext:value-type="float">
            <text:p>138911</text:p>
          </table:table-cell>
          <table:table-cell office:value-type="float" office:value="142333" calcext:value-type="float">
            <text:p>142333</text:p>
          </table:table-cell>
        </table:table-row>
        <table:table-row table:style-name="ro1">
          <table:table-cell office:value-type="float" office:value="140997" calcext:value-type="float">
            <text:p>140997</text:p>
          </table:table-cell>
          <table:table-cell office:value-type="float" office:value="148957" calcext:value-type="float">
            <text:p>148957</text:p>
          </table:table-cell>
        </table:table-row>
        <table:table-row table:style-name="ro1">
          <table:table-cell office:value-type="float" office:value="145319" calcext:value-type="float">
            <text:p>145319</text:p>
          </table:table-cell>
          <table:table-cell office:value-type="float" office:value="149638" calcext:value-type="float">
            <text:p>149638</text:p>
          </table:table-cell>
        </table:table-row>
        <table:table-row table:style-name="ro1">
          <table:table-cell office:value-type="float" office:value="142385" calcext:value-type="float">
            <text:p>142385</text:p>
          </table:table-cell>
          <table:table-cell office:value-type="float" office:value="148306" calcext:value-type="float">
            <text:p>148306</text:p>
          </table:table-cell>
        </table:table-row>
        <table:table-row table:style-name="ro1">
          <table:table-cell office:value-type="float" office:value="146516" calcext:value-type="float">
            <text:p>146516</text:p>
          </table:table-cell>
          <table:table-cell office:value-type="float" office:value="151276" calcext:value-type="float">
            <text:p>151276</text:p>
          </table:table-cell>
        </table:table-row>
        <table:table-row table:style-name="ro1">
          <table:table-cell office:value-type="float" office:value="139365" calcext:value-type="float">
            <text:p>139365</text:p>
          </table:table-cell>
          <table:table-cell office:value-type="float" office:value="146275" calcext:value-type="float">
            <text:p>146275</text:p>
          </table:table-cell>
        </table:table-row>
        <table:table-row table:style-name="ro1">
          <table:table-cell office:value-type="float" office:value="141600" calcext:value-type="float">
            <text:p>141600</text:p>
          </table:table-cell>
          <table:table-cell office:value-type="float" office:value="144056" calcext:value-type="float">
            <text:p>144056</text:p>
          </table:table-cell>
        </table:table-row>
        <table:table-row table:style-name="ro1">
          <table:table-cell office:value-type="float" office:value="140591" calcext:value-type="float">
            <text:p>140591</text:p>
          </table:table-cell>
          <table:table-cell office:value-type="float" office:value="154238" calcext:value-type="float">
            <text:p>154238</text:p>
          </table:table-cell>
        </table:table-row>
        <table:table-row table:style-name="ro1">
          <table:table-cell office:value-type="float" office:value="146673" calcext:value-type="float">
            <text:p>146673</text:p>
          </table:table-cell>
          <table:table-cell office:value-type="float" office:value="148155" calcext:value-type="float">
            <text:p>148155</text:p>
          </table:table-cell>
        </table:table-row>
        <table:table-row table:style-name="ro1">
          <table:table-cell office:value-type="float" office:value="147174" calcext:value-type="float">
            <text:p>147174</text:p>
          </table:table-cell>
          <table:table-cell office:value-type="float" office:value="146751" calcext:value-type="float">
            <text:p>146751</text:p>
          </table:table-cell>
        </table:table-row>
        <table:table-row table:style-name="ro1">
          <table:table-cell office:value-type="float" office:value="146891" calcext:value-type="float">
            <text:p>146891</text:p>
          </table:table-cell>
          <table:table-cell office:value-type="float" office:value="144807" calcext:value-type="float">
            <text:p>144807</text:p>
          </table:table-cell>
        </table:table-row>
        <table:table-row table:style-name="ro1">
          <table:table-cell office:value-type="float" office:value="140548" calcext:value-type="float">
            <text:p>140548</text:p>
          </table:table-cell>
          <table:table-cell office:value-type="float" office:value="149710" calcext:value-type="float">
            <text:p>149710</text:p>
          </table:table-cell>
        </table:table-row>
        <table:table-row table:style-name="ro1">
          <table:table-cell office:value-type="float" office:value="141320" calcext:value-type="float">
            <text:p>141320</text:p>
          </table:table-cell>
          <table:table-cell office:value-type="float" office:value="155981" calcext:value-type="float">
            <text:p>155981</text:p>
          </table:table-cell>
        </table:table-row>
        <table:table-row table:style-name="ro1">
          <table:table-cell office:value-type="float" office:value="140373" calcext:value-type="float">
            <text:p>140373</text:p>
          </table:table-cell>
          <table:table-cell office:value-type="float" office:value="154344" calcext:value-type="float">
            <text:p>154344</text:p>
          </table:table-cell>
        </table:table-row>
        <table:table-row table:style-name="ro1">
          <table:table-cell office:value-type="float" office:value="140372" calcext:value-type="float">
            <text:p>140372</text:p>
          </table:table-cell>
          <table:table-cell office:value-type="float" office:value="150066" calcext:value-type="float">
            <text:p>150066</text:p>
          </table:table-cell>
        </table:table-row>
        <table:table-row table:style-name="ro1">
          <table:table-cell office:value-type="float" office:value="145463" calcext:value-type="float">
            <text:p>145463</text:p>
          </table:table-cell>
          <table:table-cell office:value-type="float" office:value="145782" calcext:value-type="float">
            <text:p>145782</text:p>
          </table:table-cell>
        </table:table-row>
        <table:table-row table:style-name="ro1">
          <table:table-cell office:value-type="float" office:value="139323" calcext:value-type="float">
            <text:p>139323</text:p>
          </table:table-cell>
          <table:table-cell office:value-type="float" office:value="148381" calcext:value-type="float">
            <text:p>148381</text:p>
          </table:table-cell>
        </table:table-row>
        <table:table-row table:style-name="ro1">
          <table:table-cell office:value-type="float" office:value="141077" calcext:value-type="float">
            <text:p>141077</text:p>
          </table:table-cell>
          <table:table-cell office:value-type="float" office:value="151715" calcext:value-type="float">
            <text:p>151715</text:p>
          </table:table-cell>
        </table:table-row>
        <table:table-row table:style-name="ro1">
          <table:table-cell office:value-type="float" office:value="143352" calcext:value-type="float">
            <text:p>143352</text:p>
          </table:table-cell>
          <table:table-cell office:value-type="float" office:value="148348" calcext:value-type="float">
            <text:p>148348</text:p>
          </table:table-cell>
        </table:table-row>
        <table:table-row table:style-name="ro1">
          <table:table-cell office:value-type="float" office:value="146504" calcext:value-type="float">
            <text:p>146504</text:p>
          </table:table-cell>
          <table:table-cell office:value-type="float" office:value="155002" calcext:value-type="float">
            <text:p>155002</text:p>
          </table:table-cell>
        </table:table-row>
        <table:table-row table:style-name="ro1">
          <table:table-cell office:value-type="float" office:value="142433" calcext:value-type="float">
            <text:p>142433</text:p>
          </table:table-cell>
          <table:table-cell office:value-type="float" office:value="141712" calcext:value-type="float">
            <text:p>141712</text:p>
          </table:table-cell>
        </table:table-row>
        <table:table-row table:style-name="ro1">
          <table:table-cell office:value-type="float" office:value="138415" calcext:value-type="float">
            <text:p>138415</text:p>
          </table:table-cell>
          <table:table-cell office:value-type="float" office:value="151314" calcext:value-type="float">
            <text:p>151314</text:p>
          </table:table-cell>
        </table:table-row>
        <table:table-row table:style-name="ro1">
          <table:table-cell office:value-type="float" office:value="139530" calcext:value-type="float">
            <text:p>139530</text:p>
          </table:table-cell>
          <table:table-cell office:value-type="float" office:value="144931" calcext:value-type="float">
            <text:p>144931</text:p>
          </table:table-cell>
        </table:table-row>
        <table:table-row table:style-name="ro1">
          <table:table-cell office:value-type="float" office:value="139660" calcext:value-type="float">
            <text:p>139660</text:p>
          </table:table-cell>
          <table:table-cell office:value-type="float" office:value="155627" calcext:value-type="float">
            <text:p>155627</text:p>
          </table:table-cell>
        </table:table-row>
        <table:table-row table:style-name="ro1">
          <table:table-cell office:value-type="float" office:value="139606" calcext:value-type="float">
            <text:p>139606</text:p>
          </table:table-cell>
          <table:table-cell office:value-type="float" office:value="147736" calcext:value-type="float">
            <text:p>147736</text:p>
          </table:table-cell>
        </table:table-row>
        <table:table-row table:style-name="ro1">
          <table:table-cell office:value-type="float" office:value="142473" calcext:value-type="float">
            <text:p>142473</text:p>
          </table:table-cell>
          <table:table-cell office:value-type="float" office:value="152234" calcext:value-type="float">
            <text:p>152234</text:p>
          </table:table-cell>
        </table:table-row>
        <table:table-row table:style-name="ro1">
          <table:table-cell office:value-type="float" office:value="141450" calcext:value-type="float">
            <text:p>141450</text:p>
          </table:table-cell>
          <table:table-cell office:value-type="float" office:value="151986" calcext:value-type="float">
            <text:p>151986</text:p>
          </table:table-cell>
        </table:table-row>
        <table:table-row table:style-name="ro1">
          <table:table-cell office:value-type="float" office:value="141474" calcext:value-type="float">
            <text:p>141474</text:p>
          </table:table-cell>
          <table:table-cell office:value-type="float" office:value="149317" calcext:value-type="float">
            <text:p>149317</text:p>
          </table:table-cell>
        </table:table-row>
        <table:table-row table:style-name="ro1">
          <table:table-cell office:value-type="float" office:value="143263" calcext:value-type="float">
            <text:p>143263</text:p>
          </table:table-cell>
          <table:table-cell office:value-type="float" office:value="142330" calcext:value-type="float">
            <text:p>142330</text:p>
          </table:table-cell>
        </table:table-row>
        <table:table-row table:style-name="ro1">
          <table:table-cell office:value-type="float" office:value="142729" calcext:value-type="float">
            <text:p>142729</text:p>
          </table:table-cell>
          <table:table-cell office:value-type="float" office:value="154552" calcext:value-type="float">
            <text:p>154552</text:p>
          </table:table-cell>
        </table:table-row>
        <table:table-row table:style-name="ro1">
          <table:table-cell office:value-type="float" office:value="142447" calcext:value-type="float">
            <text:p>142447</text:p>
          </table:table-cell>
          <table:table-cell office:value-type="float" office:value="151440" calcext:value-type="float">
            <text:p>151440</text:p>
          </table:table-cell>
        </table:table-row>
        <table:table-row table:style-name="ro1">
          <table:table-cell office:value-type="float" office:value="142141" calcext:value-type="float">
            <text:p>142141</text:p>
          </table:table-cell>
          <table:table-cell office:value-type="float" office:value="144641" calcext:value-type="float">
            <text:p>144641</text:p>
          </table:table-cell>
        </table:table-row>
        <table:table-row table:style-name="ro1">
          <table:table-cell office:value-type="float" office:value="143813" calcext:value-type="float">
            <text:p>143813</text:p>
          </table:table-cell>
          <table:table-cell office:value-type="float" office:value="150027" calcext:value-type="float">
            <text:p>150027</text:p>
          </table:table-cell>
        </table:table-row>
        <table:table-row table:style-name="ro1">
          <table:table-cell office:value-type="float" office:value="139568" calcext:value-type="float">
            <text:p>139568</text:p>
          </table:table-cell>
          <table:table-cell office:value-type="float" office:value="163578" calcext:value-type="float">
            <text:p>163578</text:p>
          </table:table-cell>
        </table:table-row>
        <table:table-row table:style-name="ro1">
          <table:table-cell office:value-type="float" office:value="139321" calcext:value-type="float">
            <text:p>139321</text:p>
          </table:table-cell>
          <table:table-cell office:value-type="float" office:value="151820" calcext:value-type="float">
            <text:p>151820</text:p>
          </table:table-cell>
        </table:table-row>
        <table:table-row table:style-name="ro1">
          <table:table-cell office:value-type="float" office:value="140574" calcext:value-type="float">
            <text:p>140574</text:p>
          </table:table-cell>
          <table:table-cell office:value-type="float" office:value="179109" calcext:value-type="float">
            <text:p>179109</text:p>
          </table:table-cell>
        </table:table-row>
        <table:table-row table:style-name="ro1">
          <table:table-cell office:value-type="float" office:value="138862" calcext:value-type="float">
            <text:p>138862</text:p>
          </table:table-cell>
          <table:table-cell office:value-type="float" office:value="159522" calcext:value-type="float">
            <text:p>159522</text:p>
          </table:table-cell>
        </table:table-row>
        <table:table-row table:style-name="ro1">
          <table:table-cell office:value-type="float" office:value="142167" calcext:value-type="float">
            <text:p>142167</text:p>
          </table:table-cell>
          <table:table-cell office:value-type="float" office:value="149384" calcext:value-type="float">
            <text:p>149384</text:p>
          </table:table-cell>
        </table:table-row>
        <table:table-row table:style-name="ro1">
          <table:table-cell office:value-type="float" office:value="138303" calcext:value-type="float">
            <text:p>138303</text:p>
          </table:table-cell>
          <table:table-cell office:value-type="float" office:value="147754" calcext:value-type="float">
            <text:p>147754</text:p>
          </table:table-cell>
        </table:table-row>
        <table:table-row table:style-name="ro1">
          <table:table-cell office:value-type="float" office:value="139632" calcext:value-type="float">
            <text:p>139632</text:p>
          </table:table-cell>
          <table:table-cell office:value-type="float" office:value="157856" calcext:value-type="float">
            <text:p>157856</text:p>
          </table:table-cell>
        </table:table-row>
        <table:table-row table:style-name="ro1">
          <table:table-cell office:value-type="float" office:value="141312" calcext:value-type="float">
            <text:p>141312</text:p>
          </table:table-cell>
          <table:table-cell office:value-type="float" office:value="143980" calcext:value-type="float">
            <text:p>143980</text:p>
          </table:table-cell>
        </table:table-row>
        <table:table-row table:style-name="ro1">
          <table:table-cell office:value-type="float" office:value="139317" calcext:value-type="float">
            <text:p>139317</text:p>
          </table:table-cell>
          <table:table-cell office:value-type="float" office:value="146632" calcext:value-type="float">
            <text:p>146632</text:p>
          </table:table-cell>
        </table:table-row>
        <table:table-row table:style-name="ro1">
          <table:table-cell office:value-type="float" office:value="161824" calcext:value-type="float">
            <text:p>161824</text:p>
          </table:table-cell>
          <table:table-cell office:value-type="float" office:value="145222" calcext:value-type="float">
            <text:p>145222</text:p>
          </table:table-cell>
        </table:table-row>
        <table:table-row table:style-name="ro1">
          <table:table-cell office:value-type="float" office:value="142715" calcext:value-type="float">
            <text:p>142715</text:p>
          </table:table-cell>
          <table:table-cell office:value-type="float" office:value="155950" calcext:value-type="float">
            <text:p>155950</text:p>
          </table:table-cell>
        </table:table-row>
        <table:table-row table:style-name="ro1">
          <table:table-cell office:value-type="float" office:value="140920" calcext:value-type="float">
            <text:p>140920</text:p>
          </table:table-cell>
          <table:table-cell office:value-type="float" office:value="153737" calcext:value-type="float">
            <text:p>153737</text:p>
          </table:table-cell>
        </table:table-row>
        <table:table-row table:style-name="ro1">
          <table:table-cell office:value-type="float" office:value="142439" calcext:value-type="float">
            <text:p>142439</text:p>
          </table:table-cell>
          <table:table-cell office:value-type="float" office:value="160827" calcext:value-type="float">
            <text:p>160827</text:p>
          </table:table-cell>
        </table:table-row>
        <table:table-row table:style-name="ro1">
          <table:table-cell office:value-type="float" office:value="145432" calcext:value-type="float">
            <text:p>145432</text:p>
          </table:table-cell>
          <table:table-cell office:value-type="float" office:value="151820" calcext:value-type="float">
            <text:p>151820</text:p>
          </table:table-cell>
        </table:table-row>
        <table:table-row table:style-name="ro1">
          <table:table-cell office:value-type="float" office:value="143464" calcext:value-type="float">
            <text:p>143464</text:p>
          </table:table-cell>
          <table:table-cell office:value-type="float" office:value="148125" calcext:value-type="float">
            <text:p>148125</text:p>
          </table:table-cell>
        </table:table-row>
        <table:table-row table:style-name="ro1">
          <table:table-cell office:value-type="float" office:value="138886" calcext:value-type="float">
            <text:p>138886</text:p>
          </table:table-cell>
          <table:table-cell office:value-type="float" office:value="152468" calcext:value-type="float">
            <text:p>152468</text:p>
          </table:table-cell>
        </table:table-row>
        <table:table-row table:style-name="ro1">
          <table:table-cell office:value-type="float" office:value="143240" calcext:value-type="float">
            <text:p>143240</text:p>
          </table:table-cell>
          <table:table-cell office:value-type="float" office:value="163916" calcext:value-type="float">
            <text:p>163916</text:p>
          </table:table-cell>
        </table:table-row>
        <table:table-row table:style-name="ro1">
          <table:table-cell office:value-type="float" office:value="143333" calcext:value-type="float">
            <text:p>143333</text:p>
          </table:table-cell>
          <table:table-cell office:value-type="float" office:value="150791" calcext:value-type="float">
            <text:p>150791</text:p>
          </table:table-cell>
        </table:table-row>
        <table:table-row table:style-name="ro1">
          <table:table-cell office:value-type="float" office:value="137869" calcext:value-type="float">
            <text:p>137869</text:p>
          </table:table-cell>
          <table:table-cell office:value-type="float" office:value="146145" calcext:value-type="float">
            <text:p>146145</text:p>
          </table:table-cell>
        </table:table-row>
        <table:table-row table:style-name="ro1">
          <table:table-cell office:value-type="float" office:value="139556" calcext:value-type="float">
            <text:p>139556</text:p>
          </table:table-cell>
          <table:table-cell office:value-type="float" office:value="157251" calcext:value-type="float">
            <text:p>157251</text:p>
          </table:table-cell>
        </table:table-row>
        <table:table-row table:style-name="ro1">
          <table:table-cell office:value-type="float" office:value="137976" calcext:value-type="float">
            <text:p>137976</text:p>
          </table:table-cell>
          <table:table-cell office:value-type="float" office:value="147552" calcext:value-type="float">
            <text:p>147552</text:p>
          </table:table-cell>
        </table:table-row>
        <table:table-row table:style-name="ro1">
          <table:table-cell office:value-type="float" office:value="145311" calcext:value-type="float">
            <text:p>145311</text:p>
          </table:table-cell>
          <table:table-cell office:value-type="float" office:value="149053" calcext:value-type="float">
            <text:p>149053</text:p>
          </table:table-cell>
        </table:table-row>
        <table:table-row table:style-name="ro1">
          <table:table-cell office:value-type="float" office:value="144988" calcext:value-type="float">
            <text:p>144988</text:p>
          </table:table-cell>
          <table:table-cell office:value-type="float" office:value="145002" calcext:value-type="float">
            <text:p>145002</text:p>
          </table:table-cell>
        </table:table-row>
        <table:table-row table:style-name="ro1">
          <table:table-cell office:value-type="float" office:value="139036" calcext:value-type="float">
            <text:p>139036</text:p>
          </table:table-cell>
          <table:table-cell office:value-type="float" office:value="150329" calcext:value-type="float">
            <text:p>150329</text:p>
          </table:table-cell>
        </table:table-row>
        <table:table-row table:style-name="ro1">
          <table:table-cell office:value-type="float" office:value="146430" calcext:value-type="float">
            <text:p>146430</text:p>
          </table:table-cell>
          <table:table-cell office:value-type="float" office:value="146782" calcext:value-type="float">
            <text:p>146782</text:p>
          </table:table-cell>
        </table:table-row>
        <table:table-row table:style-name="ro1">
          <table:table-cell office:value-type="float" office:value="143415" calcext:value-type="float">
            <text:p>143415</text:p>
          </table:table-cell>
          <table:table-cell office:value-type="float" office:value="157628" calcext:value-type="float">
            <text:p>157628</text:p>
          </table:table-cell>
        </table:table-row>
        <table:table-row table:style-name="ro1">
          <table:table-cell office:value-type="float" office:value="143021" calcext:value-type="float">
            <text:p>143021</text:p>
          </table:table-cell>
          <table:table-cell office:value-type="float" office:value="145768" calcext:value-type="float">
            <text:p>145768</text:p>
          </table:table-cell>
        </table:table-row>
        <table:table-row table:style-name="ro1">
          <table:table-cell office:value-type="float" office:value="142834" calcext:value-type="float">
            <text:p>142834</text:p>
          </table:table-cell>
          <table:table-cell office:value-type="float" office:value="146717" calcext:value-type="float">
            <text:p>146717</text:p>
          </table:table-cell>
        </table:table-row>
        <table:table-row table:style-name="ro1">
          <table:table-cell office:value-type="float" office:value="147104" calcext:value-type="float">
            <text:p>147104</text:p>
          </table:table-cell>
          <table:table-cell office:value-type="float" office:value="144323" calcext:value-type="float">
            <text:p>144323</text:p>
          </table:table-cell>
        </table:table-row>
        <table:table-row table:style-name="ro1">
          <table:table-cell office:value-type="float" office:value="142084" calcext:value-type="float">
            <text:p>142084</text:p>
          </table:table-cell>
          <table:table-cell office:value-type="float" office:value="151540" calcext:value-type="float">
            <text:p>151540</text:p>
          </table:table-cell>
        </table:table-row>
        <table:table-row table:style-name="ro1">
          <table:table-cell office:value-type="float" office:value="140133" calcext:value-type="float">
            <text:p>140133</text:p>
          </table:table-cell>
          <table:table-cell office:value-type="float" office:value="142891" calcext:value-type="float">
            <text:p>142891</text:p>
          </table:table-cell>
        </table:table-row>
        <table:table-row table:style-name="ro1">
          <table:table-cell office:value-type="float" office:value="140980" calcext:value-type="float">
            <text:p>140980</text:p>
          </table:table-cell>
          <table:table-cell office:value-type="float" office:value="147725" calcext:value-type="float">
            <text:p>147725</text:p>
          </table:table-cell>
        </table:table-row>
        <table:table-row table:style-name="ro1">
          <table:table-cell office:value-type="float" office:value="140688" calcext:value-type="float">
            <text:p>140688</text:p>
          </table:table-cell>
          <table:table-cell office:value-type="float" office:value="144994" calcext:value-type="float">
            <text:p>144994</text:p>
          </table:table-cell>
        </table:table-row>
        <table:table-row table:style-name="ro1">
          <table:table-cell office:value-type="float" office:value="139723" calcext:value-type="float">
            <text:p>139723</text:p>
          </table:table-cell>
          <table:table-cell office:value-type="float" office:value="155419" calcext:value-type="float">
            <text:p>155419</text:p>
          </table:table-cell>
        </table:table-row>
        <table:table-row table:style-name="ro1">
          <table:table-cell office:value-type="float" office:value="137901" calcext:value-type="float">
            <text:p>137901</text:p>
          </table:table-cell>
          <table:table-cell office:value-type="float" office:value="152636" calcext:value-type="float">
            <text:p>152636</text:p>
          </table:table-cell>
        </table:table-row>
        <table:table-row table:style-name="ro1">
          <table:table-cell office:value-type="float" office:value="135919" calcext:value-type="float">
            <text:p>135919</text:p>
          </table:table-cell>
          <table:table-cell office:value-type="float" office:value="155379" calcext:value-type="float">
            <text:p>155379</text:p>
          </table:table-cell>
        </table:table-row>
        <table:table-row table:style-name="ro1">
          <table:table-cell office:value-type="float" office:value="138818" calcext:value-type="float">
            <text:p>138818</text:p>
          </table:table-cell>
          <table:table-cell office:value-type="float" office:value="147552" calcext:value-type="float">
            <text:p>147552</text:p>
          </table:table-cell>
        </table:table-row>
        <table:table-row table:style-name="ro1">
          <table:table-cell office:value-type="float" office:value="144654" calcext:value-type="float">
            <text:p>144654</text:p>
          </table:table-cell>
          <table:table-cell office:value-type="float" office:value="151874" calcext:value-type="float">
            <text:p>151874</text:p>
          </table:table-cell>
        </table:table-row>
        <table:table-row table:style-name="ro1">
          <table:table-cell office:value-type="float" office:value="135156" calcext:value-type="float">
            <text:p>135156</text:p>
          </table:table-cell>
          <table:table-cell office:value-type="float" office:value="150131" calcext:value-type="float">
            <text:p>150131</text:p>
          </table:table-cell>
        </table:table-row>
        <table:table-row table:style-name="ro1">
          <table:table-cell office:value-type="float" office:value="137497" calcext:value-type="float">
            <text:p>137497</text:p>
          </table:table-cell>
          <table:table-cell office:value-type="float" office:value="146697" calcext:value-type="float">
            <text:p>146697</text:p>
          </table:table-cell>
        </table:table-row>
        <table:table-row table:style-name="ro1">
          <table:table-cell office:value-type="float" office:value="140498" calcext:value-type="float">
            <text:p>140498</text:p>
          </table:table-cell>
          <table:table-cell office:value-type="float" office:value="149795" calcext:value-type="float">
            <text:p>149795</text:p>
          </table:table-cell>
        </table:table-row>
        <table:table-row table:style-name="ro1">
          <table:table-cell office:value-type="float" office:value="139728" calcext:value-type="float">
            <text:p>139728</text:p>
          </table:table-cell>
          <table:table-cell office:value-type="float" office:value="146359" calcext:value-type="float">
            <text:p>146359</text:p>
          </table:table-cell>
        </table:table-row>
        <table:table-row table:style-name="ro1">
          <table:table-cell office:value-type="float" office:value="136840" calcext:value-type="float">
            <text:p>136840</text:p>
          </table:table-cell>
          <table:table-cell office:value-type="float" office:value="151273" calcext:value-type="float">
            <text:p>151273</text:p>
          </table:table-cell>
        </table:table-row>
        <table:table-row table:style-name="ro1">
          <table:table-cell office:value-type="float" office:value="141433" calcext:value-type="float">
            <text:p>141433</text:p>
          </table:table-cell>
          <table:table-cell office:value-type="float" office:value="141375" calcext:value-type="float">
            <text:p>141375</text:p>
          </table:table-cell>
        </table:table-row>
        <table:table-row table:style-name="ro1">
          <table:table-cell office:value-type="float" office:value="146171" calcext:value-type="float">
            <text:p>146171</text:p>
          </table:table-cell>
          <table:table-cell office:value-type="float" office:value="148191" calcext:value-type="float">
            <text:p>148191</text:p>
          </table:table-cell>
        </table:table-row>
        <table:table-row table:style-name="ro1">
          <table:table-cell office:value-type="float" office:value="137039" calcext:value-type="float">
            <text:p>137039</text:p>
          </table:table-cell>
          <table:table-cell office:value-type="float" office:value="146979" calcext:value-type="float">
            <text:p>146979</text:p>
          </table:table-cell>
        </table:table-row>
        <table:table-row table:style-name="ro1">
          <table:table-cell office:value-type="float" office:value="137653" calcext:value-type="float">
            <text:p>137653</text:p>
          </table:table-cell>
          <table:table-cell office:value-type="float" office:value="159229" calcext:value-type="float">
            <text:p>159229</text:p>
          </table:table-cell>
        </table:table-row>
        <table:table-row table:style-name="ro1">
          <table:table-cell office:value-type="float" office:value="137962" calcext:value-type="float">
            <text:p>137962</text:p>
          </table:table-cell>
          <table:table-cell office:value-type="float" office:value="148744" calcext:value-type="float">
            <text:p>148744</text:p>
          </table:table-cell>
        </table:table-row>
        <table:table-row table:style-name="ro1">
          <table:table-cell office:value-type="float" office:value="139661" calcext:value-type="float">
            <text:p>139661</text:p>
          </table:table-cell>
          <table:table-cell office:value-type="float" office:value="153389" calcext:value-type="float">
            <text:p>153389</text:p>
          </table:table-cell>
        </table:table-row>
        <table:table-row table:style-name="ro1">
          <table:table-cell office:value-type="float" office:value="137768" calcext:value-type="float">
            <text:p>137768</text:p>
          </table:table-cell>
          <table:table-cell office:value-type="float" office:value="150858" calcext:value-type="float">
            <text:p>150858</text:p>
          </table:table-cell>
        </table:table-row>
        <table:table-row table:style-name="ro1">
          <table:table-cell office:value-type="float" office:value="136313" calcext:value-type="float">
            <text:p>136313</text:p>
          </table:table-cell>
          <table:table-cell office:value-type="float" office:value="146868" calcext:value-type="float">
            <text:p>146868</text:p>
          </table:table-cell>
        </table:table-row>
        <table:table-row table:style-name="ro1">
          <table:table-cell office:value-type="float" office:value="137807" calcext:value-type="float">
            <text:p>137807</text:p>
          </table:table-cell>
          <table:table-cell office:value-type="float" office:value="173812" calcext:value-type="float">
            <text:p>173812</text:p>
          </table:table-cell>
        </table:table-row>
        <table:table-row table:style-name="ro1">
          <table:table-cell office:value-type="float" office:value="138398" calcext:value-type="float">
            <text:p>138398</text:p>
          </table:table-cell>
          <table:table-cell office:value-type="float" office:value="149695" calcext:value-type="float">
            <text:p>149695</text:p>
          </table:table-cell>
        </table:table-row>
        <table:table-row table:style-name="ro1">
          <table:table-cell office:value-type="float" office:value="137767" calcext:value-type="float">
            <text:p>137767</text:p>
          </table:table-cell>
          <table:table-cell office:value-type="float" office:value="148892" calcext:value-type="float">
            <text:p>148892</text:p>
          </table:table-cell>
        </table:table-row>
        <table:table-row table:style-name="ro1">
          <table:table-cell office:value-type="float" office:value="142024" calcext:value-type="float">
            <text:p>142024</text:p>
          </table:table-cell>
          <table:table-cell office:value-type="float" office:value="150455" calcext:value-type="float">
            <text:p>150455</text:p>
          </table:table-cell>
        </table:table-row>
        <table:table-row table:style-name="ro1">
          <table:table-cell office:value-type="float" office:value="143709" calcext:value-type="float">
            <text:p>143709</text:p>
          </table:table-cell>
          <table:table-cell office:value-type="float" office:value="160393" calcext:value-type="float">
            <text:p>160393</text:p>
          </table:table-cell>
        </table:table-row>
        <table:table-row table:style-name="ro1">
          <table:table-cell office:value-type="float" office:value="141516" calcext:value-type="float">
            <text:p>141516</text:p>
          </table:table-cell>
          <table:table-cell office:value-type="float" office:value="143862" calcext:value-type="float">
            <text:p>143862</text:p>
          </table:table-cell>
        </table:table-row>
        <table:table-row table:style-name="ro1">
          <table:table-cell office:value-type="float" office:value="139366" calcext:value-type="float">
            <text:p>139366</text:p>
          </table:table-cell>
          <table:table-cell office:value-type="float" office:value="153412" calcext:value-type="float">
            <text:p>153412</text:p>
          </table:table-cell>
        </table:table-row>
        <table:table-row table:style-name="ro1">
          <table:table-cell office:value-type="float" office:value="138772" calcext:value-type="float">
            <text:p>138772</text:p>
          </table:table-cell>
          <table:table-cell office:value-type="float" office:value="145114" calcext:value-type="float">
            <text:p>145114</text:p>
          </table:table-cell>
        </table:table-row>
        <table:table-row table:style-name="ro1">
          <table:table-cell office:value-type="float" office:value="138093" calcext:value-type="float">
            <text:p>138093</text:p>
          </table:table-cell>
          <table:table-cell office:value-type="float" office:value="155288" calcext:value-type="float">
            <text:p>155288</text:p>
          </table:table-cell>
        </table:table-row>
        <table:table-row table:style-name="ro1">
          <table:table-cell office:value-type="float" office:value="140111" calcext:value-type="float">
            <text:p>140111</text:p>
          </table:table-cell>
          <table:table-cell office:value-type="float" office:value="157283" calcext:value-type="float">
            <text:p>157283</text:p>
          </table:table-cell>
        </table:table-row>
        <table:table-row table:style-name="ro1">
          <table:table-cell office:value-type="float" office:value="144518" calcext:value-type="float">
            <text:p>144518</text:p>
          </table:table-cell>
          <table:table-cell office:value-type="float" office:value="159727" calcext:value-type="float">
            <text:p>159727</text:p>
          </table:table-cell>
        </table:table-row>
        <table:table-row table:style-name="ro1">
          <table:table-cell office:value-type="float" office:value="163295" calcext:value-type="float">
            <text:p>163295</text:p>
          </table:table-cell>
          <table:table-cell office:value-type="float" office:value="159931" calcext:value-type="float">
            <text:p>159931</text:p>
          </table:table-cell>
        </table:table-row>
        <table:table-row table:style-name="ro1">
          <table:table-cell office:value-type="float" office:value="137551" calcext:value-type="float">
            <text:p>137551</text:p>
          </table:table-cell>
          <table:table-cell office:value-type="float" office:value="160203" calcext:value-type="float">
            <text:p>160203</text:p>
          </table:table-cell>
        </table:table-row>
        <table:table-row table:style-name="ro1">
          <table:table-cell office:value-type="float" office:value="142610" calcext:value-type="float">
            <text:p>142610</text:p>
          </table:table-cell>
          <table:table-cell office:value-type="float" office:value="149041" calcext:value-type="float">
            <text:p>149041</text:p>
          </table:table-cell>
        </table:table-row>
        <table:table-row table:style-name="ro1">
          <table:table-cell office:value-type="float" office:value="141170" calcext:value-type="float">
            <text:p>141170</text:p>
          </table:table-cell>
          <table:table-cell office:value-type="float" office:value="157927" calcext:value-type="float">
            <text:p>157927</text:p>
          </table:table-cell>
        </table:table-row>
        <table:table-row table:style-name="ro1">
          <table:table-cell office:value-type="float" office:value="136402" calcext:value-type="float">
            <text:p>136402</text:p>
          </table:table-cell>
          <table:table-cell office:value-type="float" office:value="173087" calcext:value-type="float">
            <text:p>173087</text:p>
          </table:table-cell>
        </table:table-row>
        <table:table-row table:style-name="ro1">
          <table:table-cell office:value-type="float" office:value="140076" calcext:value-type="float">
            <text:p>140076</text:p>
          </table:table-cell>
          <table:table-cell office:value-type="float" office:value="157214" calcext:value-type="float">
            <text:p>157214</text:p>
          </table:table-cell>
        </table:table-row>
        <table:table-row table:style-name="ro1">
          <table:table-cell office:value-type="float" office:value="142886" calcext:value-type="float">
            <text:p>142886</text:p>
          </table:table-cell>
          <table:table-cell office:value-type="float" office:value="148979" calcext:value-type="float">
            <text:p>148979</text:p>
          </table:table-cell>
        </table:table-row>
        <table:table-row table:style-name="ro1">
          <table:table-cell office:value-type="float" office:value="140164" calcext:value-type="float">
            <text:p>140164</text:p>
          </table:table-cell>
          <table:table-cell office:value-type="float" office:value="148372" calcext:value-type="float">
            <text:p>148372</text:p>
          </table:table-cell>
        </table:table-row>
        <table:table-row table:style-name="ro1">
          <table:table-cell office:value-type="float" office:value="140082" calcext:value-type="float">
            <text:p>140082</text:p>
          </table:table-cell>
          <table:table-cell office:value-type="float" office:value="141883" calcext:value-type="float">
            <text:p>141883</text:p>
          </table:table-cell>
        </table:table-row>
        <table:table-row table:style-name="ro1">
          <table:table-cell office:value-type="float" office:value="140580" calcext:value-type="float">
            <text:p>140580</text:p>
          </table:table-cell>
          <table:table-cell office:value-type="float" office:value="151099" calcext:value-type="float">
            <text:p>151099</text:p>
          </table:table-cell>
        </table:table-row>
        <table:table-row table:style-name="ro1">
          <table:table-cell office:value-type="float" office:value="141133" calcext:value-type="float">
            <text:p>141133</text:p>
          </table:table-cell>
          <table:table-cell office:value-type="float" office:value="147987" calcext:value-type="float">
            <text:p>147987</text:p>
          </table:table-cell>
        </table:table-row>
        <table:table-row table:style-name="ro1">
          <table:table-cell office:value-type="float" office:value="142516" calcext:value-type="float">
            <text:p>142516</text:p>
          </table:table-cell>
          <table:table-cell office:value-type="float" office:value="146153" calcext:value-type="float">
            <text:p>146153</text:p>
          </table:table-cell>
        </table:table-row>
        <table:table-row table:style-name="ro1">
          <table:table-cell office:value-type="float" office:value="139088" calcext:value-type="float">
            <text:p>139088</text:p>
          </table:table-cell>
          <table:table-cell office:value-type="float" office:value="144632" calcext:value-type="float">
            <text:p>144632</text:p>
          </table:table-cell>
        </table:table-row>
        <table:table-row table:style-name="ro1">
          <table:table-cell office:value-type="float" office:value="138137" calcext:value-type="float">
            <text:p>138137</text:p>
          </table:table-cell>
          <table:table-cell office:value-type="float" office:value="156151" calcext:value-type="float">
            <text:p>156151</text:p>
          </table:table-cell>
        </table:table-row>
        <table:table-row table:style-name="ro1">
          <table:table-cell office:value-type="float" office:value="138620" calcext:value-type="float">
            <text:p>138620</text:p>
          </table:table-cell>
          <table:table-cell office:value-type="float" office:value="154092" calcext:value-type="float">
            <text:p>154092</text:p>
          </table:table-cell>
        </table:table-row>
        <table:table-row table:style-name="ro1">
          <table:table-cell office:value-type="float" office:value="142264" calcext:value-type="float">
            <text:p>142264</text:p>
          </table:table-cell>
          <table:table-cell office:value-type="float" office:value="155091" calcext:value-type="float">
            <text:p>155091</text:p>
          </table:table-cell>
        </table:table-row>
        <table:table-row table:style-name="ro1">
          <table:table-cell office:value-type="float" office:value="141277" calcext:value-type="float">
            <text:p>141277</text:p>
          </table:table-cell>
          <table:table-cell office:value-type="float" office:value="141698" calcext:value-type="float">
            <text:p>141698</text:p>
          </table:table-cell>
        </table:table-row>
        <table:table-row table:style-name="ro1">
          <table:table-cell office:value-type="float" office:value="149180" calcext:value-type="float">
            <text:p>149180</text:p>
          </table:table-cell>
          <table:table-cell office:value-type="float" office:value="142898" calcext:value-type="float">
            <text:p>142898</text:p>
          </table:table-cell>
        </table:table-row>
        <table:table-row table:style-name="ro1">
          <table:table-cell office:value-type="float" office:value="142152" calcext:value-type="float">
            <text:p>142152</text:p>
          </table:table-cell>
          <table:table-cell office:value-type="float" office:value="142890" calcext:value-type="float">
            <text:p>142890</text:p>
          </table:table-cell>
        </table:table-row>
        <table:table-row table:style-name="ro1">
          <table:table-cell office:value-type="float" office:value="143353" calcext:value-type="float">
            <text:p>143353</text:p>
          </table:table-cell>
          <table:table-cell office:value-type="float" office:value="148556" calcext:value-type="float">
            <text:p>148556</text:p>
          </table:table-cell>
        </table:table-row>
        <table:table-row table:style-name="ro1">
          <table:table-cell office:value-type="float" office:value="141342" calcext:value-type="float">
            <text:p>141342</text:p>
          </table:table-cell>
          <table:table-cell office:value-type="float" office:value="144546" calcext:value-type="float">
            <text:p>144546</text:p>
          </table:table-cell>
        </table:table-row>
        <table:table-row table:style-name="ro1">
          <table:table-cell office:value-type="float" office:value="141650" calcext:value-type="float">
            <text:p>141650</text:p>
          </table:table-cell>
          <table:table-cell office:value-type="float" office:value="147945" calcext:value-type="float">
            <text:p>147945</text:p>
          </table:table-cell>
        </table:table-row>
        <table:table-row table:style-name="ro1">
          <table:table-cell office:value-type="float" office:value="143773" calcext:value-type="float">
            <text:p>143773</text:p>
          </table:table-cell>
          <table:table-cell office:value-type="float" office:value="142249" calcext:value-type="float">
            <text:p>142249</text:p>
          </table:table-cell>
        </table:table-row>
        <table:table-row table:style-name="ro1">
          <table:table-cell office:value-type="float" office:value="141025" calcext:value-type="float">
            <text:p>141025</text:p>
          </table:table-cell>
          <table:table-cell office:value-type="float" office:value="148562" calcext:value-type="float">
            <text:p>148562</text:p>
          </table:table-cell>
        </table:table-row>
        <table:table-row table:style-name="ro1">
          <table:table-cell office:value-type="float" office:value="140906" calcext:value-type="float">
            <text:p>140906</text:p>
          </table:table-cell>
          <table:table-cell office:value-type="float" office:value="143592" calcext:value-type="float">
            <text:p>143592</text:p>
          </table:table-cell>
        </table:table-row>
        <table:table-row table:style-name="ro1">
          <table:table-cell office:value-type="float" office:value="143730" calcext:value-type="float">
            <text:p>143730</text:p>
          </table:table-cell>
          <table:table-cell office:value-type="float" office:value="150444" calcext:value-type="float">
            <text:p>150444</text:p>
          </table:table-cell>
        </table:table-row>
        <table:table-row table:style-name="ro1">
          <table:table-cell office:value-type="float" office:value="139520" calcext:value-type="float">
            <text:p>139520</text:p>
          </table:table-cell>
          <table:table-cell office:value-type="float" office:value="157862" calcext:value-type="float">
            <text:p>157862</text:p>
          </table:table-cell>
        </table:table-row>
        <table:table-row table:style-name="ro1">
          <table:table-cell office:value-type="float" office:value="139627" calcext:value-type="float">
            <text:p>139627</text:p>
          </table:table-cell>
          <table:table-cell office:value-type="float" office:value="157458" calcext:value-type="float">
            <text:p>157458</text:p>
          </table:table-cell>
        </table:table-row>
        <table:table-row table:style-name="ro1">
          <table:table-cell office:value-type="float" office:value="141533" calcext:value-type="float">
            <text:p>141533</text:p>
          </table:table-cell>
          <table:table-cell office:value-type="float" office:value="145387" calcext:value-type="float">
            <text:p>145387</text:p>
          </table:table-cell>
        </table:table-row>
        <table:table-row table:style-name="ro1">
          <table:table-cell office:value-type="float" office:value="138892" calcext:value-type="float">
            <text:p>138892</text:p>
          </table:table-cell>
          <table:table-cell office:value-type="float" office:value="151812" calcext:value-type="float">
            <text:p>151812</text:p>
          </table:table-cell>
        </table:table-row>
        <table:table-row table:style-name="ro1">
          <table:table-cell office:value-type="float" office:value="140704" calcext:value-type="float">
            <text:p>140704</text:p>
          </table:table-cell>
          <table:table-cell office:value-type="float" office:value="151478" calcext:value-type="float">
            <text:p>151478</text:p>
          </table:table-cell>
        </table:table-row>
        <table:table-row table:style-name="ro1">
          <table:table-cell office:value-type="float" office:value="138346" calcext:value-type="float">
            <text:p>138346</text:p>
          </table:table-cell>
          <table:table-cell office:value-type="float" office:value="144427" calcext:value-type="float">
            <text:p>144427</text:p>
          </table:table-cell>
        </table:table-row>
        <table:table-row table:style-name="ro1">
          <table:table-cell office:value-type="float" office:value="138392" calcext:value-type="float">
            <text:p>138392</text:p>
          </table:table-cell>
          <table:table-cell office:value-type="float" office:value="150735" calcext:value-type="float">
            <text:p>150735</text:p>
          </table:table-cell>
        </table:table-row>
        <table:table-row table:style-name="ro1">
          <table:table-cell office:value-type="float" office:value="143370" calcext:value-type="float">
            <text:p>143370</text:p>
          </table:table-cell>
          <table:table-cell office:value-type="float" office:value="149389" calcext:value-type="float">
            <text:p>149389</text:p>
          </table:table-cell>
        </table:table-row>
        <table:table-row table:style-name="ro1">
          <table:table-cell office:value-type="float" office:value="139074" calcext:value-type="float">
            <text:p>139074</text:p>
          </table:table-cell>
          <table:table-cell office:value-type="float" office:value="159192" calcext:value-type="float">
            <text:p>159192</text:p>
          </table:table-cell>
        </table:table-row>
        <table:table-row table:style-name="ro1">
          <table:table-cell office:value-type="float" office:value="142035" calcext:value-type="float">
            <text:p>142035</text:p>
          </table:table-cell>
          <table:table-cell office:value-type="float" office:value="144035" calcext:value-type="float">
            <text:p>144035</text:p>
          </table:table-cell>
        </table:table-row>
        <table:table-row table:style-name="ro1">
          <table:table-cell office:value-type="float" office:value="144140" calcext:value-type="float">
            <text:p>144140</text:p>
          </table:table-cell>
          <table:table-cell office:value-type="float" office:value="146538" calcext:value-type="float">
            <text:p>146538</text:p>
          </table:table-cell>
        </table:table-row>
        <table:table-row table:style-name="ro1">
          <table:table-cell office:value-type="float" office:value="139774" calcext:value-type="float">
            <text:p>139774</text:p>
          </table:table-cell>
          <table:table-cell office:value-type="float" office:value="147594" calcext:value-type="float">
            <text:p>147594</text:p>
          </table:table-cell>
        </table:table-row>
        <table:table-row table:style-name="ro1">
          <table:table-cell office:value-type="float" office:value="141210" calcext:value-type="float">
            <text:p>141210</text:p>
          </table:table-cell>
          <table:table-cell office:value-type="float" office:value="153346" calcext:value-type="float">
            <text:p>153346</text:p>
          </table:table-cell>
        </table:table-row>
        <table:table-row table:style-name="ro1">
          <table:table-cell office:value-type="float" office:value="142606" calcext:value-type="float">
            <text:p>142606</text:p>
          </table:table-cell>
          <table:table-cell office:value-type="float" office:value="147462" calcext:value-type="float">
            <text:p>147462</text:p>
          </table:table-cell>
        </table:table-row>
        <table:table-row table:style-name="ro1">
          <table:table-cell office:value-type="float" office:value="145430" calcext:value-type="float">
            <text:p>145430</text:p>
          </table:table-cell>
          <table:table-cell office:value-type="float" office:value="150053" calcext:value-type="float">
            <text:p>150053</text:p>
          </table:table-cell>
        </table:table-row>
        <table:table-row table:style-name="ro1">
          <table:table-cell office:value-type="float" office:value="139892" calcext:value-type="float">
            <text:p>139892</text:p>
          </table:table-cell>
          <table:table-cell office:value-type="float" office:value="142447" calcext:value-type="float">
            <text:p>142447</text:p>
          </table:table-cell>
        </table:table-row>
        <table:table-row table:style-name="ro1">
          <table:table-cell office:value-type="float" office:value="141655" calcext:value-type="float">
            <text:p>141655</text:p>
          </table:table-cell>
          <table:table-cell office:value-type="float" office:value="151621" calcext:value-type="float">
            <text:p>151621</text:p>
          </table:table-cell>
        </table:table-row>
        <table:table-row table:style-name="ro1">
          <table:table-cell office:value-type="float" office:value="147545" calcext:value-type="float">
            <text:p>147545</text:p>
          </table:table-cell>
          <table:table-cell office:value-type="float" office:value="166046" calcext:value-type="float">
            <text:p>166046</text:p>
          </table:table-cell>
        </table:table-row>
        <table:table-row table:style-name="ro1">
          <table:table-cell office:value-type="float" office:value="141688" calcext:value-type="float">
            <text:p>141688</text:p>
          </table:table-cell>
          <table:table-cell office:value-type="float" office:value="148973" calcext:value-type="float">
            <text:p>148973</text:p>
          </table:table-cell>
        </table:table-row>
        <table:table-row table:style-name="ro1">
          <table:table-cell office:value-type="float" office:value="140228" calcext:value-type="float">
            <text:p>140228</text:p>
          </table:table-cell>
          <table:table-cell office:value-type="float" office:value="146340" calcext:value-type="float">
            <text:p>146340</text:p>
          </table:table-cell>
        </table:table-row>
        <table:table-row table:style-name="ro1">
          <table:table-cell office:value-type="float" office:value="144244" calcext:value-type="float">
            <text:p>144244</text:p>
          </table:table-cell>
          <table:table-cell office:value-type="float" office:value="144808" calcext:value-type="float">
            <text:p>144808</text:p>
          </table:table-cell>
        </table:table-row>
        <table:table-row table:style-name="ro1">
          <table:table-cell office:value-type="float" office:value="138902" calcext:value-type="float">
            <text:p>138902</text:p>
          </table:table-cell>
          <table:table-cell office:value-type="float" office:value="143203" calcext:value-type="float">
            <text:p>143203</text:p>
          </table:table-cell>
        </table:table-row>
        <table:table-row table:style-name="ro1">
          <table:table-cell office:value-type="float" office:value="146966" calcext:value-type="float">
            <text:p>146966</text:p>
          </table:table-cell>
          <table:table-cell office:value-type="float" office:value="147016" calcext:value-type="float">
            <text:p>147016</text:p>
          </table:table-cell>
        </table:table-row>
        <table:table-row table:style-name="ro1">
          <table:table-cell office:value-type="float" office:value="140773" calcext:value-type="float">
            <text:p>140773</text:p>
          </table:table-cell>
          <table:table-cell office:value-type="float" office:value="154417" calcext:value-type="float">
            <text:p>154417</text:p>
          </table:table-cell>
        </table:table-row>
        <table:table-row table:style-name="ro1">
          <table:table-cell office:value-type="float" office:value="138359" calcext:value-type="float">
            <text:p>138359</text:p>
          </table:table-cell>
          <table:table-cell office:value-type="float" office:value="149618" calcext:value-type="float">
            <text:p>149618</text:p>
          </table:table-cell>
        </table:table-row>
        <table:table-row table:style-name="ro1">
          <table:table-cell office:value-type="float" office:value="139403" calcext:value-type="float">
            <text:p>139403</text:p>
          </table:table-cell>
          <table:table-cell office:value-type="float" office:value="150958" calcext:value-type="float">
            <text:p>150958</text:p>
          </table:table-cell>
        </table:table-row>
        <table:table-row table:style-name="ro1">
          <table:table-cell office:value-type="float" office:value="138040" calcext:value-type="float">
            <text:p>138040</text:p>
          </table:table-cell>
          <table:table-cell office:value-type="float" office:value="148962" calcext:value-type="float">
            <text:p>148962</text:p>
          </table:table-cell>
        </table:table-row>
        <table:table-row table:style-name="ro1">
          <table:table-cell office:value-type="float" office:value="140415" calcext:value-type="float">
            <text:p>140415</text:p>
          </table:table-cell>
          <table:table-cell office:value-type="float" office:value="152098" calcext:value-type="float">
            <text:p>152098</text:p>
          </table:table-cell>
        </table:table-row>
        <table:table-row table:style-name="ro1">
          <table:table-cell office:value-type="float" office:value="143233" calcext:value-type="float">
            <text:p>143233</text:p>
          </table:table-cell>
          <table:table-cell office:value-type="float" office:value="149206" calcext:value-type="float">
            <text:p>149206</text:p>
          </table:table-cell>
        </table:table-row>
        <table:table-row table:style-name="ro1">
          <table:table-cell office:value-type="float" office:value="142417" calcext:value-type="float">
            <text:p>142417</text:p>
          </table:table-cell>
          <table:table-cell office:value-type="float" office:value="148260" calcext:value-type="float">
            <text:p>148260</text:p>
          </table:table-cell>
        </table:table-row>
        <table:table-row table:style-name="ro1">
          <table:table-cell office:value-type="float" office:value="140105" calcext:value-type="float">
            <text:p>140105</text:p>
          </table:table-cell>
          <table:table-cell office:value-type="float" office:value="151078" calcext:value-type="float">
            <text:p>151078</text:p>
          </table:table-cell>
        </table:table-row>
        <table:table-row table:style-name="ro1">
          <table:table-cell office:value-type="float" office:value="140624" calcext:value-type="float">
            <text:p>140624</text:p>
          </table:table-cell>
          <table:table-cell office:value-type="float" office:value="151045" calcext:value-type="float">
            <text:p>151045</text:p>
          </table:table-cell>
        </table:table-row>
        <table:table-row table:style-name="ro1">
          <table:table-cell office:value-type="float" office:value="143836" calcext:value-type="float">
            <text:p>143836</text:p>
          </table:table-cell>
          <table:table-cell office:value-type="float" office:value="145000" calcext:value-type="float">
            <text:p>145000</text:p>
          </table:table-cell>
        </table:table-row>
        <table:table-row table:style-name="ro1">
          <table:table-cell office:value-type="float" office:value="144915" calcext:value-type="float">
            <text:p>144915</text:p>
          </table:table-cell>
          <table:table-cell office:value-type="float" office:value="150265" calcext:value-type="float">
            <text:p>150265</text:p>
          </table:table-cell>
        </table:table-row>
        <table:table-row table:style-name="ro1">
          <table:table-cell office:value-type="float" office:value="140534" calcext:value-type="float">
            <text:p>140534</text:p>
          </table:table-cell>
          <table:table-cell office:value-type="float" office:value="147964" calcext:value-type="float">
            <text:p>147964</text:p>
          </table:table-cell>
        </table:table-row>
        <table:table-row table:style-name="ro1">
          <table:table-cell office:value-type="float" office:value="141913" calcext:value-type="float">
            <text:p>141913</text:p>
          </table:table-cell>
          <table:table-cell office:value-type="float" office:value="161150" calcext:value-type="float">
            <text:p>161150</text:p>
          </table:table-cell>
        </table:table-row>
        <table:table-row table:style-name="ro1">
          <table:table-cell office:value-type="float" office:value="139206" calcext:value-type="float">
            <text:p>139206</text:p>
          </table:table-cell>
          <table:table-cell office:value-type="float" office:value="149719" calcext:value-type="float">
            <text:p>149719</text:p>
          </table:table-cell>
        </table:table-row>
        <table:table-row table:style-name="ro1">
          <table:table-cell office:value-type="float" office:value="144317" calcext:value-type="float">
            <text:p>144317</text:p>
          </table:table-cell>
          <table:table-cell office:value-type="float" office:value="147021" calcext:value-type="float">
            <text:p>147021</text:p>
          </table:table-cell>
        </table:table-row>
        <table:table-row table:style-name="ro1">
          <table:table-cell office:value-type="float" office:value="140376" calcext:value-type="float">
            <text:p>140376</text:p>
          </table:table-cell>
          <table:table-cell office:value-type="float" office:value="146237" calcext:value-type="float">
            <text:p>146237</text:p>
          </table:table-cell>
        </table:table-row>
        <table:table-row table:style-name="ro1">
          <table:table-cell office:value-type="float" office:value="138237" calcext:value-type="float">
            <text:p>138237</text:p>
          </table:table-cell>
          <table:table-cell office:value-type="float" office:value="153137" calcext:value-type="float">
            <text:p>153137</text:p>
          </table:table-cell>
        </table:table-row>
        <table:table-row table:style-name="ro1">
          <table:table-cell office:value-type="float" office:value="138496" calcext:value-type="float">
            <text:p>138496</text:p>
          </table:table-cell>
          <table:table-cell office:value-type="float" office:value="152710" calcext:value-type="float">
            <text:p>152710</text:p>
          </table:table-cell>
        </table:table-row>
        <table:table-row table:style-name="ro1">
          <table:table-cell office:value-type="float" office:value="142086" calcext:value-type="float">
            <text:p>142086</text:p>
          </table:table-cell>
          <table:table-cell office:value-type="float" office:value="152210" calcext:value-type="float">
            <text:p>152210</text:p>
          </table:table-cell>
        </table:table-row>
        <table:table-row table:style-name="ro1">
          <table:table-cell office:value-type="float" office:value="139761" calcext:value-type="float">
            <text:p>139761</text:p>
          </table:table-cell>
          <table:table-cell office:value-type="float" office:value="146831" calcext:value-type="float">
            <text:p>146831</text:p>
          </table:table-cell>
        </table:table-row>
        <table:table-row table:style-name="ro1">
          <table:table-cell office:value-type="float" office:value="140714" calcext:value-type="float">
            <text:p>140714</text:p>
          </table:table-cell>
          <table:table-cell office:value-type="float" office:value="152225" calcext:value-type="float">
            <text:p>152225</text:p>
          </table:table-cell>
        </table:table-row>
        <table:table-row table:style-name="ro1">
          <table:table-cell office:value-type="float" office:value="144771" calcext:value-type="float">
            <text:p>144771</text:p>
          </table:table-cell>
          <table:table-cell office:value-type="float" office:value="142317" calcext:value-type="float">
            <text:p>142317</text:p>
          </table:table-cell>
        </table:table-row>
        <table:table-row table:style-name="ro1">
          <table:table-cell office:value-type="float" office:value="141254" calcext:value-type="float">
            <text:p>141254</text:p>
          </table:table-cell>
          <table:table-cell office:value-type="float" office:value="150436" calcext:value-type="float">
            <text:p>150436</text:p>
          </table:table-cell>
        </table:table-row>
        <table:table-row table:style-name="ro1">
          <table:table-cell office:value-type="float" office:value="141041" calcext:value-type="float">
            <text:p>141041</text:p>
          </table:table-cell>
          <table:table-cell office:value-type="float" office:value="144215" calcext:value-type="float">
            <text:p>144215</text:p>
          </table:table-cell>
        </table:table-row>
        <table:table-row table:style-name="ro1">
          <table:table-cell office:value-type="float" office:value="140874" calcext:value-type="float">
            <text:p>140874</text:p>
          </table:table-cell>
          <table:table-cell office:value-type="float" office:value="144473" calcext:value-type="float">
            <text:p>144473</text:p>
          </table:table-cell>
        </table:table-row>
        <table:table-row table:style-name="ro1">
          <table:table-cell office:value-type="float" office:value="141452" calcext:value-type="float">
            <text:p>141452</text:p>
          </table:table-cell>
          <table:table-cell office:value-type="float" office:value="156025" calcext:value-type="float">
            <text:p>156025</text:p>
          </table:table-cell>
        </table:table-row>
        <table:table-row table:style-name="ro1">
          <table:table-cell office:value-type="float" office:value="143344" calcext:value-type="float">
            <text:p>143344</text:p>
          </table:table-cell>
          <table:table-cell office:value-type="float" office:value="147351" calcext:value-type="float">
            <text:p>147351</text:p>
          </table:table-cell>
        </table:table-row>
        <table:table-row table:style-name="ro1">
          <table:table-cell office:value-type="float" office:value="143660" calcext:value-type="float">
            <text:p>143660</text:p>
          </table:table-cell>
          <table:table-cell office:value-type="float" office:value="149369" calcext:value-type="float">
            <text:p>149369</text:p>
          </table:table-cell>
        </table:table-row>
        <table:table-row table:style-name="ro1">
          <table:table-cell office:value-type="float" office:value="139236" calcext:value-type="float">
            <text:p>139236</text:p>
          </table:table-cell>
          <table:table-cell office:value-type="float" office:value="145264" calcext:value-type="float">
            <text:p>145264</text:p>
          </table:table-cell>
        </table:table-row>
        <table:table-row table:style-name="ro1">
          <table:table-cell office:value-type="float" office:value="143809" calcext:value-type="float">
            <text:p>143809</text:p>
          </table:table-cell>
          <table:table-cell office:value-type="float" office:value="143942" calcext:value-type="float">
            <text:p>143942</text:p>
          </table:table-cell>
        </table:table-row>
        <table:table-row table:style-name="ro1">
          <table:table-cell office:value-type="float" office:value="138591" calcext:value-type="float">
            <text:p>138591</text:p>
          </table:table-cell>
          <table:table-cell office:value-type="float" office:value="144840" calcext:value-type="float">
            <text:p>144840</text:p>
          </table:table-cell>
        </table:table-row>
        <table:table-row table:style-name="ro1">
          <table:table-cell office:value-type="float" office:value="138844" calcext:value-type="float">
            <text:p>138844</text:p>
          </table:table-cell>
          <table:table-cell office:value-type="float" office:value="147873" calcext:value-type="float">
            <text:p>147873</text:p>
          </table:table-cell>
        </table:table-row>
        <table:table-row table:style-name="ro1">
          <table:table-cell office:value-type="float" office:value="136958" calcext:value-type="float">
            <text:p>136958</text:p>
          </table:table-cell>
          <table:table-cell office:value-type="float" office:value="159632" calcext:value-type="float">
            <text:p>159632</text:p>
          </table:table-cell>
        </table:table-row>
        <table:table-row table:style-name="ro1">
          <table:table-cell office:value-type="float" office:value="143386" calcext:value-type="float">
            <text:p>143386</text:p>
          </table:table-cell>
          <table:table-cell office:value-type="float" office:value="151167" calcext:value-type="float">
            <text:p>151167</text:p>
          </table:table-cell>
        </table:table-row>
        <table:table-row table:style-name="ro1">
          <table:table-cell office:value-type="float" office:value="144459" calcext:value-type="float">
            <text:p>144459</text:p>
          </table:table-cell>
          <table:table-cell office:value-type="float" office:value="155349" calcext:value-type="float">
            <text:p>155349</text:p>
          </table:table-cell>
        </table:table-row>
        <table:table-row table:style-name="ro1">
          <table:table-cell office:value-type="float" office:value="139504" calcext:value-type="float">
            <text:p>139504</text:p>
          </table:table-cell>
          <table:table-cell office:value-type="float" office:value="147156" calcext:value-type="float">
            <text:p>147156</text:p>
          </table:table-cell>
        </table:table-row>
        <table:table-row table:style-name="ro1">
          <table:table-cell office:value-type="float" office:value="144603" calcext:value-type="float">
            <text:p>144603</text:p>
          </table:table-cell>
          <table:table-cell office:value-type="float" office:value="144658" calcext:value-type="float">
            <text:p>144658</text:p>
          </table:table-cell>
        </table:table-row>
        <table:table-row table:style-name="ro1">
          <table:table-cell office:value-type="float" office:value="139440" calcext:value-type="float">
            <text:p>139440</text:p>
          </table:table-cell>
          <table:table-cell office:value-type="float" office:value="144351" calcext:value-type="float">
            <text:p>144351</text:p>
          </table:table-cell>
        </table:table-row>
        <table:table-row table:style-name="ro1">
          <table:table-cell office:value-type="float" office:value="138754" calcext:value-type="float">
            <text:p>138754</text:p>
          </table:table-cell>
          <table:table-cell office:value-type="float" office:value="144067" calcext:value-type="float">
            <text:p>144067</text:p>
          </table:table-cell>
        </table:table-row>
        <table:table-row table:style-name="ro1">
          <table:table-cell office:value-type="float" office:value="142390" calcext:value-type="float">
            <text:p>142390</text:p>
          </table:table-cell>
          <table:table-cell office:value-type="float" office:value="141429" calcext:value-type="float">
            <text:p>141429</text:p>
          </table:table-cell>
        </table:table-row>
        <table:table-row table:style-name="ro1">
          <table:table-cell office:value-type="float" office:value="145281" calcext:value-type="float">
            <text:p>145281</text:p>
          </table:table-cell>
          <table:table-cell office:value-type="float" office:value="155879" calcext:value-type="float">
            <text:p>155879</text:p>
          </table:table-cell>
        </table:table-row>
        <table:table-row table:style-name="ro1">
          <table:table-cell office:value-type="float" office:value="143176" calcext:value-type="float">
            <text:p>143176</text:p>
          </table:table-cell>
          <table:table-cell office:value-type="float" office:value="151115" calcext:value-type="float">
            <text:p>151115</text:p>
          </table:table-cell>
        </table:table-row>
        <table:table-row table:style-name="ro1">
          <table:table-cell office:value-type="float" office:value="140944" calcext:value-type="float">
            <text:p>140944</text:p>
          </table:table-cell>
          <table:table-cell office:value-type="float" office:value="161278" calcext:value-type="float">
            <text:p>161278</text:p>
          </table:table-cell>
        </table:table-row>
        <table:table-row table:style-name="ro1">
          <table:table-cell office:value-type="float" office:value="140444" calcext:value-type="float">
            <text:p>140444</text:p>
          </table:table-cell>
          <table:table-cell office:value-type="float" office:value="144554" calcext:value-type="float">
            <text:p>144554</text:p>
          </table:table-cell>
        </table:table-row>
        <table:table-row table:style-name="ro1">
          <table:table-cell office:value-type="float" office:value="140936" calcext:value-type="float">
            <text:p>140936</text:p>
          </table:table-cell>
          <table:table-cell office:value-type="float" office:value="144894" calcext:value-type="float">
            <text:p>144894</text:p>
          </table:table-cell>
        </table:table-row>
        <table:table-row table:style-name="ro1">
          <table:table-cell office:value-type="float" office:value="143745" calcext:value-type="float">
            <text:p>143745</text:p>
          </table:table-cell>
          <table:table-cell office:value-type="float" office:value="161519" calcext:value-type="float">
            <text:p>161519</text:p>
          </table:table-cell>
        </table:table-row>
        <table:table-row table:style-name="ro1">
          <table:table-cell office:value-type="float" office:value="144674" calcext:value-type="float">
            <text:p>144674</text:p>
          </table:table-cell>
          <table:table-cell office:value-type="float" office:value="147642" calcext:value-type="float">
            <text:p>147642</text:p>
          </table:table-cell>
        </table:table-row>
        <table:table-row table:style-name="ro1">
          <table:table-cell office:value-type="float" office:value="140342" calcext:value-type="float">
            <text:p>140342</text:p>
          </table:table-cell>
          <table:table-cell office:value-type="float" office:value="150409" calcext:value-type="float">
            <text:p>150409</text:p>
          </table:table-cell>
        </table:table-row>
        <table:table-row table:style-name="ro1">
          <table:table-cell office:value-type="float" office:value="143660" calcext:value-type="float">
            <text:p>143660</text:p>
          </table:table-cell>
          <table:table-cell office:value-type="float" office:value="149614" calcext:value-type="float">
            <text:p>149614</text:p>
          </table:table-cell>
        </table:table-row>
        <table:table-row table:style-name="ro1">
          <table:table-cell office:value-type="float" office:value="143709" calcext:value-type="float">
            <text:p>143709</text:p>
          </table:table-cell>
          <table:table-cell office:value-type="float" office:value="156092" calcext:value-type="float">
            <text:p>156092</text:p>
          </table:table-cell>
        </table:table-row>
        <table:table-row table:style-name="ro1">
          <table:table-cell office:value-type="float" office:value="140891" calcext:value-type="float">
            <text:p>140891</text:p>
          </table:table-cell>
          <table:table-cell office:value-type="float" office:value="147005" calcext:value-type="float">
            <text:p>147005</text:p>
          </table:table-cell>
        </table:table-row>
        <table:table-row table:style-name="ro1">
          <table:table-cell office:value-type="float" office:value="138398" calcext:value-type="float">
            <text:p>138398</text:p>
          </table:table-cell>
          <table:table-cell office:value-type="float" office:value="145547" calcext:value-type="float">
            <text:p>145547</text:p>
          </table:table-cell>
        </table:table-row>
        <table:table-row table:style-name="ro1">
          <table:table-cell office:value-type="float" office:value="135989" calcext:value-type="float">
            <text:p>135989</text:p>
          </table:table-cell>
          <table:table-cell office:value-type="float" office:value="147105" calcext:value-type="float">
            <text:p>147105</text:p>
          </table:table-cell>
        </table:table-row>
        <table:table-row table:style-name="ro1">
          <table:table-cell office:value-type="float" office:value="137577" calcext:value-type="float">
            <text:p>137577</text:p>
          </table:table-cell>
          <table:table-cell office:value-type="float" office:value="148228" calcext:value-type="float">
            <text:p>148228</text:p>
          </table:table-cell>
        </table:table-row>
        <table:table-row table:style-name="ro1">
          <table:table-cell office:value-type="float" office:value="141360" calcext:value-type="float">
            <text:p>141360</text:p>
          </table:table-cell>
          <table:table-cell office:value-type="float" office:value="146965" calcext:value-type="float">
            <text:p>146965</text:p>
          </table:table-cell>
        </table:table-row>
        <table:table-row table:style-name="ro1">
          <table:table-cell office:value-type="float" office:value="137893" calcext:value-type="float">
            <text:p>137893</text:p>
          </table:table-cell>
          <table:table-cell office:value-type="float" office:value="151284" calcext:value-type="float">
            <text:p>151284</text:p>
          </table:table-cell>
        </table:table-row>
        <table:table-row table:style-name="ro1">
          <table:table-cell office:value-type="float" office:value="138097" calcext:value-type="float">
            <text:p>138097</text:p>
          </table:table-cell>
          <table:table-cell office:value-type="float" office:value="145871" calcext:value-type="float">
            <text:p>145871</text:p>
          </table:table-cell>
        </table:table-row>
        <table:table-row table:style-name="ro1">
          <table:table-cell office:value-type="float" office:value="138803" calcext:value-type="float">
            <text:p>138803</text:p>
          </table:table-cell>
          <table:table-cell office:value-type="float" office:value="148356" calcext:value-type="float">
            <text:p>148356</text:p>
          </table:table-cell>
        </table:table-row>
        <table:table-row table:style-name="ro1">
          <table:table-cell office:value-type="float" office:value="137217" calcext:value-type="float">
            <text:p>137217</text:p>
          </table:table-cell>
          <table:table-cell office:value-type="float" office:value="150657" calcext:value-type="float">
            <text:p>150657</text:p>
          </table:table-cell>
        </table:table-row>
        <table:table-row table:style-name="ro1">
          <table:table-cell office:value-type="float" office:value="138379" calcext:value-type="float">
            <text:p>138379</text:p>
          </table:table-cell>
          <table:table-cell office:value-type="float" office:value="150854" calcext:value-type="float">
            <text:p>150854</text:p>
          </table:table-cell>
        </table:table-row>
        <table:table-row table:style-name="ro1">
          <table:table-cell office:value-type="float" office:value="139956" calcext:value-type="float">
            <text:p>139956</text:p>
          </table:table-cell>
          <table:table-cell office:value-type="float" office:value="142702" calcext:value-type="float">
            <text:p>142702</text:p>
          </table:table-cell>
        </table:table-row>
        <table:table-row table:style-name="ro1">
          <table:table-cell office:value-type="float" office:value="140149" calcext:value-type="float">
            <text:p>140149</text:p>
          </table:table-cell>
          <table:table-cell office:value-type="float" office:value="145603" calcext:value-type="float">
            <text:p>145603</text:p>
          </table:table-cell>
        </table:table-row>
        <table:table-row table:style-name="ro1">
          <table:table-cell office:value-type="float" office:value="140214" calcext:value-type="float">
            <text:p>140214</text:p>
          </table:table-cell>
          <table:table-cell office:value-type="float" office:value="143394" calcext:value-type="float">
            <text:p>143394</text:p>
          </table:table-cell>
        </table:table-row>
        <table:table-row table:style-name="ro1">
          <table:table-cell office:value-type="float" office:value="141238" calcext:value-type="float">
            <text:p>141238</text:p>
          </table:table-cell>
          <table:table-cell office:value-type="float" office:value="149791" calcext:value-type="float">
            <text:p>149791</text:p>
          </table:table-cell>
        </table:table-row>
        <table:table-row table:style-name="ro1">
          <table:table-cell office:value-type="float" office:value="139023" calcext:value-type="float">
            <text:p>139023</text:p>
          </table:table-cell>
          <table:table-cell office:value-type="float" office:value="146396" calcext:value-type="float">
            <text:p>146396</text:p>
          </table:table-cell>
        </table:table-row>
        <table:table-row table:style-name="ro1">
          <table:table-cell office:value-type="float" office:value="137317" calcext:value-type="float">
            <text:p>137317</text:p>
          </table:table-cell>
          <table:table-cell office:value-type="float" office:value="151455" calcext:value-type="float">
            <text:p>151455</text:p>
          </table:table-cell>
        </table:table-row>
        <table:table-row table:style-name="ro1">
          <table:table-cell office:value-type="float" office:value="135105" calcext:value-type="float">
            <text:p>135105</text:p>
          </table:table-cell>
          <table:table-cell office:value-type="float" office:value="144735" calcext:value-type="float">
            <text:p>144735</text:p>
          </table:table-cell>
        </table:table-row>
        <table:table-row table:style-name="ro1">
          <table:table-cell office:value-type="float" office:value="138167" calcext:value-type="float">
            <text:p>138167</text:p>
          </table:table-cell>
          <table:table-cell office:value-type="float" office:value="145947" calcext:value-type="float">
            <text:p>145947</text:p>
          </table:table-cell>
        </table:table-row>
        <table:table-row table:style-name="ro1">
          <table:table-cell office:value-type="float" office:value="138933" calcext:value-type="float">
            <text:p>138933</text:p>
          </table:table-cell>
          <table:table-cell office:value-type="float" office:value="142263" calcext:value-type="float">
            <text:p>142263</text:p>
          </table:table-cell>
        </table:table-row>
        <table:table-row table:style-name="ro1">
          <table:table-cell office:value-type="float" office:value="135893" calcext:value-type="float">
            <text:p>135893</text:p>
          </table:table-cell>
          <table:table-cell office:value-type="float" office:value="152090" calcext:value-type="float">
            <text:p>152090</text:p>
          </table:table-cell>
        </table:table-row>
        <table:table-row table:style-name="ro1">
          <table:table-cell office:value-type="float" office:value="136924" calcext:value-type="float">
            <text:p>136924</text:p>
          </table:table-cell>
          <table:table-cell office:value-type="float" office:value="141410" calcext:value-type="float">
            <text:p>141410</text:p>
          </table:table-cell>
        </table:table-row>
        <table:table-row table:style-name="ro1">
          <table:table-cell office:value-type="float" office:value="136459" calcext:value-type="float">
            <text:p>136459</text:p>
          </table:table-cell>
          <table:table-cell office:value-type="float" office:value="152927" calcext:value-type="float">
            <text:p>152927</text:p>
          </table:table-cell>
        </table:table-row>
        <table:table-row table:style-name="ro1">
          <table:table-cell office:value-type="float" office:value="136193" calcext:value-type="float">
            <text:p>136193</text:p>
          </table:table-cell>
          <table:table-cell office:value-type="float" office:value="146716" calcext:value-type="float">
            <text:p>146716</text:p>
          </table:table-cell>
        </table:table-row>
        <table:table-row table:style-name="ro1">
          <table:table-cell office:value-type="float" office:value="137735" calcext:value-type="float">
            <text:p>137735</text:p>
          </table:table-cell>
          <table:table-cell office:value-type="float" office:value="143510" calcext:value-type="float">
            <text:p>143510</text:p>
          </table:table-cell>
        </table:table-row>
        <table:table-row table:style-name="ro1">
          <table:table-cell office:value-type="float" office:value="140459" calcext:value-type="float">
            <text:p>140459</text:p>
          </table:table-cell>
          <table:table-cell office:value-type="float" office:value="141266" calcext:value-type="float">
            <text:p>141266</text:p>
          </table:table-cell>
        </table:table-row>
        <table:table-row table:style-name="ro1">
          <table:table-cell office:value-type="float" office:value="139172" calcext:value-type="float">
            <text:p>139172</text:p>
          </table:table-cell>
          <table:table-cell office:value-type="float" office:value="146953" calcext:value-type="float">
            <text:p>146953</text:p>
          </table:table-cell>
        </table:table-row>
        <table:table-row table:style-name="ro1">
          <table:table-cell office:value-type="float" office:value="143984" calcext:value-type="float">
            <text:p>143984</text:p>
          </table:table-cell>
          <table:table-cell office:value-type="float" office:value="153493" calcext:value-type="float">
            <text:p>153493</text:p>
          </table:table-cell>
        </table:table-row>
        <table:table-row table:style-name="ro1">
          <table:table-cell office:value-type="float" office:value="142989" calcext:value-type="float">
            <text:p>142989</text:p>
          </table:table-cell>
          <table:table-cell office:value-type="float" office:value="150444" calcext:value-type="float">
            <text:p>150444</text:p>
          </table:table-cell>
        </table:table-row>
        <table:table-row table:style-name="ro1">
          <table:table-cell office:value-type="float" office:value="140520" calcext:value-type="float">
            <text:p>140520</text:p>
          </table:table-cell>
          <table:table-cell office:value-type="float" office:value="153732" calcext:value-type="float">
            <text:p>153732</text:p>
          </table:table-cell>
        </table:table-row>
        <table:table-row table:style-name="ro1">
          <table:table-cell office:value-type="float" office:value="142777" calcext:value-type="float">
            <text:p>142777</text:p>
          </table:table-cell>
          <table:table-cell office:value-type="float" office:value="159494" calcext:value-type="float">
            <text:p>159494</text:p>
          </table:table-cell>
        </table:table-row>
        <table:table-row table:style-name="ro1">
          <table:table-cell office:value-type="float" office:value="141528" calcext:value-type="float">
            <text:p>141528</text:p>
          </table:table-cell>
          <table:table-cell office:value-type="float" office:value="158885" calcext:value-type="float">
            <text:p>158885</text:p>
          </table:table-cell>
        </table:table-row>
        <table:table-row table:style-name="ro1">
          <table:table-cell office:value-type="float" office:value="138977" calcext:value-type="float">
            <text:p>138977</text:p>
          </table:table-cell>
          <table:table-cell office:value-type="float" office:value="152661" calcext:value-type="float">
            <text:p>152661</text:p>
          </table:table-cell>
        </table:table-row>
        <table:table-row table:style-name="ro1">
          <table:table-cell office:value-type="float" office:value="138512" calcext:value-type="float">
            <text:p>138512</text:p>
          </table:table-cell>
          <table:table-cell office:value-type="float" office:value="152082" calcext:value-type="float">
            <text:p>152082</text:p>
          </table:table-cell>
        </table:table-row>
        <table:table-row table:style-name="ro1">
          <table:table-cell office:value-type="float" office:value="139249" calcext:value-type="float">
            <text:p>139249</text:p>
          </table:table-cell>
          <table:table-cell office:value-type="float" office:value="161097" calcext:value-type="float">
            <text:p>161097</text:p>
          </table:table-cell>
        </table:table-row>
        <table:table-row table:style-name="ro1">
          <table:table-cell office:value-type="float" office:value="138626" calcext:value-type="float">
            <text:p>138626</text:p>
          </table:table-cell>
          <table:table-cell office:value-type="float" office:value="163016" calcext:value-type="float">
            <text:p>163016</text:p>
          </table:table-cell>
        </table:table-row>
        <table:table-row table:style-name="ro1">
          <table:table-cell office:value-type="float" office:value="137187" calcext:value-type="float">
            <text:p>137187</text:p>
          </table:table-cell>
          <table:table-cell office:value-type="float" office:value="153716" calcext:value-type="float">
            <text:p>153716</text:p>
          </table:table-cell>
        </table:table-row>
        <table:table-row table:style-name="ro1">
          <table:table-cell office:value-type="float" office:value="138424" calcext:value-type="float">
            <text:p>138424</text:p>
          </table:table-cell>
          <table:table-cell office:value-type="float" office:value="153401" calcext:value-type="float">
            <text:p>153401</text:p>
          </table:table-cell>
        </table:table-row>
        <table:table-row table:style-name="ro1">
          <table:table-cell office:value-type="float" office:value="142465" calcext:value-type="float">
            <text:p>142465</text:p>
          </table:table-cell>
          <table:table-cell office:value-type="float" office:value="165725" calcext:value-type="float">
            <text:p>165725</text:p>
          </table:table-cell>
        </table:table-row>
        <table:table-row table:style-name="ro1">
          <table:table-cell office:value-type="float" office:value="141250" calcext:value-type="float">
            <text:p>141250</text:p>
          </table:table-cell>
          <table:table-cell office:value-type="float" office:value="151325" calcext:value-type="float">
            <text:p>151325</text:p>
          </table:table-cell>
        </table:table-row>
        <table:table-row table:style-name="ro1">
          <table:table-cell office:value-type="float" office:value="140918" calcext:value-type="float">
            <text:p>140918</text:p>
          </table:table-cell>
          <table:table-cell office:value-type="float" office:value="156226" calcext:value-type="float">
            <text:p>156226</text:p>
          </table:table-cell>
        </table:table-row>
        <table:table-row table:style-name="ro1">
          <table:table-cell office:value-type="float" office:value="140459" calcext:value-type="float">
            <text:p>140459</text:p>
          </table:table-cell>
          <table:table-cell office:value-type="float" office:value="153349" calcext:value-type="float">
            <text:p>153349</text:p>
          </table:table-cell>
        </table:table-row>
        <table:table-row table:style-name="ro1">
          <table:table-cell office:value-type="float" office:value="146849" calcext:value-type="float">
            <text:p>146849</text:p>
          </table:table-cell>
          <table:table-cell office:value-type="float" office:value="153472" calcext:value-type="float">
            <text:p>153472</text:p>
          </table:table-cell>
        </table:table-row>
        <table:table-row table:style-name="ro1">
          <table:table-cell office:value-type="float" office:value="140446" calcext:value-type="float">
            <text:p>140446</text:p>
          </table:table-cell>
          <table:table-cell office:value-type="float" office:value="151181" calcext:value-type="float">
            <text:p>151181</text:p>
          </table:table-cell>
        </table:table-row>
        <table:table-row table:style-name="ro1">
          <table:table-cell office:value-type="float" office:value="141864" calcext:value-type="float">
            <text:p>141864</text:p>
          </table:table-cell>
          <table:table-cell office:value-type="float" office:value="153775" calcext:value-type="float">
            <text:p>153775</text:p>
          </table:table-cell>
        </table:table-row>
        <table:table-row table:style-name="ro1">
          <table:table-cell office:value-type="float" office:value="144074" calcext:value-type="float">
            <text:p>144074</text:p>
          </table:table-cell>
          <table:table-cell office:value-type="float" office:value="155681" calcext:value-type="float">
            <text:p>155681</text:p>
          </table:table-cell>
        </table:table-row>
        <table:table-row table:style-name="ro1">
          <table:table-cell office:value-type="float" office:value="146425" calcext:value-type="float">
            <text:p>146425</text:p>
          </table:table-cell>
          <table:table-cell office:value-type="float" office:value="154881" calcext:value-type="float">
            <text:p>154881</text:p>
          </table:table-cell>
        </table:table-row>
        <table:table-row table:style-name="ro1">
          <table:table-cell office:value-type="float" office:value="149933" calcext:value-type="float">
            <text:p>149933</text:p>
          </table:table-cell>
          <table:table-cell office:value-type="float" office:value="160054" calcext:value-type="float">
            <text:p>160054</text:p>
          </table:table-cell>
        </table:table-row>
        <table:table-row table:style-name="ro1">
          <table:table-cell office:value-type="float" office:value="151963" calcext:value-type="float">
            <text:p>151963</text:p>
          </table:table-cell>
          <table:table-cell office:value-type="float" office:value="152609" calcext:value-type="float">
            <text:p>152609</text:p>
          </table:table-cell>
        </table:table-row>
        <table:table-row table:style-name="ro1">
          <table:table-cell office:value-type="float" office:value="157335" calcext:value-type="float">
            <text:p>157335</text:p>
          </table:table-cell>
          <table:table-cell office:value-type="float" office:value="160839" calcext:value-type="float">
            <text:p>160839</text:p>
          </table:table-cell>
        </table:table-row>
        <table:table-row table:style-name="ro1">
          <table:table-cell office:value-type="float" office:value="152090" calcext:value-type="float">
            <text:p>152090</text:p>
          </table:table-cell>
          <table:table-cell office:value-type="float" office:value="163312" calcext:value-type="float">
            <text:p>163312</text:p>
          </table:table-cell>
        </table:table-row>
        <table:table-row table:style-name="ro1">
          <table:table-cell office:value-type="float" office:value="149636" calcext:value-type="float">
            <text:p>149636</text:p>
          </table:table-cell>
          <table:table-cell office:value-type="float" office:value="154772" calcext:value-type="float">
            <text:p>154772</text:p>
          </table:table-cell>
        </table:table-row>
        <table:table-row table:style-name="ro1">
          <table:table-cell office:value-type="float" office:value="149119" calcext:value-type="float">
            <text:p>149119</text:p>
          </table:table-cell>
          <table:table-cell office:value-type="float" office:value="150125" calcext:value-type="float">
            <text:p>150125</text:p>
          </table:table-cell>
        </table:table-row>
        <table:table-row table:style-name="ro1">
          <table:table-cell office:value-type="float" office:value="149570" calcext:value-type="float">
            <text:p>149570</text:p>
          </table:table-cell>
          <table:table-cell office:value-type="float" office:value="144942" calcext:value-type="float">
            <text:p>144942</text:p>
          </table:table-cell>
        </table:table-row>
        <table:table-row table:style-name="ro1">
          <table:table-cell office:value-type="float" office:value="153258" calcext:value-type="float">
            <text:p>153258</text:p>
          </table:table-cell>
          <table:table-cell office:value-type="float" office:value="149070" calcext:value-type="float">
            <text:p>149070</text:p>
          </table:table-cell>
        </table:table-row>
        <table:table-row table:style-name="ro1">
          <table:table-cell office:value-type="float" office:value="148265" calcext:value-type="float">
            <text:p>148265</text:p>
          </table:table-cell>
          <table:table-cell office:value-type="float" office:value="153707" calcext:value-type="float">
            <text:p>153707</text:p>
          </table:table-cell>
        </table:table-row>
        <table:table-row table:style-name="ro1">
          <table:table-cell office:value-type="float" office:value="150770" calcext:value-type="float">
            <text:p>150770</text:p>
          </table:table-cell>
          <table:table-cell office:value-type="float" office:value="148444" calcext:value-type="float">
            <text:p>148444</text:p>
          </table:table-cell>
        </table:table-row>
        <table:table-row table:style-name="ro1">
          <table:table-cell office:value-type="float" office:value="149974" calcext:value-type="float">
            <text:p>149974</text:p>
          </table:table-cell>
          <table:table-cell office:value-type="float" office:value="145626" calcext:value-type="float">
            <text:p>145626</text:p>
          </table:table-cell>
        </table:table-row>
        <table:table-row table:style-name="ro1">
          <table:table-cell office:value-type="float" office:value="150711" calcext:value-type="float">
            <text:p>150711</text:p>
          </table:table-cell>
          <table:table-cell office:value-type="float" office:value="148246" calcext:value-type="float">
            <text:p>148246</text:p>
          </table:table-cell>
        </table:table-row>
        <table:table-row table:style-name="ro1">
          <table:table-cell office:value-type="float" office:value="147836" calcext:value-type="float">
            <text:p>147836</text:p>
          </table:table-cell>
          <table:table-cell office:value-type="float" office:value="146095" calcext:value-type="float">
            <text:p>146095</text:p>
          </table:table-cell>
        </table:table-row>
        <table:table-row table:style-name="ro1">
          <table:table-cell office:value-type="float" office:value="150031" calcext:value-type="float">
            <text:p>150031</text:p>
          </table:table-cell>
          <table:table-cell office:value-type="float" office:value="148345" calcext:value-type="float">
            <text:p>148345</text:p>
          </table:table-cell>
        </table:table-row>
        <table:table-row table:style-name="ro1">
          <table:table-cell office:value-type="float" office:value="148434" calcext:value-type="float">
            <text:p>148434</text:p>
          </table:table-cell>
          <table:table-cell office:value-type="float" office:value="147647" calcext:value-type="float">
            <text:p>147647</text:p>
          </table:table-cell>
        </table:table-row>
        <table:table-row table:style-name="ro1">
          <table:table-cell office:value-type="float" office:value="146831" calcext:value-type="float">
            <text:p>146831</text:p>
          </table:table-cell>
          <table:table-cell office:value-type="float" office:value="147653" calcext:value-type="float">
            <text:p>147653</text:p>
          </table:table-cell>
        </table:table-row>
        <table:table-row table:style-name="ro1">
          <table:table-cell office:value-type="float" office:value="148312" calcext:value-type="float">
            <text:p>148312</text:p>
          </table:table-cell>
          <table:table-cell office:value-type="float" office:value="147467" calcext:value-type="float">
            <text:p>147467</text:p>
          </table:table-cell>
        </table:table-row>
        <table:table-row table:style-name="ro1">
          <table:table-cell office:value-type="float" office:value="150506" calcext:value-type="float">
            <text:p>150506</text:p>
          </table:table-cell>
          <table:table-cell office:value-type="float" office:value="152824" calcext:value-type="float">
            <text:p>152824</text:p>
          </table:table-cell>
        </table:table-row>
        <table:table-row table:style-name="ro1">
          <table:table-cell office:value-type="float" office:value="149714" calcext:value-type="float">
            <text:p>149714</text:p>
          </table:table-cell>
          <table:table-cell office:value-type="float" office:value="146769" calcext:value-type="float">
            <text:p>146769</text:p>
          </table:table-cell>
        </table:table-row>
        <table:table-row table:style-name="ro1">
          <table:table-cell office:value-type="float" office:value="146876" calcext:value-type="float">
            <text:p>146876</text:p>
          </table:table-cell>
          <table:table-cell office:value-type="float" office:value="161041" calcext:value-type="float">
            <text:p>161041</text:p>
          </table:table-cell>
        </table:table-row>
        <table:table-row table:style-name="ro1">
          <table:table-cell office:value-type="float" office:value="145707" calcext:value-type="float">
            <text:p>145707</text:p>
          </table:table-cell>
          <table:table-cell office:value-type="float" office:value="158346" calcext:value-type="float">
            <text:p>158346</text:p>
          </table:table-cell>
        </table:table-row>
        <table:table-row table:style-name="ro1">
          <table:table-cell office:value-type="float" office:value="146162" calcext:value-type="float">
            <text:p>146162</text:p>
          </table:table-cell>
          <table:table-cell office:value-type="float" office:value="144610" calcext:value-type="float">
            <text:p>144610</text:p>
          </table:table-cell>
        </table:table-row>
        <table:table-row table:style-name="ro1">
          <table:table-cell office:value-type="float" office:value="148937" calcext:value-type="float">
            <text:p>148937</text:p>
          </table:table-cell>
          <table:table-cell office:value-type="float" office:value="143182" calcext:value-type="float">
            <text:p>143182</text:p>
          </table:table-cell>
        </table:table-row>
        <table:table-row table:style-name="ro1">
          <table:table-cell office:value-type="float" office:value="154370" calcext:value-type="float">
            <text:p>154370</text:p>
          </table:table-cell>
          <table:table-cell office:value-type="float" office:value="151069" calcext:value-type="float">
            <text:p>151069</text:p>
          </table:table-cell>
        </table:table-row>
        <table:table-row table:style-name="ro1">
          <table:table-cell office:value-type="float" office:value="144930" calcext:value-type="float">
            <text:p>144930</text:p>
          </table:table-cell>
          <table:table-cell office:value-type="float" office:value="158491" calcext:value-type="float">
            <text:p>158491</text:p>
          </table:table-cell>
        </table:table-row>
        <table:table-row table:style-name="ro1">
          <table:table-cell office:value-type="float" office:value="138381" calcext:value-type="float">
            <text:p>138381</text:p>
          </table:table-cell>
          <table:table-cell office:value-type="float" office:value="149590" calcext:value-type="float">
            <text:p>149590</text:p>
          </table:table-cell>
        </table:table-row>
        <table:table-row table:style-name="ro1">
          <table:table-cell office:value-type="float" office:value="138378" calcext:value-type="float">
            <text:p>138378</text:p>
          </table:table-cell>
          <table:table-cell office:value-type="float" office:value="144509" calcext:value-type="float">
            <text:p>144509</text:p>
          </table:table-cell>
        </table:table-row>
        <table:table-row table:style-name="ro1">
          <table:table-cell office:value-type="float" office:value="138393" calcext:value-type="float">
            <text:p>138393</text:p>
          </table:table-cell>
          <table:table-cell office:value-type="float" office:value="157421" calcext:value-type="float">
            <text:p>157421</text:p>
          </table:table-cell>
        </table:table-row>
        <table:table-row table:style-name="ro1">
          <table:table-cell office:value-type="float" office:value="144016" calcext:value-type="float">
            <text:p>144016</text:p>
          </table:table-cell>
          <table:table-cell office:value-type="float" office:value="146099" calcext:value-type="float">
            <text:p>146099</text:p>
          </table:table-cell>
        </table:table-row>
        <table:table-row table:style-name="ro1">
          <table:table-cell office:value-type="float" office:value="140240" calcext:value-type="float">
            <text:p>140240</text:p>
          </table:table-cell>
          <table:table-cell office:value-type="float" office:value="153010" calcext:value-type="float">
            <text:p>153010</text:p>
          </table:table-cell>
        </table:table-row>
        <table:table-row table:style-name="ro1">
          <table:table-cell office:value-type="float" office:value="139226" calcext:value-type="float">
            <text:p>139226</text:p>
          </table:table-cell>
          <table:table-cell office:value-type="float" office:value="160137" calcext:value-type="float">
            <text:p>160137</text:p>
          </table:table-cell>
        </table:table-row>
        <table:table-row table:style-name="ro1">
          <table:table-cell office:value-type="float" office:value="140745" calcext:value-type="float">
            <text:p>140745</text:p>
          </table:table-cell>
          <table:table-cell office:value-type="float" office:value="150961" calcext:value-type="float">
            <text:p>150961</text:p>
          </table:table-cell>
        </table:table-row>
        <table:table-row table:style-name="ro1">
          <table:table-cell office:value-type="float" office:value="138403" calcext:value-type="float">
            <text:p>138403</text:p>
          </table:table-cell>
          <table:table-cell office:value-type="float" office:value="163995" calcext:value-type="float">
            <text:p>163995</text:p>
          </table:table-cell>
        </table:table-row>
        <table:table-row table:style-name="ro1">
          <table:table-cell office:value-type="float" office:value="137743" calcext:value-type="float">
            <text:p>137743</text:p>
          </table:table-cell>
          <table:table-cell office:value-type="float" office:value="155135" calcext:value-type="float">
            <text:p>155135</text:p>
          </table:table-cell>
        </table:table-row>
        <table:table-row table:style-name="ro1">
          <table:table-cell office:value-type="float" office:value="137720" calcext:value-type="float">
            <text:p>137720</text:p>
          </table:table-cell>
          <table:table-cell office:value-type="float" office:value="155628" calcext:value-type="float">
            <text:p>155628</text:p>
          </table:table-cell>
        </table:table-row>
        <table:table-row table:style-name="ro1">
          <table:table-cell office:value-type="float" office:value="136447" calcext:value-type="float">
            <text:p>136447</text:p>
          </table:table-cell>
          <table:table-cell office:value-type="float" office:value="163290" calcext:value-type="float">
            <text:p>163290</text:p>
          </table:table-cell>
        </table:table-row>
        <table:table-row table:style-name="ro1">
          <table:table-cell office:value-type="float" office:value="135930" calcext:value-type="float">
            <text:p>135930</text:p>
          </table:table-cell>
          <table:table-cell office:value-type="float" office:value="157794" calcext:value-type="float">
            <text:p>157794</text:p>
          </table:table-cell>
        </table:table-row>
        <table:table-row table:style-name="ro1">
          <table:table-cell office:value-type="float" office:value="142847" calcext:value-type="float">
            <text:p>142847</text:p>
          </table:table-cell>
          <table:table-cell office:value-type="float" office:value="166617" calcext:value-type="float">
            <text:p>166617</text:p>
          </table:table-cell>
        </table:table-row>
        <table:table-row table:style-name="ro1">
          <table:table-cell office:value-type="float" office:value="136475" calcext:value-type="float">
            <text:p>136475</text:p>
          </table:table-cell>
          <table:table-cell office:value-type="float" office:value="163888" calcext:value-type="float">
            <text:p>163888</text:p>
          </table:table-cell>
        </table:table-row>
        <table:table-row table:style-name="ro1">
          <table:table-cell office:value-type="float" office:value="141587" calcext:value-type="float">
            <text:p>141587</text:p>
          </table:table-cell>
          <table:table-cell office:value-type="float" office:value="151567" calcext:value-type="float">
            <text:p>151567</text:p>
          </table:table-cell>
        </table:table-row>
        <table:table-row table:style-name="ro1">
          <table:table-cell office:value-type="float" office:value="138283" calcext:value-type="float">
            <text:p>138283</text:p>
          </table:table-cell>
          <table:table-cell office:value-type="float" office:value="159196" calcext:value-type="float">
            <text:p>159196</text:p>
          </table:table-cell>
        </table:table-row>
        <table:table-row table:style-name="ro1">
          <table:table-cell office:value-type="float" office:value="144819" calcext:value-type="float">
            <text:p>144819</text:p>
          </table:table-cell>
          <table:table-cell office:value-type="float" office:value="153546" calcext:value-type="float">
            <text:p>153546</text:p>
          </table:table-cell>
        </table:table-row>
        <table:table-row table:style-name="ro1">
          <table:table-cell office:value-type="float" office:value="140710" calcext:value-type="float">
            <text:p>140710</text:p>
          </table:table-cell>
          <table:table-cell office:value-type="float" office:value="158324" calcext:value-type="float">
            <text:p>158324</text:p>
          </table:table-cell>
        </table:table-row>
        <table:table-row table:style-name="ro1">
          <table:table-cell office:value-type="float" office:value="139813" calcext:value-type="float">
            <text:p>139813</text:p>
          </table:table-cell>
          <table:table-cell office:value-type="float" office:value="155528" calcext:value-type="float">
            <text:p>155528</text:p>
          </table:table-cell>
        </table:table-row>
        <table:table-row table:style-name="ro1">
          <table:table-cell office:value-type="float" office:value="143166" calcext:value-type="float">
            <text:p>143166</text:p>
          </table:table-cell>
          <table:table-cell office:value-type="float" office:value="172524" calcext:value-type="float">
            <text:p>172524</text:p>
          </table:table-cell>
        </table:table-row>
        <table:table-row table:style-name="ro1">
          <table:table-cell office:value-type="float" office:value="143255" calcext:value-type="float">
            <text:p>143255</text:p>
          </table:table-cell>
          <table:table-cell office:value-type="float" office:value="157839" calcext:value-type="float">
            <text:p>157839</text:p>
          </table:table-cell>
        </table:table-row>
        <table:table-row table:style-name="ro1">
          <table:table-cell office:value-type="float" office:value="139041" calcext:value-type="float">
            <text:p>139041</text:p>
          </table:table-cell>
          <table:table-cell office:value-type="float" office:value="151614" calcext:value-type="float">
            <text:p>151614</text:p>
          </table:table-cell>
        </table:table-row>
        <table:table-row table:style-name="ro1">
          <table:table-cell office:value-type="float" office:value="138190" calcext:value-type="float">
            <text:p>138190</text:p>
          </table:table-cell>
          <table:table-cell office:value-type="float" office:value="152408" calcext:value-type="float">
            <text:p>152408</text:p>
          </table:table-cell>
        </table:table-row>
        <table:table-row table:style-name="ro1">
          <table:table-cell office:value-type="float" office:value="137264" calcext:value-type="float">
            <text:p>137264</text:p>
          </table:table-cell>
          <table:table-cell office:value-type="float" office:value="159532" calcext:value-type="float">
            <text:p>159532</text:p>
          </table:table-cell>
        </table:table-row>
        <table:table-row table:style-name="ro1">
          <table:table-cell office:value-type="float" office:value="140028" calcext:value-type="float">
            <text:p>140028</text:p>
          </table:table-cell>
          <table:table-cell office:value-type="float" office:value="161632" calcext:value-type="float">
            <text:p>161632</text:p>
          </table:table-cell>
        </table:table-row>
        <table:table-row table:style-name="ro1">
          <table:table-cell office:value-type="float" office:value="138922" calcext:value-type="float">
            <text:p>138922</text:p>
          </table:table-cell>
          <table:table-cell office:value-type="float" office:value="161239" calcext:value-type="float">
            <text:p>161239</text:p>
          </table:table-cell>
        </table:table-row>
        <table:table-row table:style-name="ro1">
          <table:table-cell office:value-type="float" office:value="143942" calcext:value-type="float">
            <text:p>143942</text:p>
          </table:table-cell>
          <table:table-cell office:value-type="float" office:value="171094" calcext:value-type="float">
            <text:p>171094</text:p>
          </table:table-cell>
        </table:table-row>
        <table:table-row table:style-name="ro1">
          <table:table-cell office:value-type="float" office:value="147270" calcext:value-type="float">
            <text:p>147270</text:p>
          </table:table-cell>
          <table:table-cell office:value-type="float" office:value="160045" calcext:value-type="float">
            <text:p>160045</text:p>
          </table:table-cell>
        </table:table-row>
        <table:table-row table:style-name="ro1">
          <table:table-cell office:value-type="float" office:value="149221" calcext:value-type="float">
            <text:p>149221</text:p>
          </table:table-cell>
          <table:table-cell office:value-type="float" office:value="167173" calcext:value-type="float">
            <text:p>167173</text:p>
          </table:table-cell>
        </table:table-row>
        <table:table-row table:style-name="ro1">
          <table:table-cell office:value-type="float" office:value="148810" calcext:value-type="float">
            <text:p>148810</text:p>
          </table:table-cell>
          <table:table-cell office:value-type="float" office:value="149332" calcext:value-type="float">
            <text:p>149332</text:p>
          </table:table-cell>
        </table:table-row>
        <table:table-row table:style-name="ro1">
          <table:table-cell office:value-type="float" office:value="147629" calcext:value-type="float">
            <text:p>147629</text:p>
          </table:table-cell>
          <table:table-cell office:value-type="float" office:value="150034" calcext:value-type="float">
            <text:p>150034</text:p>
          </table:table-cell>
        </table:table-row>
        <table:table-row table:style-name="ro1">
          <table:table-cell office:value-type="float" office:value="147278" calcext:value-type="float">
            <text:p>147278</text:p>
          </table:table-cell>
          <table:table-cell office:value-type="float" office:value="153218" calcext:value-type="float">
            <text:p>153218</text:p>
          </table:table-cell>
        </table:table-row>
        <table:table-row table:style-name="ro1">
          <table:table-cell office:value-type="float" office:value="149938" calcext:value-type="float">
            <text:p>149938</text:p>
          </table:table-cell>
          <table:table-cell office:value-type="float" office:value="147013" calcext:value-type="float">
            <text:p>147013</text:p>
          </table:table-cell>
        </table:table-row>
        <table:table-row table:style-name="ro1">
          <table:table-cell office:value-type="float" office:value="149936" calcext:value-type="float">
            <text:p>149936</text:p>
          </table:table-cell>
          <table:table-cell office:value-type="float" office:value="144986" calcext:value-type="float">
            <text:p>144986</text:p>
          </table:table-cell>
        </table:table-row>
        <table:table-row table:style-name="ro1">
          <table:table-cell office:value-type="float" office:value="146782" calcext:value-type="float">
            <text:p>146782</text:p>
          </table:table-cell>
          <table:table-cell office:value-type="float" office:value="143159" calcext:value-type="float">
            <text:p>143159</text:p>
          </table:table-cell>
        </table:table-row>
        <table:table-row table:style-name="ro1">
          <table:table-cell office:value-type="float" office:value="151304" calcext:value-type="float">
            <text:p>151304</text:p>
          </table:table-cell>
          <table:table-cell office:value-type="float" office:value="151703" calcext:value-type="float">
            <text:p>151703</text:p>
          </table:table-cell>
        </table:table-row>
        <table:table-row table:style-name="ro1">
          <table:table-cell office:value-type="float" office:value="147323" calcext:value-type="float">
            <text:p>147323</text:p>
          </table:table-cell>
          <table:table-cell office:value-type="float" office:value="147431" calcext:value-type="float">
            <text:p>147431</text:p>
          </table:table-cell>
        </table:table-row>
        <table:table-row table:style-name="ro1">
          <table:table-cell office:value-type="float" office:value="152644" calcext:value-type="float">
            <text:p>152644</text:p>
          </table:table-cell>
          <table:table-cell office:value-type="float" office:value="145641" calcext:value-type="float">
            <text:p>145641</text:p>
          </table:table-cell>
        </table:table-row>
        <table:table-row table:style-name="ro1">
          <table:table-cell office:value-type="float" office:value="148569" calcext:value-type="float">
            <text:p>148569</text:p>
          </table:table-cell>
          <table:table-cell office:value-type="float" office:value="143086" calcext:value-type="float">
            <text:p>143086</text:p>
          </table:table-cell>
        </table:table-row>
        <table:table-row table:style-name="ro1">
          <table:table-cell office:value-type="float" office:value="148551" calcext:value-type="float">
            <text:p>148551</text:p>
          </table:table-cell>
          <table:table-cell office:value-type="float" office:value="140363" calcext:value-type="float">
            <text:p>140363</text:p>
          </table:table-cell>
        </table:table-row>
        <table:table-row table:style-name="ro1">
          <table:table-cell office:value-type="float" office:value="150269" calcext:value-type="float">
            <text:p>150269</text:p>
          </table:table-cell>
          <table:table-cell office:value-type="float" office:value="146893" calcext:value-type="float">
            <text:p>146893</text:p>
          </table:table-cell>
        </table:table-row>
        <table:table-row table:style-name="ro1">
          <table:table-cell office:value-type="float" office:value="146676" calcext:value-type="float">
            <text:p>146676</text:p>
          </table:table-cell>
          <table:table-cell office:value-type="float" office:value="149245" calcext:value-type="float">
            <text:p>149245</text:p>
          </table:table-cell>
        </table:table-row>
        <table:table-row table:style-name="ro1">
          <table:table-cell office:value-type="float" office:value="147325" calcext:value-type="float">
            <text:p>147325</text:p>
          </table:table-cell>
          <table:table-cell office:value-type="float" office:value="146893" calcext:value-type="float">
            <text:p>146893</text:p>
          </table:table-cell>
        </table:table-row>
        <table:table-row table:style-name="ro1">
          <table:table-cell office:value-type="float" office:value="144633" calcext:value-type="float">
            <text:p>144633</text:p>
          </table:table-cell>
          <table:table-cell office:value-type="float" office:value="147427" calcext:value-type="float">
            <text:p>147427</text:p>
          </table:table-cell>
        </table:table-row>
        <table:table-row table:style-name="ro1">
          <table:table-cell office:value-type="float" office:value="149064" calcext:value-type="float">
            <text:p>149064</text:p>
          </table:table-cell>
          <table:table-cell office:value-type="float" office:value="156970" calcext:value-type="float">
            <text:p>156970</text:p>
          </table:table-cell>
        </table:table-row>
        <table:table-row table:style-name="ro1">
          <table:table-cell office:value-type="float" office:value="148640" calcext:value-type="float">
            <text:p>148640</text:p>
          </table:table-cell>
          <table:table-cell office:value-type="float" office:value="153903" calcext:value-type="float">
            <text:p>153903</text:p>
          </table:table-cell>
        </table:table-row>
        <table:table-row table:style-name="ro1">
          <table:table-cell office:value-type="float" office:value="148610" calcext:value-type="float">
            <text:p>148610</text:p>
          </table:table-cell>
          <table:table-cell office:value-type="float" office:value="145713" calcext:value-type="float">
            <text:p>145713</text:p>
          </table:table-cell>
        </table:table-row>
        <table:table-row table:style-name="ro1">
          <table:table-cell office:value-type="float" office:value="149936" calcext:value-type="float">
            <text:p>149936</text:p>
          </table:table-cell>
          <table:table-cell office:value-type="float" office:value="146888" calcext:value-type="float">
            <text:p>146888</text:p>
          </table:table-cell>
        </table:table-row>
        <table:table-row table:style-name="ro1">
          <table:table-cell office:value-type="float" office:value="151396" calcext:value-type="float">
            <text:p>151396</text:p>
          </table:table-cell>
          <table:table-cell office:value-type="float" office:value="141494" calcext:value-type="float">
            <text:p>141494</text:p>
          </table:table-cell>
        </table:table-row>
        <table:table-row table:style-name="ro1">
          <table:table-cell office:value-type="float" office:value="149235" calcext:value-type="float">
            <text:p>149235</text:p>
          </table:table-cell>
          <table:table-cell office:value-type="float" office:value="159513" calcext:value-type="float">
            <text:p>159513</text:p>
          </table:table-cell>
        </table:table-row>
        <table:table-row table:style-name="ro1">
          <table:table-cell office:value-type="float" office:value="149520" calcext:value-type="float">
            <text:p>149520</text:p>
          </table:table-cell>
          <table:table-cell office:value-type="float" office:value="150326" calcext:value-type="float">
            <text:p>150326</text:p>
          </table:table-cell>
        </table:table-row>
        <table:table-row table:style-name="ro1">
          <table:table-cell office:value-type="float" office:value="151006" calcext:value-type="float">
            <text:p>151006</text:p>
          </table:table-cell>
          <table:table-cell office:value-type="float" office:value="156402" calcext:value-type="float">
            <text:p>156402</text:p>
          </table:table-cell>
        </table:table-row>
        <table:table-row table:style-name="ro1">
          <table:table-cell office:value-type="float" office:value="139098" calcext:value-type="float">
            <text:p>139098</text:p>
          </table:table-cell>
          <table:table-cell office:value-type="float" office:value="140270" calcext:value-type="float">
            <text:p>140270</text:p>
          </table:table-cell>
        </table:table-row>
        <table:table-row table:style-name="ro1">
          <table:table-cell office:value-type="float" office:value="137793" calcext:value-type="float">
            <text:p>137793</text:p>
          </table:table-cell>
          <table:table-cell office:value-type="float" office:value="144591" calcext:value-type="float">
            <text:p>144591</text:p>
          </table:table-cell>
        </table:table-row>
        <table:table-row table:style-name="ro1">
          <table:table-cell office:value-type="float" office:value="138362" calcext:value-type="float">
            <text:p>138362</text:p>
          </table:table-cell>
          <table:table-cell office:value-type="float" office:value="151316" calcext:value-type="float">
            <text:p>151316</text:p>
          </table:table-cell>
        </table:table-row>
        <table:table-row table:style-name="ro1">
          <table:table-cell office:value-type="float" office:value="139092" calcext:value-type="float">
            <text:p>139092</text:p>
          </table:table-cell>
          <table:table-cell office:value-type="float" office:value="163272" calcext:value-type="float">
            <text:p>163272</text:p>
          </table:table-cell>
        </table:table-row>
        <table:table-row table:style-name="ro1">
          <table:table-cell office:value-type="float" office:value="137274" calcext:value-type="float">
            <text:p>137274</text:p>
          </table:table-cell>
          <table:table-cell office:value-type="float" office:value="171377" calcext:value-type="float">
            <text:p>171377</text:p>
          </table:table-cell>
        </table:table-row>
        <table:table-row table:style-name="ro1">
          <table:table-cell office:value-type="float" office:value="142772" calcext:value-type="float">
            <text:p>142772</text:p>
          </table:table-cell>
          <table:table-cell office:value-type="float" office:value="155510" calcext:value-type="float">
            <text:p>155510</text:p>
          </table:table-cell>
        </table:table-row>
        <table:table-row table:style-name="ro1">
          <table:table-cell office:value-type="float" office:value="139696" calcext:value-type="float">
            <text:p>139696</text:p>
          </table:table-cell>
          <table:table-cell office:value-type="float" office:value="158660" calcext:value-type="float">
            <text:p>158660</text:p>
          </table:table-cell>
        </table:table-row>
        <table:table-row table:style-name="ro1">
          <table:table-cell office:value-type="float" office:value="140285" calcext:value-type="float">
            <text:p>140285</text:p>
          </table:table-cell>
          <table:table-cell office:value-type="float" office:value="153306" calcext:value-type="float">
            <text:p>153306</text:p>
          </table:table-cell>
        </table:table-row>
        <table:table-row table:style-name="ro1">
          <table:table-cell office:value-type="float" office:value="140192" calcext:value-type="float">
            <text:p>140192</text:p>
          </table:table-cell>
          <table:table-cell office:value-type="float" office:value="158428" calcext:value-type="float">
            <text:p>158428</text:p>
          </table:table-cell>
        </table:table-row>
        <table:table-row table:style-name="ro1">
          <table:table-cell office:value-type="float" office:value="140955" calcext:value-type="float">
            <text:p>140955</text:p>
          </table:table-cell>
          <table:table-cell office:value-type="float" office:value="157305" calcext:value-type="float">
            <text:p>157305</text:p>
          </table:table-cell>
        </table:table-row>
        <table:table-row table:style-name="ro1">
          <table:table-cell office:value-type="float" office:value="141918" calcext:value-type="float">
            <text:p>141918</text:p>
          </table:table-cell>
          <table:table-cell office:value-type="float" office:value="154486" calcext:value-type="float">
            <text:p>154486</text:p>
          </table:table-cell>
        </table:table-row>
        <table:table-row table:style-name="ro1">
          <table:table-cell office:value-type="float" office:value="146120" calcext:value-type="float">
            <text:p>146120</text:p>
          </table:table-cell>
          <table:table-cell office:value-type="float" office:value="154212" calcext:value-type="float">
            <text:p>154212</text:p>
          </table:table-cell>
        </table:table-row>
        <table:table-row table:style-name="ro1">
          <table:table-cell office:value-type="float" office:value="142444" calcext:value-type="float">
            <text:p>142444</text:p>
          </table:table-cell>
          <table:table-cell office:value-type="float" office:value="159976" calcext:value-type="float">
            <text:p>159976</text:p>
          </table:table-cell>
        </table:table-row>
        <table:table-row table:style-name="ro1">
          <table:table-cell office:value-type="float" office:value="140136" calcext:value-type="float">
            <text:p>140136</text:p>
          </table:table-cell>
          <table:table-cell office:value-type="float" office:value="156462" calcext:value-type="float">
            <text:p>156462</text:p>
          </table:table-cell>
        </table:table-row>
        <table:table-row table:style-name="ro1">
          <table:table-cell office:value-type="float" office:value="141043" calcext:value-type="float">
            <text:p>141043</text:p>
          </table:table-cell>
          <table:table-cell office:value-type="float" office:value="157397" calcext:value-type="float">
            <text:p>157397</text:p>
          </table:table-cell>
        </table:table-row>
        <table:table-row table:style-name="ro1">
          <table:table-cell office:value-type="float" office:value="144276" calcext:value-type="float">
            <text:p>144276</text:p>
          </table:table-cell>
          <table:table-cell office:value-type="float" office:value="154318" calcext:value-type="float">
            <text:p>154318</text:p>
          </table:table-cell>
        </table:table-row>
        <table:table-row table:style-name="ro1">
          <table:table-cell office:value-type="float" office:value="144246" calcext:value-type="float">
            <text:p>144246</text:p>
          </table:table-cell>
          <table:table-cell office:value-type="float" office:value="152652" calcext:value-type="float">
            <text:p>152652</text:p>
          </table:table-cell>
        </table:table-row>
        <table:table-row table:style-name="ro1">
          <table:table-cell office:value-type="float" office:value="142685" calcext:value-type="float">
            <text:p>142685</text:p>
          </table:table-cell>
          <table:table-cell office:value-type="float" office:value="159843" calcext:value-type="float">
            <text:p>159843</text:p>
          </table:table-cell>
        </table:table-row>
        <table:table-row table:style-name="ro1">
          <table:table-cell office:value-type="float" office:value="142849" calcext:value-type="float">
            <text:p>142849</text:p>
          </table:table-cell>
          <table:table-cell office:value-type="float" office:value="161127" calcext:value-type="float">
            <text:p>161127</text:p>
          </table:table-cell>
        </table:table-row>
        <table:table-row table:style-name="ro1">
          <table:table-cell office:value-type="float" office:value="140982" calcext:value-type="float">
            <text:p>140982</text:p>
          </table:table-cell>
          <table:table-cell office:value-type="float" office:value="157170" calcext:value-type="float">
            <text:p>157170</text:p>
          </table:table-cell>
        </table:table-row>
        <table:table-row table:style-name="ro1">
          <table:table-cell office:value-type="float" office:value="145462" calcext:value-type="float">
            <text:p>145462</text:p>
          </table:table-cell>
          <table:table-cell office:value-type="float" office:value="150732" calcext:value-type="float">
            <text:p>150732</text:p>
          </table:table-cell>
        </table:table-row>
        <table:table-row table:style-name="ro1">
          <table:table-cell office:value-type="float" office:value="138743" calcext:value-type="float">
            <text:p>138743</text:p>
          </table:table-cell>
          <table:table-cell office:value-type="float" office:value="156719" calcext:value-type="float">
            <text:p>156719</text:p>
          </table:table-cell>
        </table:table-row>
        <table:table-row table:style-name="ro1">
          <table:table-cell office:value-type="float" office:value="139710" calcext:value-type="float">
            <text:p>139710</text:p>
          </table:table-cell>
          <table:table-cell office:value-type="float" office:value="160640" calcext:value-type="float">
            <text:p>160640</text:p>
          </table:table-cell>
        </table:table-row>
        <table:table-row table:style-name="ro1">
          <table:table-cell office:value-type="float" office:value="140587" calcext:value-type="float">
            <text:p>140587</text:p>
          </table:table-cell>
          <table:table-cell office:value-type="float" office:value="152793" calcext:value-type="float">
            <text:p>152793</text:p>
          </table:table-cell>
        </table:table-row>
        <table:table-row table:style-name="ro1">
          <table:table-cell office:value-type="float" office:value="136745" calcext:value-type="float">
            <text:p>136745</text:p>
          </table:table-cell>
          <table:table-cell office:value-type="float" office:value="152603" calcext:value-type="float">
            <text:p>152603</text:p>
          </table:table-cell>
        </table:table-row>
        <table:table-row table:style-name="ro1">
          <table:table-cell office:value-type="float" office:value="138759" calcext:value-type="float">
            <text:p>138759</text:p>
          </table:table-cell>
          <table:table-cell office:value-type="float" office:value="156608" calcext:value-type="float">
            <text:p>156608</text:p>
          </table:table-cell>
        </table:table-row>
        <table:table-row table:style-name="ro1">
          <table:table-cell office:value-type="float" office:value="140189" calcext:value-type="float">
            <text:p>140189</text:p>
          </table:table-cell>
          <table:table-cell office:value-type="float" office:value="140463" calcext:value-type="float">
            <text:p>140463</text:p>
          </table:table-cell>
        </table:table-row>
        <table:table-row table:style-name="ro1">
          <table:table-cell office:value-type="float" office:value="150362" calcext:value-type="float">
            <text:p>150362</text:p>
          </table:table-cell>
          <table:table-cell office:value-type="float" office:value="150403" calcext:value-type="float">
            <text:p>150403</text:p>
          </table:table-cell>
        </table:table-row>
        <table:table-row table:style-name="ro1">
          <table:table-cell office:value-type="float" office:value="147367" calcext:value-type="float">
            <text:p>147367</text:p>
          </table:table-cell>
          <table:table-cell office:value-type="float" office:value="142743" calcext:value-type="float">
            <text:p>142743</text:p>
          </table:table-cell>
        </table:table-row>
        <table:table-row table:style-name="ro1">
          <table:table-cell office:value-type="float" office:value="151151" calcext:value-type="float">
            <text:p>151151</text:p>
          </table:table-cell>
          <table:table-cell office:value-type="float" office:value="144095" calcext:value-type="float">
            <text:p>144095</text:p>
          </table:table-cell>
        </table:table-row>
        <table:table-row table:style-name="ro1">
          <table:table-cell office:value-type="float" office:value="152674" calcext:value-type="float">
            <text:p>152674</text:p>
          </table:table-cell>
          <table:table-cell office:value-type="float" office:value="159356" calcext:value-type="float">
            <text:p>159356</text:p>
          </table:table-cell>
        </table:table-row>
        <table:table-row table:style-name="ro1">
          <table:table-cell office:value-type="float" office:value="149218" calcext:value-type="float">
            <text:p>149218</text:p>
          </table:table-cell>
          <table:table-cell office:value-type="float" office:value="147800" calcext:value-type="float">
            <text:p>147800</text:p>
          </table:table-cell>
        </table:table-row>
        <table:table-row table:style-name="ro1">
          <table:table-cell office:value-type="float" office:value="149449" calcext:value-type="float">
            <text:p>149449</text:p>
          </table:table-cell>
          <table:table-cell office:value-type="float" office:value="148004" calcext:value-type="float">
            <text:p>148004</text:p>
          </table:table-cell>
        </table:table-row>
        <table:table-row table:style-name="ro1">
          <table:table-cell office:value-type="float" office:value="148892" calcext:value-type="float">
            <text:p>148892</text:p>
          </table:table-cell>
          <table:table-cell office:value-type="float" office:value="151709" calcext:value-type="float">
            <text:p>151709</text:p>
          </table:table-cell>
        </table:table-row>
        <table:table-row table:style-name="ro1">
          <table:table-cell office:value-type="float" office:value="148852" calcext:value-type="float">
            <text:p>148852</text:p>
          </table:table-cell>
          <table:table-cell office:value-type="float" office:value="148665" calcext:value-type="float">
            <text:p>148665</text:p>
          </table:table-cell>
        </table:table-row>
        <table:table-row table:style-name="ro1">
          <table:table-cell office:value-type="float" office:value="147267" calcext:value-type="float">
            <text:p>147267</text:p>
          </table:table-cell>
          <table:table-cell office:value-type="float" office:value="154053" calcext:value-type="float">
            <text:p>154053</text:p>
          </table:table-cell>
        </table:table-row>
        <table:table-row table:style-name="ro1">
          <table:table-cell office:value-type="float" office:value="147969" calcext:value-type="float">
            <text:p>147969</text:p>
          </table:table-cell>
          <table:table-cell office:value-type="float" office:value="142495" calcext:value-type="float">
            <text:p>142495</text:p>
          </table:table-cell>
        </table:table-row>
        <table:table-row table:style-name="ro1">
          <table:table-cell office:value-type="float" office:value="149946" calcext:value-type="float">
            <text:p>149946</text:p>
          </table:table-cell>
          <table:table-cell office:value-type="float" office:value="146090" calcext:value-type="float">
            <text:p>146090</text:p>
          </table:table-cell>
        </table:table-row>
        <table:table-row table:style-name="ro1">
          <table:table-cell office:value-type="float" office:value="150195" calcext:value-type="float">
            <text:p>150195</text:p>
          </table:table-cell>
          <table:table-cell office:value-type="float" office:value="146325" calcext:value-type="float">
            <text:p>146325</text:p>
          </table:table-cell>
        </table:table-row>
        <table:table-row table:style-name="ro1">
          <table:table-cell office:value-type="float" office:value="149573" calcext:value-type="float">
            <text:p>149573</text:p>
          </table:table-cell>
          <table:table-cell office:value-type="float" office:value="147474" calcext:value-type="float">
            <text:p>147474</text:p>
          </table:table-cell>
        </table:table-row>
        <table:table-row table:style-name="ro1">
          <table:table-cell office:value-type="float" office:value="147224" calcext:value-type="float">
            <text:p>147224</text:p>
          </table:table-cell>
          <table:table-cell office:value-type="float" office:value="150645" calcext:value-type="float">
            <text:p>150645</text:p>
          </table:table-cell>
        </table:table-row>
        <table:table-row table:style-name="ro1">
          <table:table-cell office:value-type="float" office:value="147627" calcext:value-type="float">
            <text:p>147627</text:p>
          </table:table-cell>
          <table:table-cell office:value-type="float" office:value="144984" calcext:value-type="float">
            <text:p>144984</text:p>
          </table:table-cell>
        </table:table-row>
        <table:table-row table:style-name="ro1">
          <table:table-cell office:value-type="float" office:value="149450" calcext:value-type="float">
            <text:p>149450</text:p>
          </table:table-cell>
          <table:table-cell office:value-type="float" office:value="144462" calcext:value-type="float">
            <text:p>144462</text:p>
          </table:table-cell>
        </table:table-row>
        <table:table-row table:style-name="ro1">
          <table:table-cell office:value-type="float" office:value="147384" calcext:value-type="float">
            <text:p>147384</text:p>
          </table:table-cell>
          <table:table-cell office:value-type="float" office:value="142752" calcext:value-type="float">
            <text:p>142752</text:p>
          </table:table-cell>
        </table:table-row>
        <table:table-row table:style-name="ro1">
          <table:table-cell office:value-type="float" office:value="146669" calcext:value-type="float">
            <text:p>146669</text:p>
          </table:table-cell>
          <table:table-cell office:value-type="float" office:value="139361" calcext:value-type="float">
            <text:p>139361</text:p>
          </table:table-cell>
        </table:table-row>
        <table:table-row table:style-name="ro1">
          <table:table-cell office:value-type="float" office:value="146423" calcext:value-type="float">
            <text:p>146423</text:p>
          </table:table-cell>
          <table:table-cell office:value-type="float" office:value="146158" calcext:value-type="float">
            <text:p>146158</text:p>
          </table:table-cell>
        </table:table-row>
        <table:table-row table:style-name="ro1">
          <table:table-cell office:value-type="float" office:value="148025" calcext:value-type="float">
            <text:p>148025</text:p>
          </table:table-cell>
          <table:table-cell office:value-type="float" office:value="140903" calcext:value-type="float">
            <text:p>140903</text:p>
          </table:table-cell>
        </table:table-row>
        <table:table-row table:style-name="ro1">
          <table:table-cell office:value-type="float" office:value="150496" calcext:value-type="float">
            <text:p>150496</text:p>
          </table:table-cell>
          <table:table-cell office:value-type="float" office:value="161303" calcext:value-type="float">
            <text:p>161303</text:p>
          </table:table-cell>
        </table:table-row>
        <table:table-row table:style-name="ro1">
          <table:table-cell office:value-type="float" office:value="153569" calcext:value-type="float">
            <text:p>153569</text:p>
          </table:table-cell>
          <table:table-cell office:value-type="float" office:value="154567" calcext:value-type="float">
            <text:p>154567</text:p>
          </table:table-cell>
        </table:table-row>
        <table:table-row table:style-name="ro1">
          <table:table-cell office:value-type="float" office:value="153940" calcext:value-type="float">
            <text:p>153940</text:p>
          </table:table-cell>
          <table:table-cell office:value-type="float" office:value="161427" calcext:value-type="float">
            <text:p>161427</text:p>
          </table:table-cell>
        </table:table-row>
        <table:table-row table:style-name="ro1">
          <table:table-cell office:value-type="float" office:value="149588" calcext:value-type="float">
            <text:p>149588</text:p>
          </table:table-cell>
          <table:table-cell office:value-type="float" office:value="149616" calcext:value-type="float">
            <text:p>149616</text:p>
          </table:table-cell>
        </table:table-row>
        <table:table-row table:style-name="ro1">
          <table:table-cell office:value-type="float" office:value="155399" calcext:value-type="float">
            <text:p>155399</text:p>
          </table:table-cell>
          <table:table-cell office:value-type="float" office:value="153369" calcext:value-type="float">
            <text:p>153369</text:p>
          </table:table-cell>
        </table:table-row>
        <table:table-row table:style-name="ro1">
          <table:table-cell office:value-type="float" office:value="141868" calcext:value-type="float">
            <text:p>141868</text:p>
          </table:table-cell>
          <table:table-cell office:value-type="float" office:value="164934" calcext:value-type="float">
            <text:p>164934</text:p>
          </table:table-cell>
        </table:table-row>
        <table:table-row table:style-name="ro1">
          <table:table-cell office:value-type="float" office:value="142513" calcext:value-type="float">
            <text:p>142513</text:p>
          </table:table-cell>
          <table:table-cell office:value-type="float" office:value="163791" calcext:value-type="float">
            <text:p>163791</text:p>
          </table:table-cell>
        </table:table-row>
        <table:table-row table:style-name="ro1">
          <table:table-cell office:value-type="float" office:value="141010" calcext:value-type="float">
            <text:p>141010</text:p>
          </table:table-cell>
          <table:table-cell office:value-type="float" office:value="183233" calcext:value-type="float">
            <text:p>183233</text:p>
          </table:table-cell>
        </table:table-row>
        <table:table-row table:style-name="ro1">
          <table:table-cell office:value-type="float" office:value="143669" calcext:value-type="float">
            <text:p>143669</text:p>
          </table:table-cell>
          <table:table-cell office:value-type="float" office:value="167654" calcext:value-type="float">
            <text:p>167654</text:p>
          </table:table-cell>
        </table:table-row>
        <table:table-row table:style-name="ro1">
          <table:table-cell office:value-type="float" office:value="140456" calcext:value-type="float">
            <text:p>140456</text:p>
          </table:table-cell>
          <table:table-cell office:value-type="float" office:value="166516" calcext:value-type="float">
            <text:p>166516</text:p>
          </table:table-cell>
        </table:table-row>
        <table:table-row table:style-name="ro1">
          <table:table-cell office:value-type="float" office:value="142892" calcext:value-type="float">
            <text:p>142892</text:p>
          </table:table-cell>
          <table:table-cell office:value-type="float" office:value="153678" calcext:value-type="float">
            <text:p>153678</text:p>
          </table:table-cell>
        </table:table-row>
        <table:table-row table:style-name="ro1">
          <table:table-cell office:value-type="float" office:value="142257" calcext:value-type="float">
            <text:p>142257</text:p>
          </table:table-cell>
          <table:table-cell office:value-type="float" office:value="161813" calcext:value-type="float">
            <text:p>161813</text:p>
          </table:table-cell>
        </table:table-row>
        <table:table-row table:style-name="ro1">
          <table:table-cell office:value-type="float" office:value="144751" calcext:value-type="float">
            <text:p>144751</text:p>
          </table:table-cell>
          <table:table-cell office:value-type="float" office:value="152456" calcext:value-type="float">
            <text:p>152456</text:p>
          </table:table-cell>
        </table:table-row>
        <table:table-row table:style-name="ro1">
          <table:table-cell office:value-type="float" office:value="142381" calcext:value-type="float">
            <text:p>142381</text:p>
          </table:table-cell>
          <table:table-cell office:value-type="float" office:value="160671" calcext:value-type="float">
            <text:p>160671</text:p>
          </table:table-cell>
        </table:table-row>
        <table:table-row table:style-name="ro1">
          <table:table-cell office:value-type="float" office:value="142998" calcext:value-type="float">
            <text:p>142998</text:p>
          </table:table-cell>
          <table:table-cell office:value-type="float" office:value="161376" calcext:value-type="float">
            <text:p>161376</text:p>
          </table:table-cell>
        </table:table-row>
        <table:table-row table:style-name="ro1">
          <table:table-cell office:value-type="float" office:value="143210" calcext:value-type="float">
            <text:p>143210</text:p>
          </table:table-cell>
          <table:table-cell office:value-type="float" office:value="154899" calcext:value-type="float">
            <text:p>154899</text:p>
          </table:table-cell>
        </table:table-row>
        <table:table-row table:style-name="ro1">
          <table:table-cell office:value-type="float" office:value="141100" calcext:value-type="float">
            <text:p>141100</text:p>
          </table:table-cell>
          <table:table-cell office:value-type="float" office:value="152823" calcext:value-type="float">
            <text:p>152823</text:p>
          </table:table-cell>
        </table:table-row>
        <table:table-row table:style-name="ro1">
          <table:table-cell office:value-type="float" office:value="141281" calcext:value-type="float">
            <text:p>141281</text:p>
          </table:table-cell>
          <table:table-cell office:value-type="float" office:value="154876" calcext:value-type="float">
            <text:p>154876</text:p>
          </table:table-cell>
        </table:table-row>
        <table:table-row table:style-name="ro1">
          <table:table-cell office:value-type="float" office:value="141972" calcext:value-type="float">
            <text:p>141972</text:p>
          </table:table-cell>
          <table:table-cell office:value-type="float" office:value="163178" calcext:value-type="float">
            <text:p>163178</text:p>
          </table:table-cell>
        </table:table-row>
        <table:table-row table:style-name="ro1">
          <table:table-cell office:value-type="float" office:value="139371" calcext:value-type="float">
            <text:p>139371</text:p>
          </table:table-cell>
          <table:table-cell office:value-type="float" office:value="156949" calcext:value-type="float">
            <text:p>156949</text:p>
          </table:table-cell>
        </table:table-row>
        <table:table-row table:style-name="ro1">
          <table:table-cell office:value-type="float" office:value="141588" calcext:value-type="float">
            <text:p>141588</text:p>
          </table:table-cell>
          <table:table-cell office:value-type="float" office:value="155021" calcext:value-type="float">
            <text:p>155021</text:p>
          </table:table-cell>
        </table:table-row>
        <table:table-row table:style-name="ro1">
          <table:table-cell office:value-type="float" office:value="139427" calcext:value-type="float">
            <text:p>139427</text:p>
          </table:table-cell>
          <table:table-cell office:value-type="float" office:value="160437" calcext:value-type="float">
            <text:p>160437</text:p>
          </table:table-cell>
        </table:table-row>
        <table:table-row table:style-name="ro1">
          <table:table-cell office:value-type="float" office:value="138300" calcext:value-type="float">
            <text:p>138300</text:p>
          </table:table-cell>
          <table:table-cell office:value-type="float" office:value="158910" calcext:value-type="float">
            <text:p>158910</text:p>
          </table:table-cell>
        </table:table-row>
        <table:table-row table:style-name="ro1">
          <table:table-cell office:value-type="float" office:value="137220" calcext:value-type="float">
            <text:p>137220</text:p>
          </table:table-cell>
          <table:table-cell office:value-type="float" office:value="160081" calcext:value-type="float">
            <text:p>160081</text:p>
          </table:table-cell>
        </table:table-row>
        <table:table-row table:style-name="ro1">
          <table:table-cell office:value-type="float" office:value="141558" calcext:value-type="float">
            <text:p>141558</text:p>
          </table:table-cell>
          <table:table-cell office:value-type="float" office:value="153023" calcext:value-type="float">
            <text:p>153023</text:p>
          </table:table-cell>
        </table:table-row>
        <table:table-row table:style-name="ro1">
          <table:table-cell office:value-type="float" office:value="136731" calcext:value-type="float">
            <text:p>136731</text:p>
          </table:table-cell>
          <table:table-cell office:value-type="float" office:value="155371" calcext:value-type="float">
            <text:p>155371</text:p>
          </table:table-cell>
        </table:table-row>
        <table:table-row table:style-name="ro1">
          <table:table-cell office:value-type="float" office:value="140431" calcext:value-type="float">
            <text:p>140431</text:p>
          </table:table-cell>
          <table:table-cell office:value-type="float" office:value="156575" calcext:value-type="float">
            <text:p>156575</text:p>
          </table:table-cell>
        </table:table-row>
        <table:table-row table:style-name="ro1">
          <table:table-cell office:value-type="float" office:value="140944" calcext:value-type="float">
            <text:p>140944</text:p>
          </table:table-cell>
          <table:table-cell office:value-type="float" office:value="150550" calcext:value-type="float">
            <text:p>150550</text:p>
          </table:table-cell>
        </table:table-row>
        <table:table-row table:style-name="ro1">
          <table:table-cell office:value-type="float" office:value="144182" calcext:value-type="float">
            <text:p>144182</text:p>
          </table:table-cell>
          <table:table-cell office:value-type="float" office:value="144640" calcext:value-type="float">
            <text:p>144640</text:p>
          </table:table-cell>
        </table:table-row>
        <table:table-row table:style-name="ro1">
          <table:table-cell office:value-type="float" office:value="140453" calcext:value-type="float">
            <text:p>140453</text:p>
          </table:table-cell>
          <table:table-cell office:value-type="float" office:value="137515" calcext:value-type="float">
            <text:p>137515</text:p>
          </table:table-cell>
        </table:table-row>
        <table:table-row table:style-name="ro1">
          <table:table-cell office:value-type="float" office:value="142936" calcext:value-type="float">
            <text:p>142936</text:p>
          </table:table-cell>
          <table:table-cell office:value-type="float" office:value="147274" calcext:value-type="float">
            <text:p>147274</text:p>
          </table:table-cell>
        </table:table-row>
        <table:table-row table:style-name="ro1">
          <table:table-cell office:value-type="float" office:value="142560" calcext:value-type="float">
            <text:p>142560</text:p>
          </table:table-cell>
          <table:table-cell office:value-type="float" office:value="143123" calcext:value-type="float">
            <text:p>143123</text:p>
          </table:table-cell>
        </table:table-row>
        <table:table-row table:style-name="ro1">
          <table:table-cell office:value-type="float" office:value="149962" calcext:value-type="float">
            <text:p>149962</text:p>
          </table:table-cell>
          <table:table-cell office:value-type="float" office:value="140280" calcext:value-type="float">
            <text:p>140280</text:p>
          </table:table-cell>
        </table:table-row>
        <table:table-row table:style-name="ro1">
          <table:table-cell office:value-type="float" office:value="152124" calcext:value-type="float">
            <text:p>152124</text:p>
          </table:table-cell>
          <table:table-cell office:value-type="float" office:value="132647" calcext:value-type="float">
            <text:p>132647</text:p>
          </table:table-cell>
        </table:table-row>
        <table:table-row table:style-name="ro1">
          <table:table-cell office:value-type="float" office:value="149585" calcext:value-type="float">
            <text:p>149585</text:p>
          </table:table-cell>
          <table:table-cell office:value-type="float" office:value="133907" calcext:value-type="float">
            <text:p>133907</text:p>
          </table:table-cell>
        </table:table-row>
        <table:table-row table:style-name="ro1">
          <table:table-cell office:value-type="float" office:value="152204" calcext:value-type="float">
            <text:p>152204</text:p>
          </table:table-cell>
          <table:table-cell office:value-type="float" office:value="132100" calcext:value-type="float">
            <text:p>132100</text:p>
          </table:table-cell>
        </table:table-row>
        <table:table-row table:style-name="ro1">
          <table:table-cell office:value-type="float" office:value="153074" calcext:value-type="float">
            <text:p>153074</text:p>
          </table:table-cell>
          <table:table-cell office:value-type="float" office:value="134656" calcext:value-type="float">
            <text:p>134656</text:p>
          </table:table-cell>
        </table:table-row>
        <table:table-row table:style-name="ro1">
          <table:table-cell office:value-type="float" office:value="146122" calcext:value-type="float">
            <text:p>146122</text:p>
          </table:table-cell>
          <table:table-cell office:value-type="float" office:value="136143" calcext:value-type="float">
            <text:p>136143</text:p>
          </table:table-cell>
        </table:table-row>
        <table:table-row table:style-name="ro1">
          <table:table-cell office:value-type="float" office:value="147622" calcext:value-type="float">
            <text:p>147622</text:p>
          </table:table-cell>
          <table:table-cell office:value-type="float" office:value="139090" calcext:value-type="float">
            <text:p>139090</text:p>
          </table:table-cell>
        </table:table-row>
        <table:table-row table:style-name="ro1">
          <table:table-cell office:value-type="float" office:value="150503" calcext:value-type="float">
            <text:p>150503</text:p>
          </table:table-cell>
          <table:table-cell office:value-type="float" office:value="137053" calcext:value-type="float">
            <text:p>137053</text:p>
          </table:table-cell>
        </table:table-row>
        <table:table-row table:style-name="ro1">
          <table:table-cell office:value-type="float" office:value="149230" calcext:value-type="float">
            <text:p>149230</text:p>
          </table:table-cell>
          <table:table-cell office:value-type="float" office:value="133492" calcext:value-type="float">
            <text:p>133492</text:p>
          </table:table-cell>
        </table:table-row>
        <table:table-row table:style-name="ro1">
          <table:table-cell office:value-type="float" office:value="152131" calcext:value-type="float">
            <text:p>152131</text:p>
          </table:table-cell>
          <table:table-cell office:value-type="float" office:value="136522" calcext:value-type="float">
            <text:p>136522</text:p>
          </table:table-cell>
        </table:table-row>
        <table:table-row table:style-name="ro1">
          <table:table-cell office:value-type="float" office:value="148927" calcext:value-type="float">
            <text:p>148927</text:p>
          </table:table-cell>
          <table:table-cell office:value-type="float" office:value="136638" calcext:value-type="float">
            <text:p>136638</text:p>
          </table:table-cell>
        </table:table-row>
        <table:table-row table:style-name="ro1">
          <table:table-cell office:value-type="float" office:value="150799" calcext:value-type="float">
            <text:p>150799</text:p>
          </table:table-cell>
          <table:table-cell office:value-type="float" office:value="136555" calcext:value-type="float">
            <text:p>136555</text:p>
          </table:table-cell>
        </table:table-row>
        <table:table-row table:style-name="ro1">
          <table:table-cell office:value-type="float" office:value="150985" calcext:value-type="float">
            <text:p>150985</text:p>
          </table:table-cell>
          <table:table-cell office:value-type="float" office:value="130225" calcext:value-type="float">
            <text:p>130225</text:p>
          </table:table-cell>
        </table:table-row>
        <table:table-row table:style-name="ro1">
          <table:table-cell office:value-type="float" office:value="148872" calcext:value-type="float">
            <text:p>148872</text:p>
          </table:table-cell>
          <table:table-cell office:value-type="float" office:value="136693" calcext:value-type="float">
            <text:p>136693</text:p>
          </table:table-cell>
        </table:table-row>
        <table:table-row table:style-name="ro1">
          <table:table-cell office:value-type="float" office:value="150821" calcext:value-type="float">
            <text:p>150821</text:p>
          </table:table-cell>
          <table:table-cell office:value-type="float" office:value="138145" calcext:value-type="float">
            <text:p>138145</text:p>
          </table:table-cell>
        </table:table-row>
        <table:table-row table:style-name="ro1">
          <table:table-cell office:value-type="float" office:value="152832" calcext:value-type="float">
            <text:p>152832</text:p>
          </table:table-cell>
          <table:table-cell office:value-type="float" office:value="133996" calcext:value-type="float">
            <text:p>133996</text:p>
          </table:table-cell>
        </table:table-row>
        <table:table-row table:style-name="ro1">
          <table:table-cell office:value-type="float" office:value="149882" calcext:value-type="float">
            <text:p>149882</text:p>
          </table:table-cell>
          <table:table-cell office:value-type="float" office:value="130478" calcext:value-type="float">
            <text:p>1304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13:47:29.561096356</meta:creation-date>
    <dc:date>2018-05-09T13:50:13.276041381</dc:date>
    <meta:editing-duration>PT2M46S</meta:editing-duration>
    <meta:editing-cycles>1</meta:editing-cycles>
    <meta:document-statistic meta:table-count="1" meta:cell-count="1000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7.983cm" svg:height="8.994cm" xlink:href=".." xlink:type="simple" chart:class="chart:scatter" chart:style-name="ch1">
        <chart:legend chart:legend-position="end" svg:x="35.746cm" svg:y="4.198cm" style:legend-expansion="high" chart:style-name="ch2"/>
        <chart:plot-area chart:style-name="ch3" table:cell-range-address="Sheet1.A1:Sheet1.A500" svg:x="0.759cm" svg:y="0.179cm" svg:width="34.228cm" svg:height="8.636cm">
          <chartooo:coordinate-region svg:x="1.936cm" svg:y="0.379cm" svg:width="32.586cm" svg:height="7.78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500" chart:class="chart:scatter"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0212">
                <text:p>180212</text:p>
                <draw:g>
                  <svg:desc>Sheet1.A1:Sheet1.A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9599">
                <text:p>1595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6450">
                <text:p>1464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9659">
                <text:p>1396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6489">
                <text:p>1464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9943">
                <text:p>1399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8207">
                <text:p>1382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7651">
                <text:p>1376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8349">
                <text:p>1383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3090">
                <text:p>1430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1015">
                <text:p>1410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8960">
                <text:p>1389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7774">
                <text:p>1377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9842">
                <text:p>1398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1779">
                <text:p>1417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8027">
                <text:p>1380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6337">
                <text:p>1563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7088">
                <text:p>1370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7095">
                <text:p>1370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9880">
                <text:p>1398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9173">
                <text:p>1391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7186">
                <text:p>1371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6712">
                <text:p>1367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9112">
                <text:p>1391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9417">
                <text:p>1394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8362">
                <text:p>1383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9221">
                <text:p>1392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9025">
                <text:p>1390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8539">
                <text:p>1385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1944">
                <text:p>1519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9997">
                <text:p>1399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1839">
                <text:p>1418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9714">
                <text:p>1397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7640">
                <text:p>13764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8283">
                <text:p>1382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6815">
                <text:p>1368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9769">
                <text:p>1397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6091">
                <text:p>1360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0107">
                <text:p>1401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1803">
                <text:p>1418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9257">
                <text:p>1492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6723">
                <text:p>1367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8062">
                <text:p>1380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9736">
                <text:p>1397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9309">
                <text:p>1393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8397">
                <text:p>1383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8438">
                <text:p>1384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5233">
                <text:p>1352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5455">
                <text:p>1354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5523">
                <text:p>1355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6556">
                <text:p>1365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7363">
                <text:p>1373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8792">
                <text:p>1387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2166">
                <text:p>1421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9556">
                <text:p>1395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6509">
                <text:p>1365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8472">
                <text:p>1384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8463">
                <text:p>1484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9961">
                <text:p>13996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2489">
                <text:p>1424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0594">
                <text:p>1405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0194">
                <text:p>1401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2369">
                <text:p>1423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3642">
                <text:p>14364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7444">
                <text:p>1474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9471">
                <text:p>1394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3102">
                <text:p>1431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1907">
                <text:p>1419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9668">
                <text:p>1396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3279">
                <text:p>14327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2125">
                <text:p>1521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2119">
                <text:p>1421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4349">
                <text:p>1443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4297">
                <text:p>1442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5070">
                <text:p>14507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0969">
                <text:p>1409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3018">
                <text:p>1430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1943">
                <text:p>1419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3344">
                <text:p>1433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1541">
                <text:p>14154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0679">
                <text:p>1406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1865">
                <text:p>1418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3940">
                <text:p>14394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1382">
                <text:p>14138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4239">
                <text:p>1442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9835">
                <text:p>1398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8422">
                <text:p>13842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8911">
                <text:p>1389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0997">
                <text:p>14099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5319">
                <text:p>1453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2385">
                <text:p>14238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6516">
                <text:p>1465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9365">
                <text:p>1393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1600">
                <text:p>1416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0591">
                <text:p>1405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6673">
                <text:p>1466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7174">
                <text:p>1471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6891">
                <text:p>1468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0548">
                <text:p>1405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1320">
                <text:p>14132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0373">
                <text:p>1403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0372">
                <text:p>14037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5463">
                <text:p>14546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39323">
                <text:p>1393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1077">
                <text:p>14107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3352">
                <text:p>14335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6504">
                <text:p>1465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2433">
                <text:p>1424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8415">
                <text:p>1384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9530">
                <text:p>13953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9660">
                <text:p>13966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9606">
                <text:p>13960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2473">
                <text:p>14247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1450">
                <text:p>14145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1474">
                <text:p>14147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3263">
                <text:p>14326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2729">
                <text:p>14272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2447">
                <text:p>14244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2141">
                <text:p>14214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3813">
                <text:p>14381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9568">
                <text:p>13956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9321">
                <text:p>1393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0574">
                <text:p>14057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8862">
                <text:p>13886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2167">
                <text:p>14216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8303">
                <text:p>13830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9632">
                <text:p>13963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1312">
                <text:p>14131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9317">
                <text:p>13931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1824">
                <text:p>16182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2715">
                <text:p>1427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0920">
                <text:p>14092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2439">
                <text:p>14243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5432">
                <text:p>14543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3464">
                <text:p>14346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8886">
                <text:p>13888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3240">
                <text:p>14324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3333">
                <text:p>1433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7869">
                <text:p>13786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556">
                <text:p>13955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7976">
                <text:p>13797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5311">
                <text:p>14531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4988">
                <text:p>14498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9036">
                <text:p>13903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6430">
                <text:p>14643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3415">
                <text:p>1434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3021">
                <text:p>14302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2834">
                <text:p>14283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7104">
                <text:p>1471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2084">
                <text:p>14208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0133">
                <text:p>1401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0980">
                <text:p>14098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0688">
                <text:p>1406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39723">
                <text:p>13972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37901">
                <text:p>13790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35919">
                <text:p>13591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38818">
                <text:p>13881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4654">
                <text:p>14465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35156">
                <text:p>13515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37497">
                <text:p>13749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0498">
                <text:p>14049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39728">
                <text:p>13972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36840">
                <text:p>13684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41433">
                <text:p>1414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6171">
                <text:p>14617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37039">
                <text:p>13703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37653">
                <text:p>13765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37962">
                <text:p>13796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39661">
                <text:p>13966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37768">
                <text:p>13776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36313">
                <text:p>13631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37807">
                <text:p>13780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38398">
                <text:p>13839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37767">
                <text:p>13776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42024">
                <text:p>14202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43709">
                <text:p>14370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41516">
                <text:p>14151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39366">
                <text:p>13936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38772">
                <text:p>13877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38093">
                <text:p>13809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40111">
                <text:p>14011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44518">
                <text:p>14451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63295">
                <text:p>16329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37551">
                <text:p>13755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42610">
                <text:p>14261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41170">
                <text:p>14117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36402">
                <text:p>13640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40076">
                <text:p>14007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42886">
                <text:p>14288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40164">
                <text:p>14016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40082">
                <text:p>14008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40580">
                <text:p>14058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41133">
                <text:p>14113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42516">
                <text:p>14251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39088">
                <text:p>13908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38137">
                <text:p>13813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38620">
                <text:p>13862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42264">
                <text:p>14226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41277">
                <text:p>14127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49180">
                <text:p>14918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42152">
                <text:p>14215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43353">
                <text:p>14335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41342">
                <text:p>14134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41650">
                <text:p>14165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43773">
                <text:p>14377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41025">
                <text:p>14102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40906">
                <text:p>14090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43730">
                <text:p>14373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39520">
                <text:p>13952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39627">
                <text:p>13962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41533">
                <text:p>14153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38892">
                <text:p>13889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40704">
                <text:p>14070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38346">
                <text:p>13834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38392">
                <text:p>13839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3370">
                <text:p>14337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39074">
                <text:p>13907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2035">
                <text:p>14203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4140">
                <text:p>14414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39774">
                <text:p>13977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1210">
                <text:p>14121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42606">
                <text:p>14260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45430">
                <text:p>14543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39892">
                <text:p>13989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1655">
                <text:p>14165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7545">
                <text:p>14754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41688">
                <text:p>14168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40228">
                <text:p>14022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4244">
                <text:p>14424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38902">
                <text:p>13890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6966">
                <text:p>14696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40773">
                <text:p>14077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38359">
                <text:p>13835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39403">
                <text:p>13940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38040">
                <text:p>13804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40415">
                <text:p>14041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43233">
                <text:p>14323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42417">
                <text:p>14241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40105">
                <text:p>14010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0624">
                <text:p>14062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43836">
                <text:p>14383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44915">
                <text:p>14491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0534">
                <text:p>14053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1913">
                <text:p>14191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39206">
                <text:p>13920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44317">
                <text:p>14431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0376">
                <text:p>14037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38237">
                <text:p>13823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38496">
                <text:p>13849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42086">
                <text:p>14208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39761">
                <text:p>13976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40714">
                <text:p>14071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44771">
                <text:p>14477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41254">
                <text:p>14125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41041">
                <text:p>14104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40874">
                <text:p>14087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41452">
                <text:p>14145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43344">
                <text:p>14334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43660">
                <text:p>14366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39236">
                <text:p>13923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43809">
                <text:p>14380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8591">
                <text:p>13859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8844">
                <text:p>13884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6958">
                <text:p>13695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43386">
                <text:p>14338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44459">
                <text:p>14445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39504">
                <text:p>13950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44603">
                <text:p>14460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9440">
                <text:p>13944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8754">
                <text:p>13875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42390">
                <text:p>14239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45281">
                <text:p>14528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43176">
                <text:p>14317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40944">
                <text:p>14094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40444">
                <text:p>14044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40936">
                <text:p>14093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43745">
                <text:p>14374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44674">
                <text:p>14467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40342">
                <text:p>14034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43660">
                <text:p>14366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3709">
                <text:p>14370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0891">
                <text:p>14089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38398">
                <text:p>13839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35989">
                <text:p>13598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37577">
                <text:p>13757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1360">
                <text:p>14136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37893">
                <text:p>13789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38097">
                <text:p>13809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38803">
                <text:p>13880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37217">
                <text:p>13721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38379">
                <text:p>13837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39956">
                <text:p>13995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40149">
                <text:p>14014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0214">
                <text:p>14021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1238">
                <text:p>14123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39023">
                <text:p>13902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37317">
                <text:p>13731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35105">
                <text:p>13510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38167">
                <text:p>13816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38933">
                <text:p>13893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35893">
                <text:p>13589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36924">
                <text:p>13692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36459">
                <text:p>13645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36193">
                <text:p>13619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37735">
                <text:p>13773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40459">
                <text:p>14045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39172">
                <text:p>13917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43984">
                <text:p>14398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42989">
                <text:p>14298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40520">
                <text:p>14052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42777">
                <text:p>14277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41528">
                <text:p>14152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38977">
                <text:p>13897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38512">
                <text:p>13851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39249">
                <text:p>13924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38626">
                <text:p>13862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37187">
                <text:p>13718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38424">
                <text:p>13842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42465">
                <text:p>14246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41250">
                <text:p>14125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40918">
                <text:p>14091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40459">
                <text:p>14045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46849">
                <text:p>14684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40446">
                <text:p>14044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41864">
                <text:p>14186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44074">
                <text:p>14407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46425">
                <text:p>14642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49933">
                <text:p>14993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51963">
                <text:p>15196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57335">
                <text:p>15733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52090">
                <text:p>15209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49636">
                <text:p>14963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49119">
                <text:p>14911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49570">
                <text:p>14957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53258">
                <text:p>15325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48265">
                <text:p>14826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50770">
                <text:p>15077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49974">
                <text:p>14997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50711">
                <text:p>15071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47836">
                <text:p>14783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50031">
                <text:p>15003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48434">
                <text:p>14843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46831">
                <text:p>14683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48312">
                <text:p>14831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50506">
                <text:p>15050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49714">
                <text:p>14971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46876">
                <text:p>14687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45707">
                <text:p>14570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46162">
                <text:p>14616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48937">
                <text:p>14893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54370">
                <text:p>15437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44930">
                <text:p>14493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38381">
                <text:p>13838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38378">
                <text:p>13837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38393">
                <text:p>13839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44016">
                <text:p>14401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40240">
                <text:p>14024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39226">
                <text:p>13922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40745">
                <text:p>14074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38403">
                <text:p>13840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37743">
                <text:p>13774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37720">
                <text:p>13772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36447">
                <text:p>13644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35930">
                <text:p>13593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42847">
                <text:p>14284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36475">
                <text:p>13647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41587">
                <text:p>14158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38283">
                <text:p>13828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44819">
                <text:p>14481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40710">
                <text:p>14071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39813">
                <text:p>13981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43166">
                <text:p>14316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43255">
                <text:p>14325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39041">
                <text:p>13904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38190">
                <text:p>13819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37264">
                <text:p>13726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40028">
                <text:p>14002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38922">
                <text:p>13892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43942">
                <text:p>14394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47270">
                <text:p>14727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49221">
                <text:p>14922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48810">
                <text:p>14881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47629">
                <text:p>14762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47278">
                <text:p>14727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49938">
                <text:p>14993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49936">
                <text:p>14993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46782">
                <text:p>14678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51304">
                <text:p>15130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47323">
                <text:p>14732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52644">
                <text:p>15264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48569">
                <text:p>14856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48551">
                <text:p>14855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50269">
                <text:p>15026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46676">
                <text:p>14667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47325">
                <text:p>14732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44633">
                <text:p>14463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49064">
                <text:p>14906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48640">
                <text:p>14864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48610">
                <text:p>14861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49936">
                <text:p>14993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51396">
                <text:p>15139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49235">
                <text:p>14923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49520">
                <text:p>14952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51006">
                <text:p>15100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39098">
                <text:p>13909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37793">
                <text:p>13779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38362">
                <text:p>13836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39092">
                <text:p>13909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37274">
                <text:p>13727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42772">
                <text:p>14277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39696">
                <text:p>13969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40285">
                <text:p>14028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40192">
                <text:p>14019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40955">
                <text:p>14095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41918">
                <text:p>14191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46120">
                <text:p>14612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42444">
                <text:p>14244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40136">
                <text:p>14013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41043">
                <text:p>14104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44276">
                <text:p>14427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44246">
                <text:p>14424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42685">
                <text:p>14268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42849">
                <text:p>14284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40982">
                <text:p>14098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45462">
                <text:p>14546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38743">
                <text:p>13874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39710">
                <text:p>13971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40587">
                <text:p>14058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36745">
                <text:p>13674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38759">
                <text:p>13875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40189">
                <text:p>14018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50362">
                <text:p>15036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47367">
                <text:p>14736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51151">
                <text:p>15115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52674">
                <text:p>15267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49218">
                <text:p>14921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49449">
                <text:p>14944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48892">
                <text:p>14889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48852">
                <text:p>14885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47267">
                <text:p>14726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47969">
                <text:p>14796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49946">
                <text:p>14994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50195">
                <text:p>15019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49573">
                <text:p>14957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47224">
                <text:p>14722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47627">
                <text:p>14762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49450">
                <text:p>14945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47384">
                <text:p>14738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46669">
                <text:p>14666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46423">
                <text:p>14642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48025">
                <text:p>14802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50496">
                <text:p>15049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53569">
                <text:p>15356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53940">
                <text:p>15394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49588">
                <text:p>14958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55399">
                <text:p>15539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41868">
                <text:p>14186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42513">
                <text:p>14251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41010">
                <text:p>14101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43669">
                <text:p>14366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40456">
                <text:p>14045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42892">
                <text:p>14289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42257">
                <text:p>14225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44751">
                <text:p>14475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42381">
                <text:p>14238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42998">
                <text:p>14299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43210">
                <text:p>14321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41100">
                <text:p>14110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41281">
                <text:p>14128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41972">
                <text:p>14197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39371">
                <text:p>13937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41588">
                <text:p>14158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39427">
                <text:p>13942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38300">
                <text:p>13830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37220">
                <text:p>13722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41558">
                <text:p>14155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36731">
                <text:p>13673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40431">
                <text:p>14043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40944">
                <text:p>14094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44182">
                <text:p>14418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40453">
                <text:p>14045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42936">
                <text:p>14293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42560">
                <text:p>14256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49962">
                <text:p>14996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52124">
                <text:p>15212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49585">
                <text:p>14958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52204">
                <text:p>15220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53074">
                <text:p>15307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46122">
                <text:p>14612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47622">
                <text:p>14762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50503">
                <text:p>15050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49230">
                <text:p>14923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52131">
                <text:p>15213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48927">
                <text:p>14892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50799">
                <text:p>15079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50985">
                <text:p>15098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48872">
                <text:p>14887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50821">
                <text:p>15082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52832">
                <text:p>15283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49882">
                <text:p>1498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7.983cm" svg:height="8.994cm" xlink:href=".." xlink:type="simple" chart:class="chart:line" chart:style-name="ch1">
        <chart:legend chart:legend-position="end" svg:x="35.72cm" svg:y="4.198cm" style:legend-expansion="high" chart:style-name="ch2"/>
        <chart:plot-area chart:style-name="ch3" table:cell-range-address="Sheet1.B1:Sheet1.B500" svg:x="0.759cm" svg:y="0.179cm" svg:width="34.202cm" svg:height="8.636cm">
          <chartooo:coordinate-region svg:x="2.121cm" svg:y="0.3cm" svg:width="32.84cm" svg:height="7.5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500" chart:class="chart:line"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1708">
                <text:p>181708</text:p>
                <draw:g>
                  <svg:desc>Sheet1.B1:Sheet1.B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9003">
                <text:p>1590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0923">
                <text:p>1409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5230">
                <text:p>1552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4363">
                <text:p>1543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7126">
                <text:p>1471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3779">
                <text:p>1537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7383">
                <text:p>1473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0467">
                <text:p>1504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9593">
                <text:p>1595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5143">
                <text:p>1451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4067">
                <text:p>1440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4664">
                <text:p>1446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9296">
                <text:p>1492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9411">
                <text:p>1494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9740">
                <text:p>1497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3354">
                <text:p>1433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9729">
                <text:p>1397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3285">
                <text:p>1432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9592">
                <text:p>1495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7394">
                <text:p>1473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2460">
                <text:p>14246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5322">
                <text:p>1453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3751">
                <text:p>1437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3729">
                <text:p>1537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3776">
                <text:p>1537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7412">
                <text:p>1574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1710">
                <text:p>16171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7356">
                <text:p>1473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2233">
                <text:p>1522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5429">
                <text:p>1454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9053">
                <text:p>1490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3110">
                <text:p>15311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6177">
                <text:p>1561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5842">
                <text:p>1458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5542">
                <text:p>1555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0424">
                <text:p>1504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7933">
                <text:p>1479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8465">
                <text:p>1484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9796">
                <text:p>1497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4565">
                <text:p>1545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5675">
                <text:p>1456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7887">
                <text:p>1478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4691">
                <text:p>1546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3192">
                <text:p>1531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6134">
                <text:p>1461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6355">
                <text:p>1563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7829">
                <text:p>1478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7265">
                <text:p>1472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2368">
                <text:p>1523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5231">
                <text:p>1552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1894">
                <text:p>1618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3525">
                <text:p>1535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5433">
                <text:p>1554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0359">
                <text:p>1503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6380">
                <text:p>14638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0804">
                <text:p>1408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8292">
                <text:p>1482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4964">
                <text:p>1449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8928">
                <text:p>1489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7720">
                <text:p>15772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0475">
                <text:p>1604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2957">
                <text:p>1429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4812">
                <text:p>1448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6470">
                <text:p>14647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5162">
                <text:p>1451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5614">
                <text:p>1556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6249">
                <text:p>1562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9106">
                <text:p>1491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4278">
                <text:p>1542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9092">
                <text:p>1490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0240">
                <text:p>15024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0975">
                <text:p>1509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0047">
                <text:p>1500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4690">
                <text:p>14469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0099">
                <text:p>1500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7486">
                <text:p>1474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8347">
                <text:p>1483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6345">
                <text:p>1463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8762">
                <text:p>1487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4307">
                <text:p>1443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9210">
                <text:p>14921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8099">
                <text:p>1480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0119">
                <text:p>1501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2092">
                <text:p>15209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8979">
                <text:p>14897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7739">
                <text:p>1577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2333">
                <text:p>1423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8957">
                <text:p>14895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9638">
                <text:p>1496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8306">
                <text:p>1483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1276">
                <text:p>1512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6275">
                <text:p>1462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4056">
                <text:p>1440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4238">
                <text:p>1542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8155">
                <text:p>1481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6751">
                <text:p>14675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4807">
                <text:p>14480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9710">
                <text:p>14971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5981">
                <text:p>15598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4344">
                <text:p>15434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0066">
                <text:p>15006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5782">
                <text:p>14578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8381">
                <text:p>14838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1715">
                <text:p>1517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8348">
                <text:p>1483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5002">
                <text:p>15500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1712">
                <text:p>1417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1314">
                <text:p>15131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4931">
                <text:p>14493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5627">
                <text:p>15562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7736">
                <text:p>14773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52234">
                <text:p>15223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1986">
                <text:p>15198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9317">
                <text:p>14931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2330">
                <text:p>14233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4552">
                <text:p>15455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1440">
                <text:p>15144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4641">
                <text:p>14464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0027">
                <text:p>15002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3578">
                <text:p>16357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1820">
                <text:p>15182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79109">
                <text:p>17910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9522">
                <text:p>15952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9384">
                <text:p>14938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7754">
                <text:p>14775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7856">
                <text:p>15785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3980">
                <text:p>14398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6632">
                <text:p>14663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5222">
                <text:p>14522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5950">
                <text:p>15595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3737">
                <text:p>15373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60827">
                <text:p>16082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1820">
                <text:p>15182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8125">
                <text:p>1481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2468">
                <text:p>15246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63916">
                <text:p>16391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0791">
                <text:p>1507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6145">
                <text:p>14614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7251">
                <text:p>15725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7552">
                <text:p>14755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9053">
                <text:p>14905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5002">
                <text:p>1450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0329">
                <text:p>15032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6782">
                <text:p>14678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7628">
                <text:p>15762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5768">
                <text:p>14576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6717">
                <text:p>14671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4323">
                <text:p>14432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1540">
                <text:p>15154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2891">
                <text:p>14289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7725">
                <text:p>1477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4994">
                <text:p>14499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5419">
                <text:p>15541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2636">
                <text:p>15263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379">
                <text:p>15537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7552">
                <text:p>14755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1874">
                <text:p>15187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0131">
                <text:p>15013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6697">
                <text:p>14669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9795">
                <text:p>14979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6359">
                <text:p>14635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51273">
                <text:p>15127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41375">
                <text:p>14137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8191">
                <text:p>14819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6979">
                <text:p>14697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59229">
                <text:p>15922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48744">
                <text:p>14874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3389">
                <text:p>15338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0858">
                <text:p>15085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46868">
                <text:p>14686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3812">
                <text:p>17381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49695">
                <text:p>14969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48892">
                <text:p>14889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50455">
                <text:p>15045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60393">
                <text:p>16039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43862">
                <text:p>14386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53412">
                <text:p>15341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45114">
                <text:p>14511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55288">
                <text:p>15528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57283">
                <text:p>15728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59727">
                <text:p>15972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59931">
                <text:p>15993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60203">
                <text:p>16020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49041">
                <text:p>14904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57927">
                <text:p>15792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73087">
                <text:p>17308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57214">
                <text:p>15721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48979">
                <text:p>14897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48372">
                <text:p>14837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41883">
                <text:p>14188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1099">
                <text:p>15109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47987">
                <text:p>14798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46153">
                <text:p>14615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4632">
                <text:p>14463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56151">
                <text:p>15615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54092">
                <text:p>15409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55091">
                <text:p>15509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41698">
                <text:p>14169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42898">
                <text:p>14289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42890">
                <text:p>14289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48556">
                <text:p>14855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44546">
                <text:p>14454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47945">
                <text:p>14794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42249">
                <text:p>14224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48562">
                <text:p>14856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43592">
                <text:p>14359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50444">
                <text:p>15044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57862">
                <text:p>15786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57458">
                <text:p>15745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45387">
                <text:p>14538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51812">
                <text:p>15181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51478">
                <text:p>15147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44427">
                <text:p>14442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50735">
                <text:p>15073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9389">
                <text:p>14938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59192">
                <text:p>15919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4035">
                <text:p>14403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6538">
                <text:p>14653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7594">
                <text:p>14759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53346">
                <text:p>15334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47462">
                <text:p>14746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50053">
                <text:p>15005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2447">
                <text:p>14244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51621">
                <text:p>15162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66046">
                <text:p>16604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48973">
                <text:p>14897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46340">
                <text:p>14634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4808">
                <text:p>14480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3203">
                <text:p>14320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7016">
                <text:p>14701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54417">
                <text:p>15441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9618">
                <text:p>14961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50958">
                <text:p>15095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48962">
                <text:p>14896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52098">
                <text:p>15209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49206">
                <text:p>14920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48260">
                <text:p>14826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51078">
                <text:p>15107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51045">
                <text:p>15104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45000">
                <text:p>14500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50265">
                <text:p>15026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7964">
                <text:p>14796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61150">
                <text:p>16115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9719">
                <text:p>14971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47021">
                <text:p>14702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6237">
                <text:p>14623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53137">
                <text:p>15313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52710">
                <text:p>15271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52210">
                <text:p>15221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46831">
                <text:p>14683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52225">
                <text:p>15222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42317">
                <text:p>14231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50436">
                <text:p>15043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44215">
                <text:p>14421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44473">
                <text:p>14447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56025">
                <text:p>15602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47351">
                <text:p>14735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49369">
                <text:p>14936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45264">
                <text:p>14526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43942">
                <text:p>14394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44840">
                <text:p>14484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47873">
                <text:p>14787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59632">
                <text:p>15963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51167">
                <text:p>15116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55349">
                <text:p>15534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47156">
                <text:p>14715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44658">
                <text:p>14465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44351">
                <text:p>14435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44067">
                <text:p>14406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41429">
                <text:p>14142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55879">
                <text:p>15587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1115">
                <text:p>15111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61278">
                <text:p>16127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44554">
                <text:p>14455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44894">
                <text:p>14489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1519">
                <text:p>16151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47642">
                <text:p>14764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50409">
                <text:p>15040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49614">
                <text:p>14961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56092">
                <text:p>15609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7005">
                <text:p>14700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5547">
                <text:p>14554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7105">
                <text:p>14710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8228">
                <text:p>14822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6965">
                <text:p>14696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51284">
                <text:p>15128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5871">
                <text:p>14587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8356">
                <text:p>14835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50657">
                <text:p>15065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50854">
                <text:p>15085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2702">
                <text:p>14270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45603">
                <text:p>14560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3394">
                <text:p>14339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9791">
                <text:p>14979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6396">
                <text:p>14639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51455">
                <text:p>15145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4735">
                <text:p>14473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45947">
                <text:p>14594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42263">
                <text:p>14226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52090">
                <text:p>15209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41410">
                <text:p>14141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52927">
                <text:p>15292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46716">
                <text:p>14671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43510">
                <text:p>14351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41266">
                <text:p>14126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46953">
                <text:p>14695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3493">
                <text:p>15349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0444">
                <text:p>15044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3732">
                <text:p>15373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9494">
                <text:p>15949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8885">
                <text:p>15888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2661">
                <text:p>15266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2082">
                <text:p>15208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61097">
                <text:p>16109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63016">
                <text:p>16301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3716">
                <text:p>15371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3401">
                <text:p>15340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65725">
                <text:p>16572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1325">
                <text:p>15132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56226">
                <text:p>15622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53349">
                <text:p>15334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53472">
                <text:p>15347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51181">
                <text:p>15118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53775">
                <text:p>15377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55681">
                <text:p>15568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54881">
                <text:p>15488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60054">
                <text:p>16005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52609">
                <text:p>15260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60839">
                <text:p>16083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63312">
                <text:p>16331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54772">
                <text:p>15477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50125">
                <text:p>15012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44942">
                <text:p>14494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49070">
                <text:p>14907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53707">
                <text:p>15370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48444">
                <text:p>14844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45626">
                <text:p>14562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48246">
                <text:p>14824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46095">
                <text:p>14609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48345">
                <text:p>14834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47647">
                <text:p>14764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47653">
                <text:p>14765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47467">
                <text:p>14746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52824">
                <text:p>15282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46769">
                <text:p>14676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61041">
                <text:p>16104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58346">
                <text:p>15834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44610">
                <text:p>14461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43182">
                <text:p>14318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51069">
                <text:p>15106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58491">
                <text:p>15849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49590">
                <text:p>14959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44509">
                <text:p>14450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57421">
                <text:p>15742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46099">
                <text:p>14609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53010">
                <text:p>15301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60137">
                <text:p>16013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50961">
                <text:p>15096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63995">
                <text:p>16399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55135">
                <text:p>15513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55628">
                <text:p>15562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63290">
                <text:p>16329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57794">
                <text:p>15779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66617">
                <text:p>16661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63888">
                <text:p>16388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51567">
                <text:p>15156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59196">
                <text:p>15919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53546">
                <text:p>15354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58324">
                <text:p>15832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55528">
                <text:p>15552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72524">
                <text:p>17252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57839">
                <text:p>15783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51614">
                <text:p>15161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52408">
                <text:p>15240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59532">
                <text:p>15953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61632">
                <text:p>16163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61239">
                <text:p>16123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71094">
                <text:p>17109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60045">
                <text:p>16004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67173">
                <text:p>16717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49332">
                <text:p>14933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50034">
                <text:p>15003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53218">
                <text:p>15321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47013">
                <text:p>14701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44986">
                <text:p>14498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43159">
                <text:p>14315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51703">
                <text:p>15170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47431">
                <text:p>14743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45641">
                <text:p>14564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43086">
                <text:p>14308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40363">
                <text:p>14036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46893">
                <text:p>14689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49245">
                <text:p>14924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46893">
                <text:p>14689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47427">
                <text:p>14742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56970">
                <text:p>15697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53903">
                <text:p>15390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45713">
                <text:p>14571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46888">
                <text:p>14688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41494">
                <text:p>14149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59513">
                <text:p>15951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50326">
                <text:p>15032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56402">
                <text:p>15640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40270">
                <text:p>14027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44591">
                <text:p>14459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51316">
                <text:p>15131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63272">
                <text:p>16327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71377">
                <text:p>17137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55510">
                <text:p>15551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58660">
                <text:p>15866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53306">
                <text:p>15330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58428">
                <text:p>15842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57305">
                <text:p>15730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54486">
                <text:p>15448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54212">
                <text:p>15421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59976">
                <text:p>15997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56462">
                <text:p>15646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57397">
                <text:p>15739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54318">
                <text:p>15431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52652">
                <text:p>15265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59843">
                <text:p>15984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61127">
                <text:p>16112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57170">
                <text:p>15717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50732">
                <text:p>15073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56719">
                <text:p>15671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60640">
                <text:p>16064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52793">
                <text:p>15279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52603">
                <text:p>15260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56608">
                <text:p>15660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40463">
                <text:p>14046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50403">
                <text:p>15040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42743">
                <text:p>14274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44095">
                <text:p>14409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59356">
                <text:p>15935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47800">
                <text:p>14780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48004">
                <text:p>14800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51709">
                <text:p>15170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48665">
                <text:p>14866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54053">
                <text:p>15405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42495">
                <text:p>14249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46090">
                <text:p>14609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46325">
                <text:p>14632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47474">
                <text:p>14747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50645">
                <text:p>15064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44984">
                <text:p>14498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44462">
                <text:p>14446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42752">
                <text:p>14275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39361">
                <text:p>13936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46158">
                <text:p>14615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40903">
                <text:p>14090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61303">
                <text:p>16130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54567">
                <text:p>15456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61427">
                <text:p>16142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49616">
                <text:p>14961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53369">
                <text:p>15336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64934">
                <text:p>16493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63791">
                <text:p>16379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83233">
                <text:p>18323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67654">
                <text:p>16765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66516">
                <text:p>16651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53678">
                <text:p>15367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61813">
                <text:p>16181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52456">
                <text:p>15245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60671">
                <text:p>16067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61376">
                <text:p>16137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54899">
                <text:p>15489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52823">
                <text:p>15282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54876">
                <text:p>15487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63178">
                <text:p>16317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56949">
                <text:p>15694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55021">
                <text:p>15502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60437">
                <text:p>16043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58910">
                <text:p>15891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60081">
                <text:p>16008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53023">
                <text:p>15302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55371">
                <text:p>15537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56575">
                <text:p>15657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50550">
                <text:p>15055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44640">
                <text:p>14464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37515">
                <text:p>13751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47274">
                <text:p>14727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43123">
                <text:p>14312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40280">
                <text:p>14028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32647">
                <text:p>13264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33907">
                <text:p>13390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32100">
                <text:p>13210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34656">
                <text:p>13465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36143">
                <text:p>13614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39090">
                <text:p>13909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37053">
                <text:p>13705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33492">
                <text:p>13349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36522">
                <text:p>13652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36638">
                <text:p>13663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36555">
                <text:p>13655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30225">
                <text:p>13022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36693">
                <text:p>13669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38145">
                <text:p>13814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33996">
                <text:p>13399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30478">
                <text:p>1304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